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51.72pt" svg:y="285.93pt">
            <loext:p draw:notify-on-update-of-ranges="EnergyVals.A1:EnergyVals.A251 EnergyVals.B1:EnergyVals.B251 EnergyVals.C1:EnergyVals.C251 EnergyVals.D1:EnergyVals.D2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-3.06648038278E-017" calcext:value-type="float">
            <text:p>-3.06648038278E-17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0.3096" calcext:value-type="float">
            <text:p>0.309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-2.44096226773E-017" calcext:value-type="float">
            <text:p>-2.44096226773E-17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0.315771636259" calcext:value-type="float">
            <text:p>0.31577163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-3.29455267519E-017" calcext:value-type="float">
            <text:p>-3.29455267519E-17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0.323521222448" calcext:value-type="float">
            <text:p>0.32352122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-2.61228817076E-017" calcext:value-type="float">
            <text:p>-2.61228817076E-17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0.331460996987" calcext:value-type="float">
            <text:p>0.33146099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-3.9721551699E-017" calcext:value-type="float">
            <text:p>-3.9721551699E-17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0.339595627427" calcext:value-type="float">
            <text:p>0.33959562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-2.54515632834E-017" calcext:value-type="float">
            <text:p>-2.54515632834E-17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0.347929895873" calcext:value-type="float">
            <text:p>0.347929895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-8.53269396219E-018" calcext:value-type="float">
            <text:p>-8.53269396219E-18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0.356468701789" calcext:value-type="float">
            <text:p>0.3564687018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-3.50172080493E-017" calcext:value-type="float">
            <text:p>-3.50172080493E-1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0.365217064882" calcext:value-type="float">
            <text:p>0.365217064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-2.54658322752E-017" calcext:value-type="float">
            <text:p>-2.54658322752E-17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0.374180128049" calcext:value-type="float">
            <text:p>0.37418012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-1.88204379422E-017" calcext:value-type="float">
            <text:p>-1.88204379422E-17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0.383363160404" calcext:value-type="float">
            <text:p>0.38336316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-2.85604117354E-017" calcext:value-type="float">
            <text:p>-2.85604117354E-17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0.392771560375" calcext:value-type="float">
            <text:p>0.39277156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-1.06072639782E-017" calcext:value-type="float">
            <text:p>-1.06072639782E-17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0.402410858875" calcext:value-type="float">
            <text:p>0.402410858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-3.21522111707E-017" calcext:value-type="float">
            <text:p>-3.21522111707E-17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0.412286722557" calcext:value-type="float">
            <text:p>0.412286722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-2.51853035989E-017" calcext:value-type="float">
            <text:p>-2.51853035989E-17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0.422404957143" calcext:value-type="float">
            <text:p>0.422404957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-2.7372132965E-017" calcext:value-type="float">
            <text:p>-2.7372132965E-17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0.432771510836" calcext:value-type="float">
            <text:p>0.43277151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-1.31213496232E-017" calcext:value-type="float">
            <text:p>-1.31213496232E-17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0.443392477821" calcext:value-type="float">
            <text:p>0.443392477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-1.24293056496E-017" calcext:value-type="float">
            <text:p>-1.24293056496E-17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0.454274101843" calcext:value-type="float">
            <text:p>0.454274101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-1.70469087542E-017" calcext:value-type="float">
            <text:p>-1.70469087542E-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0.46542277988" calcext:value-type="float">
            <text:p>0.465422779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-1.61944842399E-017" calcext:value-type="float">
            <text:p>-1.61944842399E-17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0.476845065902" calcext:value-type="float">
            <text:p>0.476845065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-3.46107016033E-017" calcext:value-type="float">
            <text:p>-3.46107016033E-17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0.488547674727" calcext:value-type="float">
            <text:p>0.48854767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-2.75974701303E-017" calcext:value-type="float">
            <text:p>-2.75974701303E-17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0.500537485964" calcext:value-type="float">
            <text:p>0.5005374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-3.24807725278E-017" calcext:value-type="float">
            <text:p>-3.24807725278E-17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0.512821548062" calcext:value-type="float">
            <text:p>0.512821548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-3.37275141498E-017" calcext:value-type="float">
            <text:p>-3.37275141498E-17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0.525407082449" calcext:value-type="float">
            <text:p>0.525407082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-3.902011555E-017" calcext:value-type="float">
            <text:p>-3.902011555E-17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0.538301487779" calcext:value-type="float">
            <text:p>0.538301487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-1.04530834503E-017" calcext:value-type="float">
            <text:p>-1.04530834503E-17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0.551512344286" calcext:value-type="float">
            <text:p>0.551512344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-1.85587920208E-017" calcext:value-type="float">
            <text:p>-1.85587920208E-17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0.565047418231" calcext:value-type="float">
            <text:p>0.565047418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1.4552362275" calcext:value-type="float">
            <text:p>21.4552362275</text:p>
          </table:table-cell>
          <table:table-cell office:value-type="float" office:value="2.08212320239E-016" calcext:value-type="float">
            <text:p>2.08212320239E-16</text:p>
          </table:table-cell>
          <table:table-cell office:value-type="float" office:value="21.4552362275" calcext:value-type="float">
            <text:p>21.4552362275</text:p>
          </table:table-cell>
          <table:table-cell office:value-type="float" office:value="0.578914666475" calcext:value-type="float">
            <text:p>0.578914666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1.4552363141" calcext:value-type="float">
            <text:p>21.4552363141</text:p>
          </table:table-cell>
          <table:table-cell office:value-type="float" office:value="2.35716928677E-016" calcext:value-type="float">
            <text:p>2.35716928677E-16</text:p>
          </table:table-cell>
          <table:table-cell office:value-type="float" office:value="21.4552363141" calcext:value-type="float">
            <text:p>21.4552363141</text:p>
          </table:table-cell>
          <table:table-cell office:value-type="float" office:value="0.593122241156" calcext:value-type="float">
            <text:p>0.593122241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1.4552364024" calcext:value-type="float">
            <text:p>21.4552364024</text:p>
          </table:table-cell>
          <table:table-cell office:value-type="float" office:value="2.13837223417E-016" calcext:value-type="float">
            <text:p>2.13837223417E-16</text:p>
          </table:table-cell>
          <table:table-cell office:value-type="float" office:value="21.4552364024" calcext:value-type="float">
            <text:p>21.4552364024</text:p>
          </table:table-cell>
          <table:table-cell office:value-type="float" office:value="0.607678494475" calcext:value-type="float">
            <text:p>0.607678494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1.455236491" calcext:value-type="float">
            <text:p>21.455236491</text:p>
          </table:table-cell>
          <table:table-cell office:value-type="float" office:value="2.24109981722E-016" calcext:value-type="float">
            <text:p>2.24109981722E-16</text:p>
          </table:table-cell>
          <table:table-cell office:value-type="float" office:value="21.455236491" calcext:value-type="float">
            <text:p>21.455236491</text:p>
          </table:table-cell>
          <table:table-cell office:value-type="float" office:value="0.622591983616" calcext:value-type="float">
            <text:p>0.622591983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1.4552365812" calcext:value-type="float">
            <text:p>21.4552365812</text:p>
          </table:table-cell>
          <table:table-cell office:value-type="float" office:value="2.26504066345E-016" calcext:value-type="float">
            <text:p>2.26504066345E-16</text:p>
          </table:table-cell>
          <table:table-cell office:value-type="float" office:value="21.4552365812" calcext:value-type="float">
            <text:p>21.4552365812</text:p>
          </table:table-cell>
          <table:table-cell office:value-type="float" office:value="0.637871475767" calcext:value-type="float">
            <text:p>0.637871475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1.4552366718" calcext:value-type="float">
            <text:p>21.4552366718</text:p>
          </table:table-cell>
          <table:table-cell office:value-type="float" office:value="2.53016074871E-016" calcext:value-type="float">
            <text:p>2.53016074871E-16</text:p>
          </table:table-cell>
          <table:table-cell office:value-type="float" office:value="21.4552366718" calcext:value-type="float">
            <text:p>21.4552366718</text:p>
          </table:table-cell>
          <table:table-cell office:value-type="float" office:value="0.653525953281" calcext:value-type="float">
            <text:p>0.6535259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1.4552367636" calcext:value-type="float">
            <text:p>21.4552367636</text:p>
          </table:table-cell>
          <table:table-cell office:value-type="float" office:value="2.15065297842E-016" calcext:value-type="float">
            <text:p>2.15065297842E-16</text:p>
          </table:table-cell>
          <table:table-cell office:value-type="float" office:value="21.4552367636" calcext:value-type="float">
            <text:p>21.4552367636</text:p>
          </table:table-cell>
          <table:table-cell office:value-type="float" office:value="0.66956461895" calcext:value-type="float">
            <text:p>0.66956461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1.4552368549" calcext:value-type="float">
            <text:p>21.4552368549</text:p>
          </table:table-cell>
          <table:table-cell office:value-type="float" office:value="2.38554411557E-016" calcext:value-type="float">
            <text:p>2.38554411557E-16</text:p>
          </table:table-cell>
          <table:table-cell office:value-type="float" office:value="21.4552368549" calcext:value-type="float">
            <text:p>21.4552368549</text:p>
          </table:table-cell>
          <table:table-cell office:value-type="float" office:value="0.685996901423" calcext:value-type="float">
            <text:p>0.685996901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1.4552369473" calcext:value-type="float">
            <text:p>21.4552369473</text:p>
          </table:table-cell>
          <table:table-cell office:value-type="float" office:value="2.14478740805E-016" calcext:value-type="float">
            <text:p>2.14478740805E-16</text:p>
          </table:table-cell>
          <table:table-cell office:value-type="float" office:value="21.4552369473" calcext:value-type="float">
            <text:p>21.4552369473</text:p>
          </table:table-cell>
          <table:table-cell office:value-type="float" office:value="0.702832460741" calcext:value-type="float">
            <text:p>0.70283246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.45523704" calcext:value-type="float">
            <text:p>21.45523704</text:p>
          </table:table-cell>
          <table:table-cell office:value-type="float" office:value="2.08255101678E-016" calcext:value-type="float">
            <text:p>2.08255101678E-16</text:p>
          </table:table-cell>
          <table:table-cell office:value-type="float" office:value="21.45523704" calcext:value-type="float">
            <text:p>21.45523704</text:p>
          </table:table-cell>
          <table:table-cell office:value-type="float" office:value="0.72008119402" calcext:value-type="float">
            <text:p>0.72008119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1.4552371324" calcext:value-type="float">
            <text:p>21.4552371324</text:p>
          </table:table-cell>
          <table:table-cell office:value-type="float" office:value="2.46669358919E-016" calcext:value-type="float">
            <text:p>2.46669358919E-16</text:p>
          </table:table-cell>
          <table:table-cell office:value-type="float" office:value="21.4552371324" calcext:value-type="float">
            <text:p>21.4552371324</text:p>
          </table:table-cell>
          <table:table-cell office:value-type="float" office:value="0.737753241271" calcext:value-type="float">
            <text:p>0.737753241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1.4552372254" calcext:value-type="float">
            <text:p>21.4552372254</text:p>
          </table:table-cell>
          <table:table-cell office:value-type="float" office:value="2.52470005957E-016" calcext:value-type="float">
            <text:p>2.52470005957E-16</text:p>
          </table:table-cell>
          <table:table-cell office:value-type="float" office:value="21.4552372254" calcext:value-type="float">
            <text:p>21.4552372254</text:p>
          </table:table-cell>
          <table:table-cell office:value-type="float" office:value="0.755858991355" calcext:value-type="float">
            <text:p>0.755858991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1.4552373182" calcext:value-type="float">
            <text:p>21.4552373182</text:p>
          </table:table-cell>
          <table:table-cell office:value-type="float" office:value="2.07482462012E-016" calcext:value-type="float">
            <text:p>2.07482462012E-16</text:p>
          </table:table-cell>
          <table:table-cell office:value-type="float" office:value="21.4552373182" calcext:value-type="float">
            <text:p>21.4552373182</text:p>
          </table:table-cell>
          <table:table-cell office:value-type="float" office:value="0.774409088095" calcext:value-type="float">
            <text:p>0.774409088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1.4552374116" calcext:value-type="float">
            <text:p>21.4552374116</text:p>
          </table:table-cell>
          <table:table-cell office:value-type="float" office:value="2.31553865017E-016" calcext:value-type="float">
            <text:p>2.31553865017E-16</text:p>
          </table:table-cell>
          <table:table-cell office:value-type="float" office:value="21.4552374116" calcext:value-type="float">
            <text:p>21.4552374116</text:p>
          </table:table-cell>
          <table:table-cell office:value-type="float" office:value="0.793414436533" calcext:value-type="float">
            <text:p>0.79341443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.4552375043" calcext:value-type="float">
            <text:p>21.4552375043</text:p>
          </table:table-cell>
          <table:table-cell office:value-type="float" office:value="2.25930430823E-016" calcext:value-type="float">
            <text:p>2.25930430823E-16</text:p>
          </table:table-cell>
          <table:table-cell office:value-type="float" office:value="21.4552375043" calcext:value-type="float">
            <text:p>21.4552375043</text:p>
          </table:table-cell>
          <table:table-cell office:value-type="float" office:value="0.812886209339" calcext:value-type="float">
            <text:p>0.812886209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1.4552375977" calcext:value-type="float">
            <text:p>21.4552375977</text:p>
          </table:table-cell>
          <table:table-cell office:value-type="float" office:value="2.32490529917E-016" calcext:value-type="float">
            <text:p>2.32490529917E-16</text:p>
          </table:table-cell>
          <table:table-cell office:value-type="float" office:value="21.4552375977" calcext:value-type="float">
            <text:p>21.4552375977</text:p>
          </table:table-cell>
          <table:table-cell office:value-type="float" office:value="0.832835853379" calcext:value-type="float">
            <text:p>0.832835853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1.4552376921" calcext:value-type="float">
            <text:p>21.4552376921</text:p>
          </table:table-cell>
          <table:table-cell office:value-type="float" office:value="2.10795765493E-016" calcext:value-type="float">
            <text:p>2.10795765493E-16</text:p>
          </table:table-cell>
          <table:table-cell office:value-type="float" office:value="21.4552376921" calcext:value-type="float">
            <text:p>21.4552376921</text:p>
          </table:table-cell>
          <table:table-cell office:value-type="float" office:value="0.853275096446" calcext:value-type="float">
            <text:p>0.853275096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1.4552377865" calcext:value-type="float">
            <text:p>21.4552377865</text:p>
          </table:table-cell>
          <table:table-cell office:value-type="float" office:value="2.06261361269E-016" calcext:value-type="float">
            <text:p>2.06261361269E-16</text:p>
          </table:table-cell>
          <table:table-cell office:value-type="float" office:value="21.4552377865" calcext:value-type="float">
            <text:p>21.4552377865</text:p>
          </table:table-cell>
          <table:table-cell office:value-type="float" office:value="0.874215954154" calcext:value-type="float">
            <text:p>0.874215954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1.4552378812" calcext:value-type="float">
            <text:p>21.4552378812</text:p>
          </table:table-cell>
          <table:table-cell office:value-type="float" office:value="2.70748119963E-016" calcext:value-type="float">
            <text:p>2.70748119963E-16</text:p>
          </table:table-cell>
          <table:table-cell office:value-type="float" office:value="21.4552378812" calcext:value-type="float">
            <text:p>21.4552378812</text:p>
          </table:table-cell>
          <table:table-cell office:value-type="float" office:value="0.895670737" calcext:value-type="float">
            <text:p>0.89567073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1.4552379765" calcext:value-type="float">
            <text:p>21.4552379765</text:p>
          </table:table-cell>
          <table:table-cell office:value-type="float" office:value="2.24024882227E-016" calcext:value-type="float">
            <text:p>2.24024882227E-16</text:p>
          </table:table-cell>
          <table:table-cell office:value-type="float" office:value="21.4552379765" calcext:value-type="float">
            <text:p>21.4552379765</text:p>
          </table:table-cell>
          <table:table-cell office:value-type="float" office:value="0.917652057602" calcext:value-type="float">
            <text:p>0.917652057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1.4552380704" calcext:value-type="float">
            <text:p>21.4552380704</text:p>
          </table:table-cell>
          <table:table-cell office:value-type="float" office:value="2.38811906118E-016" calcext:value-type="float">
            <text:p>2.38811906118E-16</text:p>
          </table:table-cell>
          <table:table-cell office:value-type="float" office:value="21.4552380704" calcext:value-type="float">
            <text:p>21.4552380704</text:p>
          </table:table-cell>
          <table:table-cell office:value-type="float" office:value="0.940172838114" calcext:value-type="float">
            <text:p>0.940172838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1.4552381655" calcext:value-type="float">
            <text:p>21.4552381655</text:p>
          </table:table-cell>
          <table:table-cell office:value-type="float" office:value="2.36942997302E-016" calcext:value-type="float">
            <text:p>2.36942997302E-16</text:p>
          </table:table-cell>
          <table:table-cell office:value-type="float" office:value="21.4552381655" calcext:value-type="float">
            <text:p>21.4552381655</text:p>
          </table:table-cell>
          <table:table-cell office:value-type="float" office:value="0.963246317822" calcext:value-type="float">
            <text:p>0.963246317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1.4552382612" calcext:value-type="float">
            <text:p>21.4552382612</text:p>
          </table:table-cell>
          <table:table-cell office:value-type="float" office:value="2.34943818021E-016" calcext:value-type="float">
            <text:p>2.34943818021E-16</text:p>
          </table:table-cell>
          <table:table-cell office:value-type="float" office:value="21.4552382612" calcext:value-type="float">
            <text:p>21.4552382612</text:p>
          </table:table-cell>
          <table:table-cell office:value-type="float" office:value="0.986886060929" calcext:value-type="float">
            <text:p>0.986886060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1.4552383563" calcext:value-type="float">
            <text:p>21.4552383563</text:p>
          </table:table-cell>
          <table:table-cell office:value-type="float" office:value="2.47471168939E-016" calcext:value-type="float">
            <text:p>2.47471168939E-16</text:p>
          </table:table-cell>
          <table:table-cell office:value-type="float" office:value="21.4552383563" calcext:value-type="float">
            <text:p>21.4552383563</text:p>
          </table:table-cell>
          <table:table-cell office:value-type="float" office:value="1.01110596452" calcext:value-type="float">
            <text:p>1.01110596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.702857338" calcext:value-type="float">
            <text:p>11.702857338</text:p>
          </table:table-cell>
          <table:table-cell office:value-type="float" office:value="-5.28640988411E-017" calcext:value-type="float">
            <text:p>-5.28640988411E-17</text:p>
          </table:table-cell>
          <table:table-cell office:value-type="float" office:value="11.702857338" calcext:value-type="float">
            <text:p>11.702857338</text:p>
          </table:table-cell>
          <table:table-cell office:value-type="float" office:value="1.03592026676" calcext:value-type="float">
            <text:p>1.035920266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1.7028573653" calcext:value-type="float">
            <text:p>11.7028573653</text:p>
          </table:table-cell>
          <table:table-cell office:value-type="float" office:value="-4.13162524112E-017" calcext:value-type="float">
            <text:p>-4.13162524112E-17</text:p>
          </table:table-cell>
          <table:table-cell office:value-type="float" office:value="11.7028573653" calcext:value-type="float">
            <text:p>11.7028573653</text:p>
          </table:table-cell>
          <table:table-cell office:value-type="float" office:value="1.0613435552" calcext:value-type="float">
            <text:p>1.06134355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.7028573923" calcext:value-type="float">
            <text:p>11.7028573923</text:p>
          </table:table-cell>
          <table:table-cell office:value-type="float" office:value="-1.92623240106E-017" calcext:value-type="float">
            <text:p>-1.92623240106E-17</text:p>
          </table:table-cell>
          <table:table-cell office:value-type="float" office:value="11.7028573923" calcext:value-type="float">
            <text:p>11.7028573923</text:p>
          </table:table-cell>
          <table:table-cell office:value-type="float" office:value="1.08739077545" calcext:value-type="float">
            <text:p>1.087390775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1.7028574197" calcext:value-type="float">
            <text:p>11.7028574197</text:p>
          </table:table-cell>
          <table:table-cell office:value-type="float" office:value="-4.34012587032E-017" calcext:value-type="float">
            <text:p>-4.34012587032E-17</text:p>
          </table:table-cell>
          <table:table-cell office:value-type="float" office:value="11.7028574197" calcext:value-type="float">
            <text:p>11.7028574197</text:p>
          </table:table-cell>
          <table:table-cell office:value-type="float" office:value="1.11407723987" calcext:value-type="float">
            <text:p>1.114077239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.7028574475" calcext:value-type="float">
            <text:p>11.7028574475</text:p>
          </table:table-cell>
          <table:table-cell office:value-type="float" office:value="-2.6952939416E-017" calcext:value-type="float">
            <text:p>-2.6952939416E-17</text:p>
          </table:table-cell>
          <table:table-cell office:value-type="float" office:value="11.7028574475" calcext:value-type="float">
            <text:p>11.7028574475</text:p>
          </table:table-cell>
          <table:table-cell office:value-type="float" office:value="1.14141863663" calcext:value-type="float">
            <text:p>1.141418636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1.7028574754" calcext:value-type="float">
            <text:p>11.7028574754</text:p>
          </table:table-cell>
          <table:table-cell office:value-type="float" office:value="-3.6409672293E-017" calcext:value-type="float">
            <text:p>-3.6409672293E-17</text:p>
          </table:table-cell>
          <table:table-cell office:value-type="float" office:value="11.7028574754" calcext:value-type="float">
            <text:p>11.7028574754</text:p>
          </table:table-cell>
          <table:table-cell office:value-type="float" office:value="1.16943103891" calcext:value-type="float">
            <text:p>1.169431038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.7028575034" calcext:value-type="float">
            <text:p>11.7028575034</text:p>
          </table:table-cell>
          <table:table-cell office:value-type="float" office:value="-4.0428318601E-017" calcext:value-type="float">
            <text:p>-4.0428318601E-17</text:p>
          </table:table-cell>
          <table:table-cell office:value-type="float" office:value="11.7028575034" calcext:value-type="float">
            <text:p>11.7028575034</text:p>
          </table:table-cell>
          <table:table-cell office:value-type="float" office:value="1.19813091435" calcext:value-type="float">
            <text:p>1.198130914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1.7028575318" calcext:value-type="float">
            <text:p>11.7028575318</text:p>
          </table:table-cell>
          <table:table-cell office:value-type="float" office:value="-1.0470385548E-017" calcext:value-type="float">
            <text:p>-1.0470385548E-17</text:p>
          </table:table-cell>
          <table:table-cell office:value-type="float" office:value="11.7028575318" calcext:value-type="float">
            <text:p>11.7028575318</text:p>
          </table:table-cell>
          <table:table-cell office:value-type="float" office:value="1.22753513474" calcext:value-type="float">
            <text:p>1.227535134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.7028575599" calcext:value-type="float">
            <text:p>11.7028575599</text:p>
          </table:table-cell>
          <table:table-cell office:value-type="float" office:value="-1.70274124335E-017" calcext:value-type="float">
            <text:p>-1.70274124335E-17</text:p>
          </table:table-cell>
          <table:table-cell office:value-type="float" office:value="11.7028575599" calcext:value-type="float">
            <text:p>11.7028575599</text:p>
          </table:table-cell>
          <table:table-cell office:value-type="float" office:value="1.25766098594" calcext:value-type="float">
            <text:p>1.257660985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1.7028575882" calcext:value-type="float">
            <text:p>11.7028575882</text:p>
          </table:table-cell>
          <table:table-cell office:value-type="float" office:value="-8.80167130459E-018" calcext:value-type="float">
            <text:p>-8.80167130459E-18</text:p>
          </table:table-cell>
          <table:table-cell office:value-type="float" office:value="11.7028575882" calcext:value-type="float">
            <text:p>11.7028575882</text:p>
          </table:table-cell>
          <table:table-cell office:value-type="float" office:value="1.28852617802" calcext:value-type="float">
            <text:p>1.2885261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.7028576173" calcext:value-type="float">
            <text:p>11.7028576173</text:p>
          </table:table-cell>
          <table:table-cell office:value-type="float" office:value="-2.13490116938E-017" calcext:value-type="float">
            <text:p>-2.13490116938E-17</text:p>
          </table:table-cell>
          <table:table-cell office:value-type="float" office:value="11.7028576173" calcext:value-type="float">
            <text:p>11.7028576173</text:p>
          </table:table-cell>
          <table:table-cell office:value-type="float" office:value="1.3201488557" calcext:value-type="float">
            <text:p>1.320148855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1.7028576461" calcext:value-type="float">
            <text:p>11.7028576461</text:p>
          </table:table-cell>
          <table:table-cell office:value-type="float" office:value="-1.42380672075E-017" calcext:value-type="float">
            <text:p>-1.42380672075E-17</text:p>
          </table:table-cell>
          <table:table-cell office:value-type="float" office:value="11.7028576461" calcext:value-type="float">
            <text:p>11.7028576461</text:p>
          </table:table-cell>
          <table:table-cell office:value-type="float" office:value="1.352547609" calcext:value-type="float">
            <text:p>1.35254760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.7028576744" calcext:value-type="float">
            <text:p>11.7028576744</text:p>
          </table:table-cell>
          <table:table-cell office:value-type="float" office:value="-5.3201014433E-017" calcext:value-type="float">
            <text:p>-5.3201014433E-17</text:p>
          </table:table-cell>
          <table:table-cell office:value-type="float" office:value="11.7028576744" calcext:value-type="float">
            <text:p>11.7028576744</text:p>
          </table:table-cell>
          <table:table-cell office:value-type="float" office:value="1.38574148415" calcext:value-type="float">
            <text:p>1.385741484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1.7028577028" calcext:value-type="float">
            <text:p>11.7028577028</text:p>
          </table:table-cell>
          <table:table-cell office:value-type="float" office:value="-2.76479331672E-017" calcext:value-type="float">
            <text:p>-2.76479331672E-17</text:p>
          </table:table-cell>
          <table:table-cell office:value-type="float" office:value="11.7028577028" calcext:value-type="float">
            <text:p>11.7028577028</text:p>
          </table:table-cell>
          <table:table-cell office:value-type="float" office:value="1.41974999484" calcext:value-type="float">
            <text:p>1.419749994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.7028577316" calcext:value-type="float">
            <text:p>11.7028577316</text:p>
          </table:table-cell>
          <table:table-cell office:value-type="float" office:value="-3.84018308968E-017" calcext:value-type="float">
            <text:p>-3.84018308968E-17</text:p>
          </table:table-cell>
          <table:table-cell office:value-type="float" office:value="11.7028577316" calcext:value-type="float">
            <text:p>11.7028577316</text:p>
          </table:table-cell>
          <table:table-cell office:value-type="float" office:value="1.45459313364" calcext:value-type="float">
            <text:p>1.454593133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1.7028577604" calcext:value-type="float">
            <text:p>11.7028577604</text:p>
          </table:table-cell>
          <table:table-cell office:value-type="float" office:value="-2.41031759904E-017" calcext:value-type="float">
            <text:p>-2.41031759904E-17</text:p>
          </table:table-cell>
          <table:table-cell office:value-type="float" office:value="11.7028577604" calcext:value-type="float">
            <text:p>11.7028577604</text:p>
          </table:table-cell>
          <table:table-cell office:value-type="float" office:value="1.49029138379" calcext:value-type="float">
            <text:p>1.490291383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.7028577887" calcext:value-type="float">
            <text:p>11.7028577887</text:p>
          </table:table-cell>
          <table:table-cell office:value-type="float" office:value="-2.32509146104E-017" calcext:value-type="float">
            <text:p>-2.32509146104E-17</text:p>
          </table:table-cell>
          <table:table-cell office:value-type="float" office:value="11.7028577887" calcext:value-type="float">
            <text:p>11.7028577887</text:p>
          </table:table-cell>
          <table:table-cell office:value-type="float" office:value="1.52686573119" calcext:value-type="float">
            <text:p>1.526865731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1.7028578176" calcext:value-type="float">
            <text:p>11.7028578176</text:p>
          </table:table-cell>
          <table:table-cell office:value-type="float" office:value="-2.69322191809E-017" calcext:value-type="float">
            <text:p>-2.69322191809E-17</text:p>
          </table:table-cell>
          <table:table-cell office:value-type="float" office:value="11.7028578176" calcext:value-type="float">
            <text:p>11.7028578176</text:p>
          </table:table-cell>
          <table:table-cell office:value-type="float" office:value="1.56433767682" calcext:value-type="float">
            <text:p>1.564337676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.7028578459" calcext:value-type="float">
            <text:p>11.7028578459</text:p>
          </table:table-cell>
          <table:table-cell office:value-type="float" office:value="-2.66314374377E-017" calcext:value-type="float">
            <text:p>-2.66314374377E-17</text:p>
          </table:table-cell>
          <table:table-cell office:value-type="float" office:value="11.7028578459" calcext:value-type="float">
            <text:p>11.7028578459</text:p>
          </table:table-cell>
          <table:table-cell office:value-type="float" office:value="1.60272924928" calcext:value-type="float">
            <text:p>1.602729249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1.7028578749" calcext:value-type="float">
            <text:p>11.7028578749</text:p>
          </table:table-cell>
          <table:table-cell office:value-type="float" office:value="-1.35390650412E-017" calcext:value-type="float">
            <text:p>-1.35390650412E-17</text:p>
          </table:table-cell>
          <table:table-cell office:value-type="float" office:value="11.7028578749" calcext:value-type="float">
            <text:p>11.7028578749</text:p>
          </table:table-cell>
          <table:table-cell office:value-type="float" office:value="1.64206301783" calcext:value-type="float">
            <text:p>1.642063017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7028579039" calcext:value-type="float">
            <text:p>11.7028579039</text:p>
          </table:table-cell>
          <table:table-cell office:value-type="float" office:value="-4.13457436474E-017" calcext:value-type="float">
            <text:p>-4.13457436474E-17</text:p>
          </table:table-cell>
          <table:table-cell office:value-type="float" office:value="11.7028579039" calcext:value-type="float">
            <text:p>11.7028579039</text:p>
          </table:table-cell>
          <table:table-cell office:value-type="float" office:value="1.6823621056" calcext:value-type="float">
            <text:p>1.682362105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1.7028579332" calcext:value-type="float">
            <text:p>11.7028579332</text:p>
          </table:table-cell>
          <table:table-cell office:value-type="float" office:value="-4.06828215635E-017" calcext:value-type="float">
            <text:p>-4.06828215635E-17</text:p>
          </table:table-cell>
          <table:table-cell office:value-type="float" office:value="11.7028579332" calcext:value-type="float">
            <text:p>11.7028579332</text:p>
          </table:table-cell>
          <table:table-cell office:value-type="float" office:value="1.72365020321" calcext:value-type="float">
            <text:p>1.723650203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.7028579621" calcext:value-type="float">
            <text:p>11.7028579621</text:p>
          </table:table-cell>
          <table:table-cell office:value-type="float" office:value="-3.62043070038E-017" calcext:value-type="float">
            <text:p>-3.62043070038E-17</text:p>
          </table:table-cell>
          <table:table-cell office:value-type="float" office:value="11.7028579621" calcext:value-type="float">
            <text:p>11.7028579621</text:p>
          </table:table-cell>
          <table:table-cell office:value-type="float" office:value="1.76595158267" calcext:value-type="float">
            <text:p>1.765951582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1.7028579903" calcext:value-type="float">
            <text:p>11.7028579903</text:p>
          </table:table-cell>
          <table:table-cell office:value-type="float" office:value="-3.13312646996E-017" calcext:value-type="float">
            <text:p>-3.13312646996E-17</text:p>
          </table:table-cell>
          <table:table-cell office:value-type="float" office:value="11.7028579903" calcext:value-type="float">
            <text:p>11.7028579903</text:p>
          </table:table-cell>
          <table:table-cell office:value-type="float" office:value="1.8092911117" calcext:value-type="float">
            <text:p>1.809291111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.7028580194" calcext:value-type="float">
            <text:p>11.7028580194</text:p>
          </table:table-cell>
          <table:table-cell office:value-type="float" office:value="-2.08558636642E-017" calcext:value-type="float">
            <text:p>-2.08558636642E-17</text:p>
          </table:table-cell>
          <table:table-cell office:value-type="float" office:value="11.7028580194" calcext:value-type="float">
            <text:p>11.7028580194</text:p>
          </table:table-cell>
          <table:table-cell office:value-type="float" office:value="1.85369426829" calcext:value-type="float">
            <text:p>1.853694268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1.7028580485" calcext:value-type="float">
            <text:p>11.7028580485</text:p>
          </table:table-cell>
          <table:table-cell office:value-type="float" office:value="-3.84004392958E-017" calcext:value-type="float">
            <text:p>-3.84004392958E-17</text:p>
          </table:table-cell>
          <table:table-cell office:value-type="float" office:value="11.7028580485" calcext:value-type="float">
            <text:p>11.7028580485</text:p>
          </table:table-cell>
          <table:table-cell office:value-type="float" office:value="1.89918715572" calcext:value-type="float">
            <text:p>1.899187155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1.4552398699" calcext:value-type="float">
            <text:p>21.4552398699</text:p>
          </table:table-cell>
          <table:table-cell office:value-type="float" office:value="2.15769831632E-016" calcext:value-type="float">
            <text:p>2.15769831632E-16</text:p>
          </table:table-cell>
          <table:table-cell office:value-type="float" office:value="21.4552398699" calcext:value-type="float">
            <text:p>21.4552398699</text:p>
          </table:table-cell>
          <table:table-cell office:value-type="float" office:value="1.94579651787" calcext:value-type="float">
            <text:p>1.945796517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1.4552399669" calcext:value-type="float">
            <text:p>21.4552399669</text:p>
          </table:table-cell>
          <table:table-cell office:value-type="float" office:value="2.09920696621E-016" calcext:value-type="float">
            <text:p>2.09920696621E-16</text:p>
          </table:table-cell>
          <table:table-cell office:value-type="float" office:value="21.4552399669" calcext:value-type="float">
            <text:p>21.4552399669</text:p>
          </table:table-cell>
          <table:table-cell office:value-type="float" office:value="1.99354975499" calcext:value-type="float">
            <text:p>1.99354975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1.4552400663" calcext:value-type="float">
            <text:p>21.4552400663</text:p>
          </table:table-cell>
          <table:table-cell office:value-type="float" office:value="2.71709191184E-016" calcext:value-type="float">
            <text:p>2.71709191184E-16</text:p>
          </table:table-cell>
          <table:table-cell office:value-type="float" office:value="21.4552400663" calcext:value-type="float">
            <text:p>21.4552400663</text:p>
          </table:table-cell>
          <table:table-cell office:value-type="float" office:value="2.04247493976" calcext:value-type="float">
            <text:p>2.042474939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1.4552401654" calcext:value-type="float">
            <text:p>21.4552401654</text:p>
          </table:table-cell>
          <table:table-cell office:value-type="float" office:value="2.28809360157E-016" calcext:value-type="float">
            <text:p>2.28809360157E-16</text:p>
          </table:table-cell>
          <table:table-cell office:value-type="float" office:value="21.4552401654" calcext:value-type="float">
            <text:p>21.4552401654</text:p>
          </table:table-cell>
          <table:table-cell office:value-type="float" office:value="2.09260083382" calcext:value-type="float">
            <text:p>2.092600833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1.4552402648" calcext:value-type="float">
            <text:p>21.4552402648</text:p>
          </table:table-cell>
          <table:table-cell office:value-type="float" office:value="2.53161078139E-016" calcext:value-type="float">
            <text:p>2.53161078139E-16</text:p>
          </table:table-cell>
          <table:table-cell office:value-type="float" office:value="21.4552402648" calcext:value-type="float">
            <text:p>21.4552402648</text:p>
          </table:table-cell>
          <table:table-cell office:value-type="float" office:value="2.14395690466" calcext:value-type="float">
            <text:p>2.14395690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1.4552403642" calcext:value-type="float">
            <text:p>21.4552403642</text:p>
          </table:table-cell>
          <table:table-cell office:value-type="float" office:value="2.53065613877E-016" calcext:value-type="float">
            <text:p>2.53065613877E-16</text:p>
          </table:table-cell>
          <table:table-cell office:value-type="float" office:value="21.4552403642" calcext:value-type="float">
            <text:p>21.4552403642</text:p>
          </table:table-cell>
          <table:table-cell office:value-type="float" office:value="2.19657334297" calcext:value-type="float">
            <text:p>2.19657334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1.4552404641" calcext:value-type="float">
            <text:p>21.4552404641</text:p>
          </table:table-cell>
          <table:table-cell office:value-type="float" office:value="2.06860207664E-016" calcext:value-type="float">
            <text:p>2.06860207664E-16</text:p>
          </table:table-cell>
          <table:table-cell office:value-type="float" office:value="21.4552404641" calcext:value-type="float">
            <text:p>21.4552404641</text:p>
          </table:table-cell>
          <table:table-cell office:value-type="float" office:value="2.25048108036" calcext:value-type="float">
            <text:p>2.250481080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1.4552405646" calcext:value-type="float">
            <text:p>21.4552405646</text:p>
          </table:table-cell>
          <table:table-cell office:value-type="float" office:value="2.44981204542E-016" calcext:value-type="float">
            <text:p>2.44981204542E-16</text:p>
          </table:table-cell>
          <table:table-cell office:value-type="float" office:value="21.4552405646" calcext:value-type="float">
            <text:p>21.4552405646</text:p>
          </table:table-cell>
          <table:table-cell office:value-type="float" office:value="2.30571180756" calcext:value-type="float">
            <text:p>2.305711807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1.4552406645" calcext:value-type="float">
            <text:p>21.4552406645</text:p>
          </table:table-cell>
          <table:table-cell office:value-type="float" office:value="2.48063240538E-016" calcext:value-type="float">
            <text:p>2.48063240538E-16</text:p>
          </table:table-cell>
          <table:table-cell office:value-type="float" office:value="21.4552406645" calcext:value-type="float">
            <text:p>21.4552406645</text:p>
          </table:table-cell>
          <table:table-cell office:value-type="float" office:value="2.36229799304" calcext:value-type="float">
            <text:p>2.36229799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1.4552407654" calcext:value-type="float">
            <text:p>21.4552407654</text:p>
          </table:table-cell>
          <table:table-cell office:value-type="float" office:value="2.13593455565E-016" calcext:value-type="float">
            <text:p>2.13593455565E-16</text:p>
          </table:table-cell>
          <table:table-cell office:value-type="float" office:value="21.4552407654" calcext:value-type="float">
            <text:p>21.4552407654</text:p>
          </table:table-cell>
          <table:table-cell office:value-type="float" office:value="2.42027290212" calcext:value-type="float">
            <text:p>2.420272902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1.4552408655" calcext:value-type="float">
            <text:p>21.4552408655</text:p>
          </table:table-cell>
          <table:table-cell office:value-type="float" office:value="2.54522335876E-016" calcext:value-type="float">
            <text:p>2.54522335876E-16</text:p>
          </table:table-cell>
          <table:table-cell office:value-type="float" office:value="21.4552408655" calcext:value-type="float">
            <text:p>21.4552408655</text:p>
          </table:table-cell>
          <table:table-cell office:value-type="float" office:value="2.47967061649" calcext:value-type="float">
            <text:p>2.479670616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1.4552409667" calcext:value-type="float">
            <text:p>21.4552409667</text:p>
          </table:table-cell>
          <table:table-cell office:value-type="float" office:value="2.24693202231E-016" calcext:value-type="float">
            <text:p>2.24693202231E-16</text:p>
          </table:table-cell>
          <table:table-cell office:value-type="float" office:value="21.4552409667" calcext:value-type="float">
            <text:p>21.4552409667</text:p>
          </table:table-cell>
          <table:table-cell office:value-type="float" office:value="2.54052605428" calcext:value-type="float">
            <text:p>2.540526054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1.4552410676" calcext:value-type="float">
            <text:p>21.4552410676</text:p>
          </table:table-cell>
          <table:table-cell office:value-type="float" office:value="2.42907527938E-016" calcext:value-type="float">
            <text:p>2.42907527938E-16</text:p>
          </table:table-cell>
          <table:table-cell office:value-type="float" office:value="21.4552410676" calcext:value-type="float">
            <text:p>21.4552410676</text:p>
          </table:table-cell>
          <table:table-cell office:value-type="float" office:value="2.60287499054" calcext:value-type="float">
            <text:p>2.602874990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1.455241168" calcext:value-type="float">
            <text:p>21.455241168</text:p>
          </table:table-cell>
          <table:table-cell office:value-type="float" office:value="2.2700521397E-016" calcext:value-type="float">
            <text:p>2.2700521397E-16</text:p>
          </table:table-cell>
          <table:table-cell office:value-type="float" office:value="21.455241168" calcext:value-type="float">
            <text:p>21.455241168</text:p>
          </table:table-cell>
          <table:table-cell office:value-type="float" office:value="2.66675407835" calcext:value-type="float">
            <text:p>2.66675407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1.4552412698" calcext:value-type="float">
            <text:p>21.4552412698</text:p>
          </table:table-cell>
          <table:table-cell office:value-type="float" office:value="2.50920298217E-016" calcext:value-type="float">
            <text:p>2.50920298217E-16</text:p>
          </table:table-cell>
          <table:table-cell office:value-type="float" office:value="21.4552412698" calcext:value-type="float">
            <text:p>21.4552412698</text:p>
          </table:table-cell>
          <table:table-cell office:value-type="float" office:value="2.73220087028" calcext:value-type="float">
            <text:p>2.732200870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1.4552413715" calcext:value-type="float">
            <text:p>21.4552413715</text:p>
          </table:table-cell>
          <table:table-cell office:value-type="float" office:value="2.38099798308E-016" calcext:value-type="float">
            <text:p>2.38099798308E-16</text:p>
          </table:table-cell>
          <table:table-cell office:value-type="float" office:value="21.4552413715" calcext:value-type="float">
            <text:p>21.4552413715</text:p>
          </table:table-cell>
          <table:table-cell office:value-type="float" office:value="2.79925384052" calcext:value-type="float">
            <text:p>2.799253840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1.4552414713" calcext:value-type="float">
            <text:p>21.4552414713</text:p>
          </table:table-cell>
          <table:table-cell office:value-type="float" office:value="2.37207932661E-016" calcext:value-type="float">
            <text:p>2.37207932661E-16</text:p>
          </table:table-cell>
          <table:table-cell office:value-type="float" office:value="21.4552414713" calcext:value-type="float">
            <text:p>21.4552414713</text:p>
          </table:table-cell>
          <table:table-cell office:value-type="float" office:value="2.8679524075" calcext:value-type="float">
            <text:p>2.867952407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.4552415725" calcext:value-type="float">
            <text:p>21.4552415725</text:p>
          </table:table-cell>
          <table:table-cell office:value-type="float" office:value="2.16906654306E-016" calcext:value-type="float">
            <text:p>2.16906654306E-16</text:p>
          </table:table-cell>
          <table:table-cell office:value-type="float" office:value="21.4552415725" calcext:value-type="float">
            <text:p>21.4552415725</text:p>
          </table:table-cell>
          <table:table-cell office:value-type="float" office:value="2.93833695702" calcext:value-type="float">
            <text:p>2.9383369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1.4552416738" calcext:value-type="float">
            <text:p>21.4552416738</text:p>
          </table:table-cell>
          <table:table-cell office:value-type="float" office:value="2.32440459318E-016" calcext:value-type="float">
            <text:p>2.32440459318E-16</text:p>
          </table:table-cell>
          <table:table-cell office:value-type="float" office:value="21.4552416738" calcext:value-type="float">
            <text:p>21.4552416738</text:p>
          </table:table-cell>
          <table:table-cell office:value-type="float" office:value="3.01044886603" calcext:value-type="float">
            <text:p>3.01044886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1.4552417749" calcext:value-type="float">
            <text:p>21.4552417749</text:p>
          </table:table-cell>
          <table:table-cell office:value-type="float" office:value="2.37749176503E-016" calcext:value-type="float">
            <text:p>2.37749176503E-16</text:p>
          </table:table-cell>
          <table:table-cell office:value-type="float" office:value="21.4552417749" calcext:value-type="float">
            <text:p>21.4552417749</text:p>
          </table:table-cell>
          <table:table-cell office:value-type="float" office:value="3.08433052694" calcext:value-type="float">
            <text:p>3.084330526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1.4552418776" calcext:value-type="float">
            <text:p>21.4552418776</text:p>
          </table:table-cell>
          <table:table-cell office:value-type="float" office:value="2.35408077753E-016" calcext:value-type="float">
            <text:p>2.35408077753E-16</text:p>
          </table:table-cell>
          <table:table-cell office:value-type="float" office:value="21.4552418776" calcext:value-type="float">
            <text:p>21.4552418776</text:p>
          </table:table-cell>
          <table:table-cell office:value-type="float" office:value="3.16002537255" calcext:value-type="float">
            <text:p>3.1600253726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1.4552419791" calcext:value-type="float">
            <text:p>21.4552419791</text:p>
          </table:table-cell>
          <table:table-cell office:value-type="float" office:value="2.12098634945E-016" calcext:value-type="float">
            <text:p>2.12098634945E-16</text:p>
          </table:table-cell>
          <table:table-cell office:value-type="float" office:value="21.4552419791" calcext:value-type="float">
            <text:p>21.4552419791</text:p>
          </table:table-cell>
          <table:table-cell office:value-type="float" office:value="3.23757790157" calcext:value-type="float">
            <text:p>3.237577901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1.4552420813" calcext:value-type="float">
            <text:p>21.4552420813</text:p>
          </table:table-cell>
          <table:table-cell office:value-type="float" office:value="2.47817300818E-016" calcext:value-type="float">
            <text:p>2.47817300818E-16</text:p>
          </table:table-cell>
          <table:table-cell office:value-type="float" office:value="21.4552420813" calcext:value-type="float">
            <text:p>21.4552420813</text:p>
          </table:table-cell>
          <table:table-cell office:value-type="float" office:value="3.31703370479" calcext:value-type="float">
            <text:p>3.317033704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1.4552421818" calcext:value-type="float">
            <text:p>21.4552421818</text:p>
          </table:table-cell>
          <table:table-cell office:value-type="float" office:value="2.40092467763E-016" calcext:value-type="float">
            <text:p>2.40092467763E-16</text:p>
          </table:table-cell>
          <table:table-cell office:value-type="float" office:value="21.4552421818" calcext:value-type="float">
            <text:p>21.4552421818</text:p>
          </table:table-cell>
          <table:table-cell office:value-type="float" office:value="3.39843949187" calcext:value-type="float">
            <text:p>3.3984394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7028594275" calcext:value-type="float">
            <text:p>11.7028594275</text:p>
          </table:table-cell>
          <table:table-cell office:value-type="float" office:value="-2.2431612977E-017" calcext:value-type="float">
            <text:p>-2.2431612977E-17</text:p>
          </table:table-cell>
          <table:table-cell office:value-type="float" office:value="11.7028594275" calcext:value-type="float">
            <text:p>11.7028594275</text:p>
          </table:table-cell>
          <table:table-cell office:value-type="float" office:value="3.48184311882" calcext:value-type="float">
            <text:p>3.481843118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.7028594565" calcext:value-type="float">
            <text:p>11.7028594565</text:p>
          </table:table-cell>
          <table:table-cell office:value-type="float" office:value="-1.761442785E-017" calcext:value-type="float">
            <text:p>-1.761442785E-17</text:p>
          </table:table-cell>
          <table:table-cell office:value-type="float" office:value="11.7028594565" calcext:value-type="float">
            <text:p>11.7028594565</text:p>
          </table:table-cell>
          <table:table-cell office:value-type="float" office:value="3.5672936161" calcext:value-type="float">
            <text:p>3.567293616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1.7028594815" calcext:value-type="float">
            <text:p>11.7028594815</text:p>
          </table:table-cell>
          <table:table-cell office:value-type="float" office:value="-1.20879542084E-017" calcext:value-type="float">
            <text:p>-1.20879542084E-17</text:p>
          </table:table-cell>
          <table:table-cell office:value-type="float" office:value="11.7028594815" calcext:value-type="float">
            <text:p>11.7028594815</text:p>
          </table:table-cell>
          <table:table-cell office:value-type="float" office:value="3.65484121749" calcext:value-type="float">
            <text:p>3.654841217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1.7028595097" calcext:value-type="float">
            <text:p>11.7028595097</text:p>
          </table:table-cell>
          <table:table-cell office:value-type="float" office:value="-3.27931815041E-017" calcext:value-type="float">
            <text:p>-3.27931815041E-17</text:p>
          </table:table-cell>
          <table:table-cell office:value-type="float" office:value="11.7028595097" calcext:value-type="float">
            <text:p>11.7028595097</text:p>
          </table:table-cell>
          <table:table-cell office:value-type="float" office:value="3.74453738957" calcext:value-type="float">
            <text:p>3.744537389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1.702859539" calcext:value-type="float">
            <text:p>11.702859539</text:p>
          </table:table-cell>
          <table:table-cell office:value-type="float" office:value="-1.46528310944E-017" calcext:value-type="float">
            <text:p>-1.46528310944E-17</text:p>
          </table:table-cell>
          <table:table-cell office:value-type="float" office:value="11.702859539" calcext:value-type="float">
            <text:p>11.702859539</text:p>
          </table:table-cell>
          <table:table-cell office:value-type="float" office:value="3.836434862" calcext:value-type="float">
            <text:p>3.83643486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1.7028595682" calcext:value-type="float">
            <text:p>11.7028595682</text:p>
          </table:table-cell>
          <table:table-cell office:value-type="float" office:value="-2.20942326511E-017" calcext:value-type="float">
            <text:p>-2.20942326511E-17</text:p>
          </table:table-cell>
          <table:table-cell office:value-type="float" office:value="11.7028595682" calcext:value-type="float">
            <text:p>11.7028595682</text:p>
          </table:table-cell>
          <table:table-cell office:value-type="float" office:value="3.93058765855" calcext:value-type="float">
            <text:p>3.9305876586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1.7028595975" calcext:value-type="float">
            <text:p>11.7028595975</text:p>
          </table:table-cell>
          <table:table-cell office:value-type="float" office:value="-3.3714381237E-017" calcext:value-type="float">
            <text:p>-3.3714381237E-17</text:p>
          </table:table-cell>
          <table:table-cell office:value-type="float" office:value="11.7028595975" calcext:value-type="float">
            <text:p>11.7028595975</text:p>
          </table:table-cell>
          <table:table-cell office:value-type="float" office:value="4.02705112878" calcext:value-type="float">
            <text:p>4.027051128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1.7028596272" calcext:value-type="float">
            <text:p>11.7028596272</text:p>
          </table:table-cell>
          <table:table-cell office:value-type="float" office:value="-2.00258630988E-017" calcext:value-type="float">
            <text:p>-2.00258630988E-17</text:p>
          </table:table-cell>
          <table:table-cell office:value-type="float" office:value="11.7028596272" calcext:value-type="float">
            <text:p>11.7028596272</text:p>
          </table:table-cell>
          <table:table-cell office:value-type="float" office:value="4.12588198066" calcext:value-type="float">
            <text:p>4.125881980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.7028596565" calcext:value-type="float">
            <text:p>11.7028596565</text:p>
          </table:table-cell>
          <table:table-cell office:value-type="float" office:value="-2.92909238855E-017" calcext:value-type="float">
            <text:p>-2.92909238855E-17</text:p>
          </table:table-cell>
          <table:table-cell office:value-type="float" office:value="11.7028596565" calcext:value-type="float">
            <text:p>11.7028596565</text:p>
          </table:table-cell>
          <table:table-cell office:value-type="float" office:value="4.22713831386" calcext:value-type="float">
            <text:p>4.227138313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1.7028596868" calcext:value-type="float">
            <text:p>11.7028596868</text:p>
          </table:table-cell>
          <table:table-cell office:value-type="float" office:value="-2.04482547146E-017" calcext:value-type="float">
            <text:p>-2.04482547146E-17</text:p>
          </table:table-cell>
          <table:table-cell office:value-type="float" office:value="11.7028596868" calcext:value-type="float">
            <text:p>11.7028596868</text:p>
          </table:table-cell>
          <table:table-cell office:value-type="float" office:value="4.33087965392" calcext:value-type="float">
            <text:p>4.330879653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7028597166" calcext:value-type="float">
            <text:p>11.7028597166</text:p>
          </table:table-cell>
          <table:table-cell office:value-type="float" office:value="-1.81113958368E-017" calcext:value-type="float">
            <text:p>-1.81113958368E-17</text:p>
          </table:table-cell>
          <table:table-cell office:value-type="float" office:value="11.7028597166" calcext:value-type="float">
            <text:p>11.7028597166</text:p>
          </table:table-cell>
          <table:table-cell office:value-type="float" office:value="4.43716698723" calcext:value-type="float">
            <text:p>4.437166987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1.7028597464" calcext:value-type="float">
            <text:p>11.7028597464</text:p>
          </table:table-cell>
          <table:table-cell office:value-type="float" office:value="-6.33933669037E-018" calcext:value-type="float">
            <text:p>-6.33933669037E-18</text:p>
          </table:table-cell>
          <table:table-cell office:value-type="float" office:value="11.7028597464" calcext:value-type="float">
            <text:p>11.7028597464</text:p>
          </table:table-cell>
          <table:table-cell office:value-type="float" office:value="4.54606279691" calcext:value-type="float">
            <text:p>4.546062796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.7028597763" calcext:value-type="float">
            <text:p>11.7028597763</text:p>
          </table:table-cell>
          <table:table-cell office:value-type="float" office:value="-1.01480008804E-019" calcext:value-type="float">
            <text:p>-1.01480008804E-19</text:p>
          </table:table-cell>
          <table:table-cell office:value-type="float" office:value="11.7028597763" calcext:value-type="float">
            <text:p>11.7028597763</text:p>
          </table:table-cell>
          <table:table-cell office:value-type="float" office:value="4.6576310995" calcext:value-type="float">
            <text:p>4.657631099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1.7028598067" calcext:value-type="float">
            <text:p>11.7028598067</text:p>
          </table:table-cell>
          <table:table-cell office:value-type="float" office:value="-2.58136531178E-017" calcext:value-type="float">
            <text:p>-2.58136531178E-17</text:p>
          </table:table-cell>
          <table:table-cell office:value-type="float" office:value="11.7028598067" calcext:value-type="float">
            <text:p>11.7028598067</text:p>
          </table:table-cell>
          <table:table-cell office:value-type="float" office:value="4.77193748266" calcext:value-type="float">
            <text:p>4.771937482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1.7028598364" calcext:value-type="float">
            <text:p>11.7028598364</text:p>
          </table:table-cell>
          <table:table-cell office:value-type="float" office:value="-3.90098196353E-018" calcext:value-type="float">
            <text:p>-3.90098196353E-18</text:p>
          </table:table-cell>
          <table:table-cell office:value-type="float" office:value="11.7028598364" calcext:value-type="float">
            <text:p>11.7028598364</text:p>
          </table:table-cell>
          <table:table-cell office:value-type="float" office:value="4.88904914364" calcext:value-type="float">
            <text:p>4.889049143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1.7028598663" calcext:value-type="float">
            <text:p>11.7028598663</text:p>
          </table:table-cell>
          <table:table-cell office:value-type="float" office:value="-2.69879450507E-017" calcext:value-type="float">
            <text:p>-2.69879450507E-17</text:p>
          </table:table-cell>
          <table:table-cell office:value-type="float" office:value="11.7028598663" calcext:value-type="float">
            <text:p>11.7028598663</text:p>
          </table:table-cell>
          <table:table-cell office:value-type="float" office:value="5.00903492884" calcext:value-type="float">
            <text:p>5.009034928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1.7028598961" calcext:value-type="float">
            <text:p>11.7028598961</text:p>
          </table:table-cell>
          <table:table-cell office:value-type="float" office:value="-3.84144679984E-017" calcext:value-type="float">
            <text:p>-3.84144679984E-17</text:p>
          </table:table-cell>
          <table:table-cell office:value-type="float" office:value="11.7028598961" calcext:value-type="float">
            <text:p>11.7028598961</text:p>
          </table:table-cell>
          <table:table-cell office:value-type="float" office:value="5.13196537429" calcext:value-type="float">
            <text:p>5.131965374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1.7028599264" calcext:value-type="float">
            <text:p>11.7028599264</text:p>
          </table:table-cell>
          <table:table-cell office:value-type="float" office:value="-1.65553928271E-017" calcext:value-type="float">
            <text:p>-1.65553928271E-17</text:p>
          </table:table-cell>
          <table:table-cell office:value-type="float" office:value="11.7028599264" calcext:value-type="float">
            <text:p>11.7028599264</text:p>
          </table:table-cell>
          <table:table-cell office:value-type="float" office:value="5.25791274708" calcext:value-type="float">
            <text:p>5.257912747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1.7028599565" calcext:value-type="float">
            <text:p>11.7028599565</text:p>
          </table:table-cell>
          <table:table-cell office:value-type="float" office:value="-2.2562426865E-017" calcext:value-type="float">
            <text:p>-2.2562426865E-17</text:p>
          </table:table-cell>
          <table:table-cell office:value-type="float" office:value="11.7028599565" calcext:value-type="float">
            <text:p>11.7028599565</text:p>
          </table:table-cell>
          <table:table-cell office:value-type="float" office:value="5.38695108787" calcext:value-type="float">
            <text:p>5.386951087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1.7028599865" calcext:value-type="float">
            <text:p>11.7028599865</text:p>
          </table:table-cell>
          <table:table-cell office:value-type="float" office:value="-2.6762324263E-017" calcext:value-type="float">
            <text:p>-2.6762324263E-17</text:p>
          </table:table-cell>
          <table:table-cell office:value-type="float" office:value="11.7028599865" calcext:value-type="float">
            <text:p>11.7028599865</text:p>
          </table:table-cell>
          <table:table-cell office:value-type="float" office:value="5.51915625438" calcext:value-type="float">
            <text:p>5.519156254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.7028600162" calcext:value-type="float">
            <text:p>11.7028600162</text:p>
          </table:table-cell>
          <table:table-cell office:value-type="float" office:value="-4.55041437428E-018" calcext:value-type="float">
            <text:p>-4.55041437428E-18</text:p>
          </table:table-cell>
          <table:table-cell office:value-type="float" office:value="11.7028600162" calcext:value-type="float">
            <text:p>11.7028600162</text:p>
          </table:table-cell>
          <table:table-cell office:value-type="float" office:value="5.65460596605" calcext:value-type="float">
            <text:p>5.654605966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1.7028600454" calcext:value-type="float">
            <text:p>11.7028600454</text:p>
          </table:table-cell>
          <table:table-cell office:value-type="float" office:value="-2.62583866226E-017" calcext:value-type="float">
            <text:p>-2.62583866226E-17</text:p>
          </table:table-cell>
          <table:table-cell office:value-type="float" office:value="11.7028600454" calcext:value-type="float">
            <text:p>11.7028600454</text:p>
          </table:table-cell>
          <table:table-cell office:value-type="float" office:value="5.79337984967" calcext:value-type="float">
            <text:p>5.793379849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1.7028600756" calcext:value-type="float">
            <text:p>11.7028600756</text:p>
          </table:table-cell>
          <table:table-cell office:value-type="float" office:value="-1.25419719663E-017" calcext:value-type="float">
            <text:p>-1.25419719663E-17</text:p>
          </table:table-cell>
          <table:table-cell office:value-type="float" office:value="11.7028600756" calcext:value-type="float">
            <text:p>11.7028600756</text:p>
          </table:table-cell>
          <table:table-cell office:value-type="float" office:value="5.93555948621" calcext:value-type="float">
            <text:p>5.935559486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1.7028601053" calcext:value-type="float">
            <text:p>11.7028601053</text:p>
          </table:table-cell>
          <table:table-cell office:value-type="float" office:value="-1.57341431029E-017" calcext:value-type="float">
            <text:p>-1.57341431029E-17</text:p>
          </table:table-cell>
          <table:table-cell office:value-type="float" office:value="11.7028601053" calcext:value-type="float">
            <text:p>11.7028601053</text:p>
          </table:table-cell>
          <table:table-cell office:value-type="float" office:value="6.08122845878" calcext:value-type="float">
            <text:p>6.081228458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1.7028601348" calcext:value-type="float">
            <text:p>11.7028601348</text:p>
          </table:table-cell>
          <table:table-cell office:value-type="float" office:value="-2.44111269783E-017" calcext:value-type="float">
            <text:p>-2.44111269783E-17</text:p>
          </table:table-cell>
          <table:table-cell office:value-type="float" office:value="11.7028601348" calcext:value-type="float">
            <text:p>11.7028601348</text:p>
          </table:table-cell>
          <table:table-cell office:value-type="float" office:value="6.23047240176" calcext:value-type="float">
            <text:p>6.23047240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1.7028601647" calcext:value-type="float">
            <text:p>11.7028601647</text:p>
          </table:table-cell>
          <table:table-cell office:value-type="float" office:value="-2.22345817543E-017" calcext:value-type="float">
            <text:p>-2.22345817543E-17</text:p>
          </table:table-cell>
          <table:table-cell office:value-type="float" office:value="11.7028601647" calcext:value-type="float">
            <text:p>11.7028601647</text:p>
          </table:table-cell>
          <table:table-cell office:value-type="float" office:value="6.38337905117" calcext:value-type="float">
            <text:p>6.383379051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1.45524375" calcext:value-type="float">
            <text:p>21.45524375</text:p>
          </table:table-cell>
          <table:table-cell office:value-type="float" office:value="2.49710685981E-016" calcext:value-type="float">
            <text:p>2.49710685981E-16</text:p>
          </table:table-cell>
          <table:table-cell office:value-type="float" office:value="21.45524375" calcext:value-type="float">
            <text:p>21.45524375</text:p>
          </table:table-cell>
          <table:table-cell office:value-type="float" office:value="6.54003829619" calcext:value-type="float">
            <text:p>6.540038296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1.4552438563" calcext:value-type="float">
            <text:p>21.4552438563</text:p>
          </table:table-cell>
          <table:table-cell office:value-type="float" office:value="2.49516720499E-016" calcext:value-type="float">
            <text:p>2.49516720499E-16</text:p>
          </table:table-cell>
          <table:table-cell office:value-type="float" office:value="21.4552438563" calcext:value-type="float">
            <text:p>21.4552438563</text:p>
          </table:table-cell>
          <table:table-cell office:value-type="float" office:value="6.70054223207" calcext:value-type="float">
            <text:p>6.700542232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1.4552439612" calcext:value-type="float">
            <text:p>21.4552439612</text:p>
          </table:table-cell>
          <table:table-cell office:value-type="float" office:value="2.16006867847E-016" calcext:value-type="float">
            <text:p>2.16006867847E-16</text:p>
          </table:table-cell>
          <table:table-cell office:value-type="float" office:value="21.4552439612" calcext:value-type="float">
            <text:p>21.4552439612</text:p>
          </table:table-cell>
          <table:table-cell office:value-type="float" office:value="6.86498521421" calcext:value-type="float">
            <text:p>6.8649852142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1.4552440636" calcext:value-type="float">
            <text:p>21.4552440636</text:p>
          </table:table-cell>
          <table:table-cell office:value-type="float" office:value="2.49879299056E-016" calcext:value-type="float">
            <text:p>2.49879299056E-16</text:p>
          </table:table-cell>
          <table:table-cell office:value-type="float" office:value="21.4552440636" calcext:value-type="float">
            <text:p>21.4552440636</text:p>
          </table:table-cell>
          <table:table-cell office:value-type="float" office:value="7.03346391368" calcext:value-type="float">
            <text:p>7.03346391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1.4552441678" calcext:value-type="float">
            <text:p>21.4552441678</text:p>
          </table:table-cell>
          <table:table-cell office:value-type="float" office:value="2.29990235662E-016" calcext:value-type="float">
            <text:p>2.29990235662E-16</text:p>
          </table:table-cell>
          <table:table-cell office:value-type="float" office:value="21.4552441678" calcext:value-type="float">
            <text:p>21.4552441678</text:p>
          </table:table-cell>
          <table:table-cell office:value-type="float" office:value="7.206077374" calcext:value-type="float">
            <text:p>7.206077374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1.455244273" calcext:value-type="float">
            <text:p>21.455244273</text:p>
          </table:table-cell>
          <table:table-cell office:value-type="float" office:value="2.63836114394E-016" calcext:value-type="float">
            <text:p>2.63836114394E-16</text:p>
          </table:table-cell>
          <table:table-cell office:value-type="float" office:value="21.455244273" calcext:value-type="float">
            <text:p>21.455244273</text:p>
          </table:table-cell>
          <table:table-cell office:value-type="float" office:value="7.38292706943" calcext:value-type="float">
            <text:p>7.382927069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1.4552443769" calcext:value-type="float">
            <text:p>21.4552443769</text:p>
          </table:table-cell>
          <table:table-cell office:value-type="float" office:value="2.24924525731E-016" calcext:value-type="float">
            <text:p>2.24924525731E-16</text:p>
          </table:table-cell>
          <table:table-cell office:value-type="float" office:value="21.4552443769" calcext:value-type="float">
            <text:p>21.4552443769</text:p>
          </table:table-cell>
          <table:table-cell office:value-type="float" office:value="7.56411696454" calcext:value-type="float">
            <text:p>7.5641169645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1.4552444813" calcext:value-type="float">
            <text:p>21.4552444813</text:p>
          </table:table-cell>
          <table:table-cell office:value-type="float" office:value="2.14529993121E-016" calcext:value-type="float">
            <text:p>2.14529993121E-16</text:p>
          </table:table-cell>
          <table:table-cell office:value-type="float" office:value="21.4552444813" calcext:value-type="float">
            <text:p>21.4552444813</text:p>
          </table:table-cell>
          <table:table-cell office:value-type="float" office:value="7.74975357541" calcext:value-type="float">
            <text:p>7.749753575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.4552445859" calcext:value-type="float">
            <text:p>21.4552445859</text:p>
          </table:table-cell>
          <table:table-cell office:value-type="float" office:value="2.01790902439E-016" calcext:value-type="float">
            <text:p>2.01790902439E-16</text:p>
          </table:table-cell>
          <table:table-cell office:value-type="float" office:value="21.4552445859" calcext:value-type="float">
            <text:p>21.4552445859</text:p>
          </table:table-cell>
          <table:table-cell office:value-type="float" office:value="7.93994603218" calcext:value-type="float">
            <text:p>7.939946032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1.4552446895" calcext:value-type="float">
            <text:p>21.4552446895</text:p>
          </table:table-cell>
          <table:table-cell office:value-type="float" office:value="2.36204844177E-016" calcext:value-type="float">
            <text:p>2.36204844177E-16</text:p>
          </table:table-cell>
          <table:table-cell office:value-type="float" office:value="21.4552446895" calcext:value-type="float">
            <text:p>21.4552446895</text:p>
          </table:table-cell>
          <table:table-cell office:value-type="float" office:value="8.13480614325" calcext:value-type="float">
            <text:p>8.134806143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1.4552447939" calcext:value-type="float">
            <text:p>21.4552447939</text:p>
          </table:table-cell>
          <table:table-cell office:value-type="float" office:value="2.50044272506E-016" calcext:value-type="float">
            <text:p>2.50044272506E-16</text:p>
          </table:table-cell>
          <table:table-cell office:value-type="float" office:value="21.4552447939" calcext:value-type="float">
            <text:p>21.4552447939</text:p>
          </table:table-cell>
          <table:table-cell office:value-type="float" office:value="8.33444846099" calcext:value-type="float">
            <text:p>8.33444846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.455244899" calcext:value-type="float">
            <text:p>21.455244899</text:p>
          </table:table-cell>
          <table:table-cell office:value-type="float" office:value="2.23131010937E-016" calcext:value-type="float">
            <text:p>2.23131010937E-16</text:p>
          </table:table-cell>
          <table:table-cell office:value-type="float" office:value="21.455244899" calcext:value-type="float">
            <text:p>21.455244899</text:p>
          </table:table-cell>
          <table:table-cell office:value-type="float" office:value="8.53899034909" calcext:value-type="float">
            <text:p>8.538990349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1.4552450033" calcext:value-type="float">
            <text:p>21.4552450033</text:p>
          </table:table-cell>
          <table:table-cell office:value-type="float" office:value="2.03882230971E-016" calcext:value-type="float">
            <text:p>2.03882230971E-16</text:p>
          </table:table-cell>
          <table:table-cell office:value-type="float" office:value="21.4552450033" calcext:value-type="float">
            <text:p>21.4552450033</text:p>
          </table:table-cell>
          <table:table-cell office:value-type="float" office:value="8.74855205154" calcext:value-type="float">
            <text:p>8.748552051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1.4552451079" calcext:value-type="float">
            <text:p>21.4552451079</text:p>
          </table:table-cell>
          <table:table-cell office:value-type="float" office:value="2.38021897124E-016" calcext:value-type="float">
            <text:p>2.38021897124E-16</text:p>
          </table:table-cell>
          <table:table-cell office:value-type="float" office:value="21.4552451079" calcext:value-type="float">
            <text:p>21.4552451079</text:p>
          </table:table-cell>
          <table:table-cell office:value-type="float" office:value="8.96325676333" calcext:value-type="float">
            <text:p>8.963256763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1.4552452107" calcext:value-type="float">
            <text:p>21.4552452107</text:p>
          </table:table-cell>
          <table:table-cell office:value-type="float" office:value="2.45533627303E-016" calcext:value-type="float">
            <text:p>2.45533627303E-16</text:p>
          </table:table-cell>
          <table:table-cell office:value-type="float" office:value="21.4552452107" calcext:value-type="float">
            <text:p>21.4552452107</text:p>
          </table:table-cell>
          <table:table-cell office:value-type="float" office:value="9.18323070288" calcext:value-type="float">
            <text:p>9.183230702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1.4552453167" calcext:value-type="float">
            <text:p>21.4552453167</text:p>
          </table:table-cell>
          <table:table-cell office:value-type="float" office:value="3.53825526668E-016" calcext:value-type="float">
            <text:p>3.53825526668E-16</text:p>
          </table:table-cell>
          <table:table-cell office:value-type="float" office:value="21.4552453167" calcext:value-type="float">
            <text:p>21.4552453167</text:p>
          </table:table-cell>
          <table:table-cell office:value-type="float" office:value="9.4086031862" calcext:value-type="float">
            <text:p>9.408603186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1.4552454208" calcext:value-type="float">
            <text:p>21.4552454208</text:p>
          </table:table-cell>
          <table:table-cell office:value-type="float" office:value="2.26989409863E-016" calcext:value-type="float">
            <text:p>2.26989409863E-16</text:p>
          </table:table-cell>
          <table:table-cell office:value-type="float" office:value="21.4552454208" calcext:value-type="float">
            <text:p>21.4552454208</text:p>
          </table:table-cell>
          <table:table-cell office:value-type="float" office:value="9.63950670298" calcext:value-type="float">
            <text:p>9.639506703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1.4552455254" calcext:value-type="float">
            <text:p>21.4552455254</text:p>
          </table:table-cell>
          <table:table-cell office:value-type="float" office:value="2.14341891104E-016" calcext:value-type="float">
            <text:p>2.14341891104E-16</text:p>
          </table:table-cell>
          <table:table-cell office:value-type="float" office:value="21.4552455254" calcext:value-type="float">
            <text:p>21.4552455254</text:p>
          </table:table-cell>
          <table:table-cell office:value-type="float" office:value="9.87607699442" calcext:value-type="float">
            <text:p>9.876076994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1.4552456286" calcext:value-type="float">
            <text:p>21.4552456286</text:p>
          </table:table-cell>
          <table:table-cell office:value-type="float" office:value="2.46506246717E-016" calcext:value-type="float">
            <text:p>2.46506246717E-16</text:p>
          </table:table-cell>
          <table:table-cell office:value-type="float" office:value="21.4552456286" calcext:value-type="float">
            <text:p>21.4552456286</text:p>
          </table:table-cell>
          <table:table-cell office:value-type="float" office:value="10.118453133" calcext:value-type="float">
            <text:p>10.11845313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1.4552457337" calcext:value-type="float">
            <text:p>21.4552457337</text:p>
          </table:table-cell>
          <table:table-cell office:value-type="float" office:value="2.08286692644E-016" calcext:value-type="float">
            <text:p>2.08286692644E-16</text:p>
          </table:table-cell>
          <table:table-cell office:value-type="float" office:value="21.4552457337" calcext:value-type="float">
            <text:p>21.4552457337</text:p>
          </table:table-cell>
          <table:table-cell office:value-type="float" office:value="10.3667776044" calcext:value-type="float">
            <text:p>10.36677760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1.4552458384" calcext:value-type="float">
            <text:p>21.4552458384</text:p>
          </table:table-cell>
          <table:table-cell office:value-type="float" office:value="2.43822056319E-016" calcext:value-type="float">
            <text:p>2.43822056319E-16</text:p>
          </table:table-cell>
          <table:table-cell office:value-type="float" office:value="21.4552458384" calcext:value-type="float">
            <text:p>21.4552458384</text:p>
          </table:table-cell>
          <table:table-cell office:value-type="float" office:value="10.6211963911" calcext:value-type="float">
            <text:p>10.621196391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1.4552459431" calcext:value-type="float">
            <text:p>21.4552459431</text:p>
          </table:table-cell>
          <table:table-cell office:value-type="float" office:value="2.31733749145E-016" calcext:value-type="float">
            <text:p>2.31733749145E-16</text:p>
          </table:table-cell>
          <table:table-cell office:value-type="float" office:value="21.4552459431" calcext:value-type="float">
            <text:p>21.4552459431</text:p>
          </table:table-cell>
          <table:table-cell office:value-type="float" office:value="10.8818590581" calcext:value-type="float">
            <text:p>10.881859058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1.4552460469" calcext:value-type="float">
            <text:p>21.4552460469</text:p>
          </table:table-cell>
          <table:table-cell office:value-type="float" office:value="2.49905036388E-016" calcext:value-type="float">
            <text:p>2.49905036388E-16</text:p>
          </table:table-cell>
          <table:table-cell office:value-type="float" office:value="21.4552460469" calcext:value-type="float">
            <text:p>21.4552460469</text:p>
          </table:table-cell>
          <table:table-cell office:value-type="float" office:value="11.1489188411" calcext:value-type="float">
            <text:p>11.148918841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1.4552461514" calcext:value-type="float">
            <text:p>21.4552461514</text:p>
          </table:table-cell>
          <table:table-cell office:value-type="float" office:value="2.44923669851E-016" calcext:value-type="float">
            <text:p>2.44923669851E-16</text:p>
          </table:table-cell>
          <table:table-cell office:value-type="float" office:value="21.4552461514" calcext:value-type="float">
            <text:p>21.4552461514</text:p>
          </table:table-cell>
          <table:table-cell office:value-type="float" office:value="11.4225327366" calcext:value-type="float">
            <text:p>11.42253273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.7028615938" calcext:value-type="float">
            <text:p>11.7028615938</text:p>
          </table:table-cell>
          <table:table-cell office:value-type="float" office:value="-3.2856740306E-017" calcext:value-type="float">
            <text:p>-3.2856740306E-17</text:p>
          </table:table-cell>
          <table:table-cell table:number-columns-repeated="2" office:value-type="float" office:value="11.7028615938" calcext:value-type="float">
            <text:p>11.702861593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1.7028616263" calcext:value-type="float">
            <text:p>11.7028616263</text:p>
          </table:table-cell>
          <table:table-cell office:value-type="float" office:value="-3.64180741971E-017" calcext:value-type="float">
            <text:p>-3.64180741971E-17</text:p>
          </table:table-cell>
          <table:table-cell office:value-type="float" office:value="11.7028616263" calcext:value-type="float">
            <text:p>11.7028616263</text:p>
          </table:table-cell>
          <table:table-cell office:value-type="float" office:value="11.9900702097" calcext:value-type="float">
            <text:p>11.990070209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1.7028616473" calcext:value-type="float">
            <text:p>11.7028616473</text:p>
          </table:table-cell>
          <table:table-cell office:value-type="float" office:value="-3.07562620654E-017" calcext:value-type="float">
            <text:p>-3.07562620654E-17</text:p>
          </table:table-cell>
          <table:table-cell office:value-type="float" office:value="11.7028616473" calcext:value-type="float">
            <text:p>11.7028616473</text:p>
          </table:table-cell>
          <table:table-cell office:value-type="float" office:value="12.2843274255" calcext:value-type="float">
            <text:p>12.284327425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1.7028616762" calcext:value-type="float">
            <text:p>11.7028616762</text:p>
          </table:table-cell>
          <table:table-cell office:value-type="float" office:value="-2.22471109285E-017" calcext:value-type="float">
            <text:p>-2.22471109285E-17</text:p>
          </table:table-cell>
          <table:table-cell office:value-type="float" office:value="11.7028616762" calcext:value-type="float">
            <text:p>11.7028616762</text:p>
          </table:table-cell>
          <table:table-cell office:value-type="float" office:value="12.585806226" calcext:value-type="float">
            <text:p>12.58580622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1.702861706" calcext:value-type="float">
            <text:p>11.702861706</text:p>
          </table:table-cell>
          <table:table-cell office:value-type="float" office:value="-2.76153259631E-017" calcext:value-type="float">
            <text:p>-2.76153259631E-17</text:p>
          </table:table-cell>
          <table:table-cell office:value-type="float" office:value="11.702861706" calcext:value-type="float">
            <text:p>11.702861706</text:p>
          </table:table-cell>
          <table:table-cell office:value-type="float" office:value="12.8946838417" calcext:value-type="float">
            <text:p>12.894683841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1.7028617357" calcext:value-type="float">
            <text:p>11.7028617357</text:p>
          </table:table-cell>
          <table:table-cell office:value-type="float" office:value="-1.90467926378E-017" calcext:value-type="float">
            <text:p>-1.90467926378E-17</text:p>
          </table:table-cell>
          <table:table-cell office:value-type="float" office:value="11.7028617357" calcext:value-type="float">
            <text:p>11.7028617357</text:p>
          </table:table-cell>
          <table:table-cell office:value-type="float" office:value="13.2111418523" calcext:value-type="float">
            <text:p>13.211141852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1.7028617658" calcext:value-type="float">
            <text:p>11.7028617658</text:p>
          </table:table-cell>
          <table:table-cell office:value-type="float" office:value="-3.36393049287E-017" calcext:value-type="float">
            <text:p>-3.36393049287E-17</text:p>
          </table:table-cell>
          <table:table-cell office:value-type="float" office:value="11.7028617658" calcext:value-type="float">
            <text:p>11.7028617658</text:p>
          </table:table-cell>
          <table:table-cell office:value-type="float" office:value="13.535366294" calcext:value-type="float">
            <text:p>13.53536629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1.7028617963" calcext:value-type="float">
            <text:p>11.7028617963</text:p>
          </table:table-cell>
          <table:table-cell office:value-type="float" office:value="-1.81295029127E-017" calcext:value-type="float">
            <text:p>-1.81295029127E-17</text:p>
          </table:table-cell>
          <table:table-cell office:value-type="float" office:value="11.7028617963" calcext:value-type="float">
            <text:p>11.7028617963</text:p>
          </table:table-cell>
          <table:table-cell office:value-type="float" office:value="13.8675477683" calcext:value-type="float">
            <text:p>13.867547768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1.7028618263" calcext:value-type="float">
            <text:p>11.7028618263</text:p>
          </table:table-cell>
          <table:table-cell office:value-type="float" office:value="-2.00638788189E-017" calcext:value-type="float">
            <text:p>-2.00638788189E-17</text:p>
          </table:table-cell>
          <table:table-cell office:value-type="float" office:value="11.7028618263" calcext:value-type="float">
            <text:p>11.7028618263</text:p>
          </table:table-cell>
          <table:table-cell office:value-type="float" office:value="14.2078815549" calcext:value-type="float">
            <text:p>14.207881554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1.7028618561" calcext:value-type="float">
            <text:p>11.7028618561</text:p>
          </table:table-cell>
          <table:table-cell office:value-type="float" office:value="-2.94021371866E-017" calcext:value-type="float">
            <text:p>-2.94021371866E-17</text:p>
          </table:table-cell>
          <table:table-cell office:value-type="float" office:value="11.7028618561" calcext:value-type="float">
            <text:p>11.7028618561</text:p>
          </table:table-cell>
          <table:table-cell office:value-type="float" office:value="14.5565677257" calcext:value-type="float">
            <text:p>14.556567725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.7028618868" calcext:value-type="float">
            <text:p>11.7028618868</text:p>
          </table:table-cell>
          <table:table-cell office:value-type="float" office:value="-3.64305275904E-017" calcext:value-type="float">
            <text:p>-3.64305275904E-17</text:p>
          </table:table-cell>
          <table:table-cell office:value-type="float" office:value="11.7028618868" calcext:value-type="float">
            <text:p>11.7028618868</text:p>
          </table:table-cell>
          <table:table-cell office:value-type="float" office:value="14.9138112626" calcext:value-type="float">
            <text:p>14.913811262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1.7028619173" calcext:value-type="float">
            <text:p>11.7028619173</text:p>
          </table:table-cell>
          <table:table-cell office:value-type="float" office:value="-2.62096936326E-017" calcext:value-type="float">
            <text:p>-2.62096936326E-17</text:p>
          </table:table-cell>
          <table:table-cell office:value-type="float" office:value="11.7028619173" calcext:value-type="float">
            <text:p>11.7028619173</text:p>
          </table:table-cell>
          <table:table-cell office:value-type="float" office:value="15.2798221785" calcext:value-type="float">
            <text:p>15.279822178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1.7028619481" calcext:value-type="float">
            <text:p>11.7028619481</text:p>
          </table:table-cell>
          <table:table-cell office:value-type="float" office:value="-3.50589271033E-017" calcext:value-type="float">
            <text:p>-3.50589271033E-17</text:p>
          </table:table-cell>
          <table:table-cell office:value-type="float" office:value="11.7028619481" calcext:value-type="float">
            <text:p>11.7028619481</text:p>
          </table:table-cell>
          <table:table-cell office:value-type="float" office:value="15.65481564" calcext:value-type="float">
            <text:p>15.6548156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.7028619787" calcext:value-type="float">
            <text:p>11.7028619787</text:p>
          </table:table-cell>
          <table:table-cell office:value-type="float" office:value="-3.58012692802E-017" calcext:value-type="float">
            <text:p>-3.58012692802E-17</text:p>
          </table:table-cell>
          <table:table-cell office:value-type="float" office:value="11.7028619787" calcext:value-type="float">
            <text:p>11.7028619787</text:p>
          </table:table-cell>
          <table:table-cell office:value-type="float" office:value="16.0390120945" calcext:value-type="float">
            <text:p>16.039012094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1.7028620092" calcext:value-type="float">
            <text:p>11.7028620092</text:p>
          </table:table-cell>
          <table:table-cell office:value-type="float" office:value="-2.11725639854E-017" calcext:value-type="float">
            <text:p>-2.11725639854E-17</text:p>
          </table:table-cell>
          <table:table-cell office:value-type="float" office:value="11.7028620092" calcext:value-type="float">
            <text:p>11.7028620092</text:p>
          </table:table-cell>
          <table:table-cell office:value-type="float" office:value="16.4326373994" calcext:value-type="float">
            <text:p>16.432637399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1.7028620394" calcext:value-type="float">
            <text:p>11.7028620394</text:p>
          </table:table-cell>
          <table:table-cell office:value-type="float" office:value="-3.58854268299E-017" calcext:value-type="float">
            <text:p>-3.58854268299E-17</text:p>
          </table:table-cell>
          <table:table-cell office:value-type="float" office:value="11.7028620394" calcext:value-type="float">
            <text:p>11.7028620394</text:p>
          </table:table-cell>
          <table:table-cell office:value-type="float" office:value="16.8359229553" calcext:value-type="float">
            <text:p>16.835922955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1.7028620694" calcext:value-type="float">
            <text:p>11.7028620694</text:p>
          </table:table-cell>
          <table:table-cell office:value-type="float" office:value="-2.76475133105E-017" calcext:value-type="float">
            <text:p>-2.76475133105E-17</text:p>
          </table:table-cell>
          <table:table-cell office:value-type="float" office:value="11.7028620694" calcext:value-type="float">
            <text:p>11.7028620694</text:p>
          </table:table-cell>
          <table:table-cell office:value-type="float" office:value="17.2491058414" calcext:value-type="float">
            <text:p>17.249105841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1.7028620992" calcext:value-type="float">
            <text:p>11.7028620992</text:p>
          </table:table-cell>
          <table:table-cell office:value-type="float" office:value="-2.68106991199E-017" calcext:value-type="float">
            <text:p>-2.68106991199E-17</text:p>
          </table:table-cell>
          <table:table-cell office:value-type="float" office:value="11.7028620992" calcext:value-type="float">
            <text:p>11.7028620992</text:p>
          </table:table-cell>
          <table:table-cell office:value-type="float" office:value="17.6724289555" calcext:value-type="float">
            <text:p>17.672428955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1.7028621295" calcext:value-type="float">
            <text:p>11.7028621295</text:p>
          </table:table-cell>
          <table:table-cell office:value-type="float" office:value="-2.84319844913E-017" calcext:value-type="float">
            <text:p>-2.84319844913E-17</text:p>
          </table:table-cell>
          <table:table-cell office:value-type="float" office:value="11.7028621295" calcext:value-type="float">
            <text:p>11.7028621295</text:p>
          </table:table-cell>
          <table:table-cell office:value-type="float" office:value="18.1061411564" calcext:value-type="float">
            <text:p>18.1061411564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1.7028621598" calcext:value-type="float">
            <text:p>11.7028621598</text:p>
          </table:table-cell>
          <table:table-cell office:value-type="float" office:value="-2.69996918098E-017" calcext:value-type="float">
            <text:p>-2.69996918098E-17</text:p>
          </table:table-cell>
          <table:table-cell office:value-type="float" office:value="11.7028621598" calcext:value-type="float">
            <text:p>11.7028621598</text:p>
          </table:table-cell>
          <table:table-cell office:value-type="float" office:value="18.5504974106" calcext:value-type="float">
            <text:p>18.550497410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.7028621899" calcext:value-type="float">
            <text:p>11.7028621899</text:p>
          </table:table-cell>
          <table:table-cell office:value-type="float" office:value="-2.0355434104E-017" calcext:value-type="float">
            <text:p>-2.0355434104E-17</text:p>
          </table:table-cell>
          <table:table-cell office:value-type="float" office:value="11.7028621899" calcext:value-type="float">
            <text:p>11.7028621899</text:p>
          </table:table-cell>
          <table:table-cell office:value-type="float" office:value="19.0057589415" calcext:value-type="float">
            <text:p>19.005758941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1.7028622203" calcext:value-type="float">
            <text:p>11.7028622203</text:p>
          </table:table-cell>
          <table:table-cell office:value-type="float" office:value="-2.81408491665E-017" calcext:value-type="float">
            <text:p>-2.81408491665E-17</text:p>
          </table:table-cell>
          <table:table-cell office:value-type="float" office:value="11.7028622203" calcext:value-type="float">
            <text:p>11.7028622203</text:p>
          </table:table-cell>
          <table:table-cell office:value-type="float" office:value="19.4721933836" calcext:value-type="float">
            <text:p>19.472193383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1.7028622507" calcext:value-type="float">
            <text:p>11.7028622507</text:p>
          </table:table-cell>
          <table:table-cell office:value-type="float" office:value="-3.4581974556E-017" calcext:value-type="float">
            <text:p>-3.4581974556E-17</text:p>
          </table:table-cell>
          <table:table-cell office:value-type="float" office:value="11.7028622507" calcext:value-type="float">
            <text:p>11.7028622507</text:p>
          </table:table-cell>
          <table:table-cell office:value-type="float" office:value="19.9500749398" calcext:value-type="float">
            <text:p>19.9500749398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1.702862282" calcext:value-type="float">
            <text:p>11.702862282</text:p>
          </table:table-cell>
          <table:table-cell office:value-type="float" office:value="-3.14894526278E-017" calcext:value-type="float">
            <text:p>-3.14894526278E-17</text:p>
          </table:table-cell>
          <table:table-cell office:value-type="float" office:value="11.702862282" calcext:value-type="float">
            <text:p>11.702862282</text:p>
          </table:table-cell>
          <table:table-cell office:value-type="float" office:value="20.439684542" calcext:value-type="float">
            <text:p>20.439684542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1.702862312" calcext:value-type="float">
            <text:p>11.702862312</text:p>
          </table:table-cell>
          <table:table-cell office:value-type="float" office:value="-2.48713862303E-017" calcext:value-type="float">
            <text:p>-2.48713862303E-17</text:p>
          </table:table-cell>
          <table:table-cell office:value-type="float" office:value="11.702862312" calcext:value-type="float">
            <text:p>11.702862312</text:p>
          </table:table-cell>
          <table:table-cell office:value-type="float" office:value="20.941310017" calcext:value-type="float">
            <text:p>20.94131001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.7028623426" calcext:value-type="float">
            <text:p>11.7028623426</text:p>
          </table:table-cell>
          <table:table-cell office:value-type="float" office:value="-2.35013628003E-017" calcext:value-type="float">
            <text:p>-2.35013628003E-17</text:p>
          </table:table-cell>
          <table:table-cell office:value-type="float" office:value="11.7028623426" calcext:value-type="float">
            <text:p>11.7028623426</text:p>
          </table:table-cell>
          <table:table-cell office:value-type="float" office:value="21.4552462553" calcext:value-type="float">
            <text:p>21.455246255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1.4552477455" calcext:value-type="float">
            <text:p>21.4552477455</text:p>
          </table:table-cell>
          <table:table-cell office:value-type="float" office:value="2.85517647615E-016" calcext:value-type="float">
            <text:p>2.85517647615E-16</text:p>
          </table:table-cell>
          <table:table-cell office:value-type="float" office:value="21.4552477455" calcext:value-type="float">
            <text:p>21.4552477455</text:p>
          </table:table-cell>
          <table:table-cell office:value-type="float" office:value="21.9817953844" calcext:value-type="float">
            <text:p>21.981795384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1.4552478567" calcext:value-type="float">
            <text:p>21.4552478567</text:p>
          </table:table-cell>
          <table:table-cell office:value-type="float" office:value="2.31124273088E-016" calcext:value-type="float">
            <text:p>2.31124273088E-16</text:p>
          </table:table-cell>
          <table:table-cell office:value-type="float" office:value="21.4552478567" calcext:value-type="float">
            <text:p>21.4552478567</text:p>
          </table:table-cell>
          <table:table-cell office:value-type="float" office:value="22.5212669467" calcext:value-type="float">
            <text:p>22.5212669467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1.4552479639" calcext:value-type="float">
            <text:p>21.4552479639</text:p>
          </table:table-cell>
          <table:table-cell office:value-type="float" office:value="2.53819026243E-016" calcext:value-type="float">
            <text:p>2.53819026243E-16</text:p>
          </table:table-cell>
          <table:table-cell office:value-type="float" office:value="21.4552479639" calcext:value-type="float">
            <text:p>21.4552479639</text:p>
          </table:table-cell>
          <table:table-cell office:value-type="float" office:value="23.0739780811" calcext:value-type="float">
            <text:p>23.073978081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1.4552480705" calcext:value-type="float">
            <text:p>21.4552480705</text:p>
          </table:table-cell>
          <table:table-cell office:value-type="float" office:value="2.59522827779E-016" calcext:value-type="float">
            <text:p>2.59522827779E-16</text:p>
          </table:table-cell>
          <table:table-cell office:value-type="float" office:value="21.4552480705" calcext:value-type="float">
            <text:p>21.4552480705</text:p>
          </table:table-cell>
          <table:table-cell office:value-type="float" office:value="23.6402537099" calcext:value-type="float">
            <text:p>23.640253709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1.4552481777" calcext:value-type="float">
            <text:p>21.4552481777</text:p>
          </table:table-cell>
          <table:table-cell office:value-type="float" office:value="2.59237856218E-016" calcext:value-type="float">
            <text:p>2.59237856218E-16</text:p>
          </table:table-cell>
          <table:table-cell office:value-type="float" office:value="21.4552481777" calcext:value-type="float">
            <text:p>21.4552481777</text:p>
          </table:table-cell>
          <table:table-cell office:value-type="float" office:value="24.2204267293" calcext:value-type="float">
            <text:p>24.220426729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1.4552482843" calcext:value-type="float">
            <text:p>21.4552482843</text:p>
          </table:table-cell>
          <table:table-cell office:value-type="float" office:value="2.47243154245E-016" calcext:value-type="float">
            <text:p>2.47243154245E-16</text:p>
          </table:table-cell>
          <table:table-cell office:value-type="float" office:value="21.4552482843" calcext:value-type="float">
            <text:p>21.4552482843</text:p>
          </table:table-cell>
          <table:table-cell office:value-type="float" office:value="24.8148382056" calcext:value-type="float">
            <text:p>24.814838205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1.455248391" calcext:value-type="float">
            <text:p>21.455248391</text:p>
          </table:table-cell>
          <table:table-cell office:value-type="float" office:value="2.18301198708E-016" calcext:value-type="float">
            <text:p>2.18301198708E-16</text:p>
          </table:table-cell>
          <table:table-cell office:value-type="float" office:value="21.455248391" calcext:value-type="float">
            <text:p>21.455248391</text:p>
          </table:table-cell>
          <table:table-cell office:value-type="float" office:value="25.4238375753" calcext:value-type="float">
            <text:p>25.423837575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1.4552484984" calcext:value-type="float">
            <text:p>21.4552484984</text:p>
          </table:table-cell>
          <table:table-cell office:value-type="float" office:value="2.80459303471E-016" calcext:value-type="float">
            <text:p>2.80459303471E-16</text:p>
          </table:table-cell>
          <table:table-cell office:value-type="float" office:value="21.4552484984" calcext:value-type="float">
            <text:p>21.4552484984</text:p>
          </table:table-cell>
          <table:table-cell office:value-type="float" office:value="26.0477828507" calcext:value-type="float">
            <text:p>26.0477828507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1.4552486052" calcext:value-type="float">
            <text:p>21.4552486052</text:p>
          </table:table-cell>
          <table:table-cell office:value-type="float" office:value="2.68894437147E-016" calcext:value-type="float">
            <text:p>2.68894437147E-16</text:p>
          </table:table-cell>
          <table:table-cell office:value-type="float" office:value="21.4552486052" calcext:value-type="float">
            <text:p>21.4552486052</text:p>
          </table:table-cell>
          <table:table-cell office:value-type="float" office:value="26.6870408304" calcext:value-type="float">
            <text:p>26.687040830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1.4552487114" calcext:value-type="float">
            <text:p>21.4552487114</text:p>
          </table:table-cell>
          <table:table-cell office:value-type="float" office:value="2.25779996102E-016" calcext:value-type="float">
            <text:p>2.25779996102E-16</text:p>
          </table:table-cell>
          <table:table-cell office:value-type="float" office:value="21.4552487114" calcext:value-type="float">
            <text:p>21.4552487114</text:p>
          </table:table-cell>
          <table:table-cell office:value-type="float" office:value="27.3419873148" calcext:value-type="float">
            <text:p>27.341987314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1.4552488179" calcext:value-type="float">
            <text:p>21.4552488179</text:p>
          </table:table-cell>
          <table:table-cell office:value-type="float" office:value="2.7502151516E-016" calcext:value-type="float">
            <text:p>2.7502151516E-16</text:p>
          </table:table-cell>
          <table:table-cell office:value-type="float" office:value="21.4552488179" calcext:value-type="float">
            <text:p>21.4552488179</text:p>
          </table:table-cell>
          <table:table-cell office:value-type="float" office:value="28.0130073272" calcext:value-type="float">
            <text:p>28.013007327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1.4552489246" calcext:value-type="float">
            <text:p>21.4552489246</text:p>
          </table:table-cell>
          <table:table-cell office:value-type="float" office:value="2.6464041548E-016" calcext:value-type="float">
            <text:p>2.6464041548E-16</text:p>
          </table:table-cell>
          <table:table-cell office:value-type="float" office:value="21.4552489246" calcext:value-type="float">
            <text:p>21.4552489246</text:p>
          </table:table-cell>
          <table:table-cell office:value-type="float" office:value="28.70049534" calcext:value-type="float">
            <text:p>28.7004953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1.4552490318" calcext:value-type="float">
            <text:p>21.4552490318</text:p>
          </table:table-cell>
          <table:table-cell office:value-type="float" office:value="2.51576101557E-016" calcext:value-type="float">
            <text:p>2.51576101557E-16</text:p>
          </table:table-cell>
          <table:table-cell office:value-type="float" office:value="21.4552490318" calcext:value-type="float">
            <text:p>21.4552490318</text:p>
          </table:table-cell>
          <table:table-cell office:value-type="float" office:value="29.4048555066" calcext:value-type="float">
            <text:p>29.4048555066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1.4552491374" calcext:value-type="float">
            <text:p>21.4552491374</text:p>
          </table:table-cell>
          <table:table-cell office:value-type="float" office:value="2.30248162181E-016" calcext:value-type="float">
            <text:p>2.30248162181E-16</text:p>
          </table:table-cell>
          <table:table-cell office:value-type="float" office:value="21.4552491374" calcext:value-type="float">
            <text:p>21.4552491374</text:p>
          </table:table-cell>
          <table:table-cell office:value-type="float" office:value="30.126501899" calcext:value-type="float">
            <text:p>30.126501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1.4552492441" calcext:value-type="float">
            <text:p>21.4552492441</text:p>
          </table:table-cell>
          <table:table-cell office:value-type="float" office:value="2.61158791946E-016" calcext:value-type="float">
            <text:p>2.61158791946E-16</text:p>
          </table:table-cell>
          <table:table-cell office:value-type="float" office:value="21.4552492441" calcext:value-type="float">
            <text:p>21.4552492441</text:p>
          </table:table-cell>
          <table:table-cell office:value-type="float" office:value="30.8658587513" calcext:value-type="float">
            <text:p>30.865858751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1.4552493501" calcext:value-type="float">
            <text:p>21.4552493501</text:p>
          </table:table-cell>
          <table:table-cell office:value-type="float" office:value="2.57786752469E-016" calcext:value-type="float">
            <text:p>2.57786752469E-16</text:p>
          </table:table-cell>
          <table:table-cell office:value-type="float" office:value="21.4552493501" calcext:value-type="float">
            <text:p>21.4552493501</text:p>
          </table:table-cell>
          <table:table-cell office:value-type="float" office:value="31.6233607092" calcext:value-type="float">
            <text:p>31.6233607092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1.4552494564" calcext:value-type="float">
            <text:p>21.4552494564</text:p>
          </table:table-cell>
          <table:table-cell office:value-type="float" office:value="2.75870160205E-016" calcext:value-type="float">
            <text:p>2.75870160205E-16</text:p>
          </table:table-cell>
          <table:table-cell office:value-type="float" office:value="21.4552494564" calcext:value-type="float">
            <text:p>21.4552494564</text:p>
          </table:table-cell>
          <table:table-cell office:value-type="float" office:value="32.399453085" calcext:value-type="float">
            <text:p>32.39945308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1.455249563" calcext:value-type="float">
            <text:p>21.455249563</text:p>
          </table:table-cell>
          <table:table-cell office:value-type="float" office:value="2.69694407398E-016" calcext:value-type="float">
            <text:p>2.69694407398E-16</text:p>
          </table:table-cell>
          <table:table-cell office:value-type="float" office:value="21.455249563" calcext:value-type="float">
            <text:p>21.455249563</text:p>
          </table:table-cell>
          <table:table-cell office:value-type="float" office:value="33.1945921201" calcext:value-type="float">
            <text:p>33.194592120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1.4552496704" calcext:value-type="float">
            <text:p>21.4552496704</text:p>
          </table:table-cell>
          <table:table-cell office:value-type="float" office:value="2.3182942085E-016" calcext:value-type="float">
            <text:p>2.3182942085E-16</text:p>
          </table:table-cell>
          <table:table-cell office:value-type="float" office:value="21.4552496704" calcext:value-type="float">
            <text:p>21.4552496704</text:p>
          </table:table-cell>
          <table:table-cell office:value-type="float" office:value="34.0092452527" calcext:value-type="float">
            <text:p>34.009245252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1.4552497763" calcext:value-type="float">
            <text:p>21.4552497763</text:p>
          </table:table-cell>
          <table:table-cell office:value-type="float" office:value="2.26625041861E-016" calcext:value-type="float">
            <text:p>2.26625041861E-16</text:p>
          </table:table-cell>
          <table:table-cell office:value-type="float" office:value="21.4552497763" calcext:value-type="float">
            <text:p>21.4552497763</text:p>
          </table:table-cell>
          <table:table-cell office:value-type="float" office:value="34.8438913927" calcext:value-type="float">
            <text:p>34.843891392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1.4552498821" calcext:value-type="float">
            <text:p>21.4552498821</text:p>
          </table:table-cell>
          <table:table-cell office:value-type="float" office:value="2.55633502541E-016" calcext:value-type="float">
            <text:p>2.55633502541E-16</text:p>
          </table:table-cell>
          <table:table-cell office:value-type="float" office:value="21.4552498821" calcext:value-type="float">
            <text:p>21.4552498821</text:p>
          </table:table-cell>
          <table:table-cell office:value-type="float" office:value="35.6990212033" calcext:value-type="float">
            <text:p>35.6990212033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1.455249988" calcext:value-type="float">
            <text:p>21.455249988</text:p>
          </table:table-cell>
          <table:table-cell office:value-type="float" office:value="2.48329986001E-016" calcext:value-type="float">
            <text:p>2.48329986001E-16</text:p>
          </table:table-cell>
          <table:table-cell office:value-type="float" office:value="21.455249988" calcext:value-type="float">
            <text:p>21.455249988</text:p>
          </table:table-cell>
          <table:table-cell office:value-type="float" office:value="36.5751373896" calcext:value-type="float">
            <text:p>36.575137389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1.4552500949" calcext:value-type="float">
            <text:p>21.4552500949</text:p>
          </table:table-cell>
          <table:table-cell office:value-type="float" office:value="2.46606669215E-016" calcext:value-type="float">
            <text:p>2.46606669215E-16</text:p>
          </table:table-cell>
          <table:table-cell office:value-type="float" office:value="21.4552500949" calcext:value-type="float">
            <text:p>21.4552500949</text:p>
          </table:table-cell>
          <table:table-cell office:value-type="float" office:value="37.4727549937" calcext:value-type="float">
            <text:p>37.472754993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1.4552502002" calcext:value-type="float">
            <text:p>21.4552502002</text:p>
          </table:table-cell>
          <table:table-cell office:value-type="float" office:value="2.44964258644E-016" calcext:value-type="float">
            <text:p>2.44964258644E-16</text:p>
          </table:table-cell>
          <table:table-cell office:value-type="float" office:value="21.4552502002" calcext:value-type="float">
            <text:p>21.4552502002</text:p>
          </table:table-cell>
          <table:table-cell office:value-type="float" office:value="38.3924016979" calcext:value-type="float">
            <text:p>38.3924016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028638038" calcext:value-type="float">
            <text:p>11.7028638038</text:p>
          </table:table-cell>
          <table:table-cell office:value-type="float" office:value="-1.53156369057E-017" calcext:value-type="float">
            <text:p>-1.53156369057E-17</text:p>
          </table:table-cell>
          <table:table-cell office:value-type="float" office:value="11.7028638038" calcext:value-type="float">
            <text:p>11.7028638038</text:p>
          </table:table-cell>
          <table:table-cell office:value-type="float" office:value="39.3346181347" calcext:value-type="float">
            <text:p>39.3346181347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1.7028638367" calcext:value-type="float">
            <text:p>11.7028638367</text:p>
          </table:table-cell>
          <table:table-cell office:value-type="float" office:value="-3.2376363799E-017" calcext:value-type="float">
            <text:p>-3.2376363799E-17</text:p>
          </table:table-cell>
          <table:table-cell office:value-type="float" office:value="11.7028638367" calcext:value-type="float">
            <text:p>11.7028638367</text:p>
          </table:table-cell>
          <table:table-cell office:value-type="float" office:value="40.2999582048" calcext:value-type="float">
            <text:p>40.299958204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1.7028638564" calcext:value-type="float">
            <text:p>11.7028638564</text:p>
          </table:table-cell>
          <table:table-cell office:value-type="float" office:value="-2.19806772533E-017" calcext:value-type="float">
            <text:p>-2.19806772533E-17</text:p>
          </table:table-cell>
          <table:table-cell office:value-type="float" office:value="11.7028638564" calcext:value-type="float">
            <text:p>11.7028638564</text:p>
          </table:table-cell>
          <table:table-cell office:value-type="float" office:value="41.2889894022" calcext:value-type="float">
            <text:p>41.28898940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1.7028638851" calcext:value-type="float">
            <text:p>11.7028638851</text:p>
          </table:table-cell>
          <table:table-cell office:value-type="float" office:value="-1.17139484796E-017" calcext:value-type="float">
            <text:p>-1.17139484796E-17</text:p>
          </table:table-cell>
          <table:table-cell office:value-type="float" office:value="11.7028638851" calcext:value-type="float">
            <text:p>11.7028638851</text:p>
          </table:table-cell>
          <table:table-cell office:value-type="float" office:value="42.3022931487" calcext:value-type="float">
            <text:p>42.302293148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1.7028639144" calcext:value-type="float">
            <text:p>11.7028639144</text:p>
          </table:table-cell>
          <table:table-cell office:value-type="float" office:value="-2.3867989301E-017" calcext:value-type="float">
            <text:p>-2.3867989301E-17</text:p>
          </table:table-cell>
          <table:table-cell office:value-type="float" office:value="11.7028639144" calcext:value-type="float">
            <text:p>11.7028639144</text:p>
          </table:table-cell>
          <table:table-cell office:value-type="float" office:value="43.3404651347" calcext:value-type="float">
            <text:p>43.34046513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1.7028639448" calcext:value-type="float">
            <text:p>11.7028639448</text:p>
          </table:table-cell>
          <table:table-cell office:value-type="float" office:value="-1.41108841236E-017" calcext:value-type="float">
            <text:p>-1.41108841236E-17</text:p>
          </table:table-cell>
          <table:table-cell office:value-type="float" office:value="11.7028639448" calcext:value-type="float">
            <text:p>11.7028639448</text:p>
          </table:table-cell>
          <table:table-cell office:value-type="float" office:value="44.4041156704" calcext:value-type="float">
            <text:p>44.404115670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1.7028639749" calcext:value-type="float">
            <text:p>11.7028639749</text:p>
          </table:table-cell>
          <table:table-cell office:value-type="float" office:value="-7.83740768448E-018" calcext:value-type="float">
            <text:p>-7.83740768448E-18</text:p>
          </table:table-cell>
          <table:table-cell office:value-type="float" office:value="11.7028639749" calcext:value-type="float">
            <text:p>11.7028639749</text:p>
          </table:table-cell>
          <table:table-cell office:value-type="float" office:value="45.4938700436" calcext:value-type="float">
            <text:p>45.493870043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1.7028640054" calcext:value-type="float">
            <text:p>11.7028640054</text:p>
          </table:table-cell>
          <table:table-cell office:value-type="float" office:value="-2.90556224715E-017" calcext:value-type="float">
            <text:p>-2.90556224715E-17</text:p>
          </table:table-cell>
          <table:table-cell office:value-type="float" office:value="11.7028640054" calcext:value-type="float">
            <text:p>11.7028640054</text:p>
          </table:table-cell>
          <table:table-cell office:value-type="float" office:value="46.610368888" calcext:value-type="float">
            <text:p>46.61036888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1.702864036" calcext:value-type="float">
            <text:p>11.702864036</text:p>
          </table:table-cell>
          <table:table-cell office:value-type="float" office:value="3.67199999193E-017" calcext:value-type="float">
            <text:p>3.67199999193E-17</text:p>
          </table:table-cell>
          <table:table-cell office:value-type="float" office:value="11.702864036" calcext:value-type="float">
            <text:p>11.702864036</text:p>
          </table:table-cell>
          <table:table-cell office:value-type="float" office:value="47.7542685596" calcext:value-type="float">
            <text:p>47.7542685596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1.7028640666" calcext:value-type="float">
            <text:p>11.7028640666</text:p>
          </table:table-cell>
          <table:table-cell office:value-type="float" office:value="-1.91669339505E-017" calcext:value-type="float">
            <text:p>-1.91669339505E-17</text:p>
          </table:table-cell>
          <table:table-cell office:value-type="float" office:value="11.7028640666" calcext:value-type="float">
            <text:p>11.7028640666</text:p>
          </table:table-cell>
          <table:table-cell office:value-type="float" office:value="48.9262415224" calcext:value-type="float">
            <text:p>48.926241522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.7028640973" calcext:value-type="float">
            <text:p>11.7028640973</text:p>
          </table:table-cell>
          <table:table-cell office:value-type="float" office:value="-2.82070605684E-019" calcext:value-type="float">
            <text:p>-2.82070605684E-19</text:p>
          </table:table-cell>
          <table:table-cell office:value-type="float" office:value="11.7028640973" calcext:value-type="float">
            <text:p>11.7028640973</text:p>
          </table:table-cell>
          <table:table-cell office:value-type="float" office:value="50.1269767438" calcext:value-type="float">
            <text:p>50.126976743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1.7028641283" calcext:value-type="float">
            <text:p>11.7028641283</text:p>
          </table:table-cell>
          <table:table-cell office:value-type="float" office:value="-1.2628508511E-017" calcext:value-type="float">
            <text:p>-1.2628508511E-17</text:p>
          </table:table-cell>
          <table:table-cell office:value-type="float" office:value="11.7028641283" calcext:value-type="float">
            <text:p>11.7028641283</text:p>
          </table:table-cell>
          <table:table-cell office:value-type="float" office:value="51.3571800999" calcext:value-type="float">
            <text:p>51.357180099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1.702864159" calcext:value-type="float">
            <text:p>11.702864159</text:p>
          </table:table-cell>
          <table:table-cell office:value-type="float" office:value="-2.88264624192E-017" calcext:value-type="float">
            <text:p>-2.88264624192E-17</text:p>
          </table:table-cell>
          <table:table-cell office:value-type="float" office:value="11.702864159" calcext:value-type="float">
            <text:p>11.702864159</text:p>
          </table:table-cell>
          <table:table-cell office:value-type="float" office:value="52.61757479" calcext:value-type="float">
            <text:p>52.61757479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1.7028641904" calcext:value-type="float">
            <text:p>11.7028641904</text:p>
          </table:table-cell>
          <table:table-cell office:value-type="float" office:value="-2.02546685808E-017" calcext:value-type="float">
            <text:p>-2.02546685808E-17</text:p>
          </table:table-cell>
          <table:table-cell office:value-type="float" office:value="11.7028641904" calcext:value-type="float">
            <text:p>11.7028641904</text:p>
          </table:table-cell>
          <table:table-cell office:value-type="float" office:value="53.908901762" calcext:value-type="float">
            <text:p>53.908901762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1.7028642215" calcext:value-type="float">
            <text:p>11.7028642215</text:p>
          </table:table-cell>
          <table:table-cell office:value-type="float" office:value="-2.02194964426E-017" calcext:value-type="float">
            <text:p>-2.02194964426E-17</text:p>
          </table:table-cell>
          <table:table-cell office:value-type="float" office:value="11.7028642215" calcext:value-type="float">
            <text:p>11.7028642215</text:p>
          </table:table-cell>
          <table:table-cell office:value-type="float" office:value="55.2319201481" calcext:value-type="float">
            <text:p>55.231920148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1.7028642525" calcext:value-type="float">
            <text:p>11.7028642525</text:p>
          </table:table-cell>
          <table:table-cell office:value-type="float" office:value="-2.63215159637E-017" calcext:value-type="float">
            <text:p>-2.63215159637E-17</text:p>
          </table:table-cell>
          <table:table-cell office:value-type="float" office:value="11.7028642525" calcext:value-type="float">
            <text:p>11.7028642525</text:p>
          </table:table-cell>
          <table:table-cell office:value-type="float" office:value="56.5874077108" calcext:value-type="float">
            <text:p>56.587407710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1.7028642837" calcext:value-type="float">
            <text:p>11.7028642837</text:p>
          </table:table-cell>
          <table:table-cell office:value-type="float" office:value="-1.96180364045E-017" calcext:value-type="float">
            <text:p>-1.96180364045E-17</text:p>
          </table:table-cell>
          <table:table-cell office:value-type="float" office:value="11.7028642837" calcext:value-type="float">
            <text:p>11.7028642837</text:p>
          </table:table-cell>
          <table:table-cell office:value-type="float" office:value="57.9761613002" calcext:value-type="float">
            <text:p>57.976161300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1.7028643146" calcext:value-type="float">
            <text:p>11.7028643146</text:p>
          </table:table-cell>
          <table:table-cell office:value-type="float" office:value="-1.15547934956E-017" calcext:value-type="float">
            <text:p>-1.15547934956E-17</text:p>
          </table:table-cell>
          <table:table-cell office:value-type="float" office:value="11.7028643146" calcext:value-type="float">
            <text:p>11.7028643146</text:p>
          </table:table-cell>
          <table:table-cell office:value-type="float" office:value="59.3989973226" calcext:value-type="float">
            <text:p>59.398997322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1.7028643456" calcext:value-type="float">
            <text:p>11.7028643456</text:p>
          </table:table-cell>
          <table:table-cell office:value-type="float" office:value="-9.16242364425E-018" calcext:value-type="float">
            <text:p>-9.16242364425E-18</text:p>
          </table:table-cell>
          <table:table-cell office:value-type="float" office:value="11.7028643456" calcext:value-type="float">
            <text:p>11.7028643456</text:p>
          </table:table-cell>
          <table:table-cell office:value-type="float" office:value="60.8567522202" calcext:value-type="float">
            <text:p>60.856752220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1.7028643766" calcext:value-type="float">
            <text:p>11.7028643766</text:p>
          </table:table-cell>
          <table:table-cell office:value-type="float" office:value="-1.8779495773E-017" calcext:value-type="float">
            <text:p>-1.8779495773E-17</text:p>
          </table:table-cell>
          <table:table-cell office:value-type="float" office:value="11.7028643766" calcext:value-type="float">
            <text:p>11.7028643766</text:p>
          </table:table-cell>
          <table:table-cell office:value-type="float" office:value="62.3502829633" calcext:value-type="float">
            <text:p>62.350282963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.7028644075" calcext:value-type="float">
            <text:p>11.7028644075</text:p>
          </table:table-cell>
          <table:table-cell office:value-type="float" office:value="-2.93024738882E-017" calcext:value-type="float">
            <text:p>-2.93024738882E-17</text:p>
          </table:table-cell>
          <table:table-cell office:value-type="float" office:value="11.7028644075" calcext:value-type="float">
            <text:p>11.7028644075</text:p>
          </table:table-cell>
          <table:table-cell office:value-type="float" office:value="63.8804675532" calcext:value-type="float">
            <text:p>63.880467553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1.7028644391" calcext:value-type="float">
            <text:p>11.7028644391</text:p>
          </table:table-cell>
          <table:table-cell office:value-type="float" office:value="-1.90772004643E-017" calcext:value-type="float">
            <text:p>-1.90772004643E-17</text:p>
          </table:table-cell>
          <table:table-cell office:value-type="float" office:value="11.7028644391" calcext:value-type="float">
            <text:p>11.7028644391</text:p>
          </table:table-cell>
          <table:table-cell office:value-type="float" office:value="65.4482055394" calcext:value-type="float">
            <text:p>65.448205539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.7028644699" calcext:value-type="float">
            <text:p>11.7028644699</text:p>
          </table:table-cell>
          <table:table-cell office:value-type="float" office:value="-3.2828803329E-017" calcext:value-type="float">
            <text:p>-3.2828803329E-17</text:p>
          </table:table-cell>
          <table:table-cell office:value-type="float" office:value="11.7028644699" calcext:value-type="float">
            <text:p>11.7028644699</text:p>
          </table:table-cell>
          <table:table-cell office:value-type="float" office:value="67.0544185475" calcext:value-type="float">
            <text:p>67.0544185475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1.7028645016" calcext:value-type="float">
            <text:p>11.7028645016</text:p>
          </table:table-cell>
          <table:table-cell office:value-type="float" office:value="-1.94856114444E-017" calcext:value-type="float">
            <text:p>-1.94856114444E-17</text:p>
          </table:table-cell>
          <table:table-cell office:value-type="float" office:value="11.7028645016" calcext:value-type="float">
            <text:p>11.7028645016</text:p>
          </table:table-cell>
          <table:table-cell office:value-type="float" office:value="68.7000508217" calcext:value-type="float">
            <text:p>68.700050821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.7028645333" calcext:value-type="float">
            <text:p>11.7028645333</text:p>
          </table:table-cell>
          <table:table-cell office:value-type="float" office:value="-2.80145039335E-017" calcext:value-type="float">
            <text:p>-2.80145039335E-17</text:p>
          </table:table-cell>
          <table:table-cell office:value-type="float" office:value="11.7028645333" calcext:value-type="float">
            <text:p>11.7028645333</text:p>
          </table:table-cell>
          <table:table-cell office:value-type="float" office:value="70.3860697795" calcext:value-type="float">
            <text:p>70.386069779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1.7028645642" calcext:value-type="float">
            <text:p>11.7028645642</text:p>
          </table:table-cell>
          <table:table-cell office:value-type="float" office:value="-2.09331775471E-017" calcext:value-type="float">
            <text:p>-2.09331775471E-17</text:p>
          </table:table-cell>
          <table:table-cell office:value-type="float" office:value="11.7028645642" calcext:value-type="float">
            <text:p>11.7028645642</text:p>
          </table:table-cell>
          <table:table-cell office:value-type="float" office:value="72.1134665804" calcext:value-type="float">
            <text:p>72.113466580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1.4552518163" calcext:value-type="float">
            <text:p>21.4552518163</text:p>
          </table:table-cell>
          <table:table-cell office:value-type="float" office:value="2.27533475811E-016" calcext:value-type="float">
            <text:p>2.27533475811E-16</text:p>
          </table:table-cell>
          <table:table-cell office:value-type="float" office:value="21.4552518163" calcext:value-type="float">
            <text:p>21.4552518163</text:p>
          </table:table-cell>
          <table:table-cell office:value-type="float" office:value="73.8832567087" calcext:value-type="float">
            <text:p>73.883256708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1.4552519249" calcext:value-type="float">
            <text:p>21.4552519249</text:p>
          </table:table-cell>
          <table:table-cell office:value-type="float" office:value="2.08887048152E-016" calcext:value-type="float">
            <text:p>2.08887048152E-16</text:p>
          </table:table-cell>
          <table:table-cell office:value-type="float" office:value="21.4552519249" calcext:value-type="float">
            <text:p>21.4552519249</text:p>
          </table:table-cell>
          <table:table-cell office:value-type="float" office:value="75.6964805707" calcext:value-type="float">
            <text:p>75.696480570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1.4552520343" calcext:value-type="float">
            <text:p>21.4552520343</text:p>
          </table:table-cell>
          <table:table-cell office:value-type="float" office:value="2.02004106608E-016" calcext:value-type="float">
            <text:p>2.02004106608E-16</text:p>
          </table:table-cell>
          <table:table-cell office:value-type="float" office:value="21.4552520343" calcext:value-type="float">
            <text:p>21.4552520343</text:p>
          </table:table-cell>
          <table:table-cell office:value-type="float" office:value="77.5542041059" calcext:value-type="float">
            <text:p>77.5542041059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1.455252142" calcext:value-type="float">
            <text:p>21.455252142</text:p>
          </table:table-cell>
          <table:table-cell office:value-type="float" office:value="2.35994859675E-016" calcext:value-type="float">
            <text:p>2.35994859675E-16</text:p>
          </table:table-cell>
          <table:table-cell office:value-type="float" office:value="21.455252142" calcext:value-type="float">
            <text:p>21.455252142</text:p>
          </table:table-cell>
          <table:table-cell office:value-type="float" office:value="79.4575194137" calcext:value-type="float">
            <text:p>79.457519413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.4552522494" calcext:value-type="float">
            <text:p>21.4552522494</text:p>
          </table:table-cell>
          <table:table-cell office:value-type="float" office:value="2.07690937417E-016" calcext:value-type="float">
            <text:p>2.07690937417E-16</text:p>
          </table:table-cell>
          <table:table-cell office:value-type="float" office:value="21.4552522494" calcext:value-type="float">
            <text:p>21.4552522494</text:p>
          </table:table-cell>
          <table:table-cell office:value-type="float" office:value="81.4075453957" calcext:value-type="float">
            <text:p>81.407545395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1.4552523577" calcext:value-type="float">
            <text:p>21.4552523577</text:p>
          </table:table-cell>
          <table:table-cell office:value-type="float" office:value="2.33479192207E-016" calcext:value-type="float">
            <text:p>2.33479192207E-16</text:p>
          </table:table-cell>
          <table:table-cell office:value-type="float" office:value="21.4552523577" calcext:value-type="float">
            <text:p>21.4552523577</text:p>
          </table:table-cell>
          <table:table-cell office:value-type="float" office:value="83.4054284132" calcext:value-type="float">
            <text:p>83.405428413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1.4552524655" calcext:value-type="float">
            <text:p>21.4552524655</text:p>
          </table:table-cell>
          <table:table-cell office:value-type="float" office:value="2.44662176462E-016" calcext:value-type="float">
            <text:p>2.44662176462E-16</text:p>
          </table:table-cell>
          <table:table-cell office:value-type="float" office:value="21.4552524655" calcext:value-type="float">
            <text:p>21.4552524655</text:p>
          </table:table-cell>
          <table:table-cell office:value-type="float" office:value="85.4523429613" calcext:value-type="float">
            <text:p>85.452342961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1.4552525746" calcext:value-type="float">
            <text:p>21.4552525746</text:p>
          </table:table-cell>
          <table:table-cell office:value-type="float" office:value="2.20261802963E-016" calcext:value-type="float">
            <text:p>2.20261802963E-16</text:p>
          </table:table-cell>
          <table:table-cell office:value-type="float" office:value="21.4552525746" calcext:value-type="float">
            <text:p>21.4552525746</text:p>
          </table:table-cell>
          <table:table-cell office:value-type="float" office:value="87.5494923592" calcext:value-type="float">
            <text:p>87.549492359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1.4552526831" calcext:value-type="float">
            <text:p>21.4552526831</text:p>
          </table:table-cell>
          <table:table-cell office:value-type="float" office:value="1.91288796856E-016" calcext:value-type="float">
            <text:p>1.91288796856E-16</text:p>
          </table:table-cell>
          <table:table-cell office:value-type="float" office:value="21.4552526831" calcext:value-type="float">
            <text:p>21.4552526831</text:p>
          </table:table-cell>
          <table:table-cell office:value-type="float" office:value="89.6981094577" calcext:value-type="float">
            <text:p>89.698109457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1.4552527907" calcext:value-type="float">
            <text:p>21.4552527907</text:p>
          </table:table-cell>
          <table:table-cell office:value-type="float" office:value="2.0719494418E-016" calcext:value-type="float">
            <text:p>2.0719494418E-16</text:p>
          </table:table-cell>
          <table:table-cell office:value-type="float" office:value="21.4552527907" calcext:value-type="float">
            <text:p>21.4552527907</text:p>
          </table:table-cell>
          <table:table-cell office:value-type="float" office:value="91.8994573637" calcext:value-type="float">
            <text:p>91.899457363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1.4552528988" calcext:value-type="float">
            <text:p>21.4552528988</text:p>
          </table:table-cell>
          <table:table-cell office:value-type="float" office:value="2.2682128374E-016" calcext:value-type="float">
            <text:p>2.2682128374E-16</text:p>
          </table:table-cell>
          <table:table-cell office:value-type="float" office:value="21.4552528988" calcext:value-type="float">
            <text:p>21.4552528988</text:p>
          </table:table-cell>
          <table:table-cell office:value-type="float" office:value="94.1548301832" calcext:value-type="float">
            <text:p>94.1548301832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1.4552530059" calcext:value-type="float">
            <text:p>21.4552530059</text:p>
          </table:table-cell>
          <table:table-cell office:value-type="float" office:value="2.30437595953E-016" calcext:value-type="float">
            <text:p>2.30437595953E-16</text:p>
          </table:table-cell>
          <table:table-cell office:value-type="float" office:value="21.4552530059" calcext:value-type="float">
            <text:p>21.4552530059</text:p>
          </table:table-cell>
          <table:table-cell office:value-type="float" office:value="96.4655537817" calcext:value-type="float">
            <text:p>96.465553781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1.4552531142" calcext:value-type="float">
            <text:p>21.4552531142</text:p>
          </table:table-cell>
          <table:table-cell office:value-type="float" office:value="2.24483117543E-016" calcext:value-type="float">
            <text:p>2.24483117543E-16</text:p>
          </table:table-cell>
          <table:table-cell office:value-type="float" office:value="21.4552531142" calcext:value-type="float">
            <text:p>21.4552531142</text:p>
          </table:table-cell>
          <table:table-cell office:value-type="float" office:value="98.8329865637" calcext:value-type="float">
            <text:p>98.832986563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1.4552532215" calcext:value-type="float">
            <text:p>21.4552532215</text:p>
          </table:table-cell>
          <table:table-cell office:value-type="float" office:value="2.18581067183E-016" calcext:value-type="float">
            <text:p>2.18581067183E-16</text:p>
          </table:table-cell>
          <table:table-cell office:value-type="float" office:value="21.4552532215" calcext:value-type="float">
            <text:p>21.4552532215</text:p>
          </table:table-cell>
          <table:table-cell office:value-type="float" office:value="101.258520272" calcext:value-type="float">
            <text:p>101.25852027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1.455253331" calcext:value-type="float">
            <text:p>21.455253331</text:p>
          </table:table-cell>
          <table:table-cell office:value-type="float" office:value="2.24096891133E-016" calcext:value-type="float">
            <text:p>2.24096891133E-16</text:p>
          </table:table-cell>
          <table:table-cell office:value-type="float" office:value="21.455253331" calcext:value-type="float">
            <text:p>21.455253331</text:p>
          </table:table-cell>
          <table:table-cell office:value-type="float" office:value="103.743580803" calcext:value-type="float">
            <text:p>103.743580803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1.4552534391" calcext:value-type="float">
            <text:p>21.4552534391</text:p>
          </table:table-cell>
          <table:table-cell office:value-type="float" office:value="2.09380766131E-016" calcext:value-type="float">
            <text:p>2.09380766131E-16</text:p>
          </table:table-cell>
          <table:table-cell office:value-type="float" office:value="21.4552534391" calcext:value-type="float">
            <text:p>21.4552534391</text:p>
          </table:table-cell>
          <table:table-cell office:value-type="float" office:value="106.28962905" calcext:value-type="float">
            <text:p>106.2896290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1.4552535467" calcext:value-type="float">
            <text:p>21.4552535467</text:p>
          </table:table-cell>
          <table:table-cell office:value-type="float" office:value="2.1212121101E-016" calcext:value-type="float">
            <text:p>2.1212121101E-16</text:p>
          </table:table-cell>
          <table:table-cell office:value-type="float" office:value="21.4552535467" calcext:value-type="float">
            <text:p>21.4552535467</text:p>
          </table:table-cell>
          <table:table-cell office:value-type="float" office:value="108.898161758" calcext:value-type="float">
            <text:p>108.89816175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1.4552536546" calcext:value-type="float">
            <text:p>21.4552536546</text:p>
          </table:table-cell>
          <table:table-cell office:value-type="float" office:value="2.18271077154E-016" calcext:value-type="float">
            <text:p>2.18271077154E-16</text:p>
          </table:table-cell>
          <table:table-cell office:value-type="float" office:value="21.4552536546" calcext:value-type="float">
            <text:p>21.4552536546</text:p>
          </table:table-cell>
          <table:table-cell office:value-type="float" office:value="111.570712404" calcext:value-type="float">
            <text:p>111.57071240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1.4552537625" calcext:value-type="float">
            <text:p>21.4552537625</text:p>
          </table:table-cell>
          <table:table-cell office:value-type="float" office:value="2.04335279991E-016" calcext:value-type="float">
            <text:p>2.04335279991E-16</text:p>
          </table:table-cell>
          <table:table-cell office:value-type="float" office:value="21.4552537625" calcext:value-type="float">
            <text:p>21.4552537625</text:p>
          </table:table-cell>
          <table:table-cell office:value-type="float" office:value="114.308852099" calcext:value-type="float">
            <text:p>114.30885209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1.4552538695" calcext:value-type="float">
            <text:p>21.4552538695</text:p>
          </table:table-cell>
          <table:table-cell office:value-type="float" office:value="2.41434004274E-016" calcext:value-type="float">
            <text:p>2.41434004274E-16</text:p>
          </table:table-cell>
          <table:table-cell office:value-type="float" office:value="21.4552538695" calcext:value-type="float">
            <text:p>21.4552538695</text:p>
          </table:table-cell>
          <table:table-cell office:value-type="float" office:value="117.114190514" calcext:value-type="float">
            <text:p>117.11419051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1.4552539782" calcext:value-type="float">
            <text:p>21.4552539782</text:p>
          </table:table-cell>
          <table:table-cell office:value-type="float" office:value="2.18449261342E-016" calcext:value-type="float">
            <text:p>2.18449261342E-16</text:p>
          </table:table-cell>
          <table:table-cell office:value-type="float" office:value="21.4552539782" calcext:value-type="float">
            <text:p>21.4552539782</text:p>
          </table:table-cell>
          <table:table-cell office:value-type="float" office:value="119.988376822" calcext:value-type="float">
            <text:p>119.9883768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1.4552540861" calcext:value-type="float">
            <text:p>21.4552540861</text:p>
          </table:table-cell>
          <table:table-cell office:value-type="float" office:value="2.30260074448E-016" calcext:value-type="float">
            <text:p>2.30260074448E-16</text:p>
          </table:table-cell>
          <table:table-cell office:value-type="float" office:value="21.4552540861" calcext:value-type="float">
            <text:p>21.4552540861</text:p>
          </table:table-cell>
          <table:table-cell office:value-type="float" office:value="122.93310067" calcext:value-type="float">
            <text:p>122.9331006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1.4552541945" calcext:value-type="float">
            <text:p>21.4552541945</text:p>
          </table:table-cell>
          <table:table-cell office:value-type="float" office:value="2.13783008005E-016" calcext:value-type="float">
            <text:p>2.13783008005E-16</text:p>
          </table:table-cell>
          <table:table-cell office:value-type="float" office:value="21.4552541945" calcext:value-type="float">
            <text:p>21.4552541945</text:p>
          </table:table-cell>
          <table:table-cell office:value-type="float" office:value="125.950093173" calcext:value-type="float">
            <text:p>125.95009317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1.4552543019" calcext:value-type="float">
            <text:p>21.4552543019</text:p>
          </table:table-cell>
          <table:table-cell office:value-type="float" office:value="2.50037875303E-016" calcext:value-type="float">
            <text:p>2.50037875303E-16</text:p>
          </table:table-cell>
          <table:table-cell office:value-type="float" office:value="21.4552543019" calcext:value-type="float">
            <text:p>21.4552543019</text:p>
          </table:table-cell>
          <table:table-cell office:value-type="float" office:value="129.041127929" calcext:value-type="float">
            <text:p>129.04112792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.7028660414" calcext:value-type="float">
            <text:p>11.7028660414</text:p>
          </table:table-cell>
          <table:table-cell office:value-type="float" office:value="-2.68592905812E-017" calcext:value-type="float">
            <text:p>-2.68592905812E-17</text:p>
          </table:table-cell>
          <table:table-cell office:value-type="float" office:value="11.7028660414" calcext:value-type="float">
            <text:p>11.7028660414</text:p>
          </table:table-cell>
          <table:table-cell office:value-type="float" office:value="132.208022064" calcext:value-type="float">
            <text:p>132.208022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2:24:42.981311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2:27:34.444342052</dc:date>
    <meta:editing-duration>PT37M2S</meta:editing-duration>
    <meta:editing-cycles>3</meta:editing-cycles>
    <meta:generator>LibreOffice/5.1.6.2$Linux_X86_64 LibreOffice_project/10m0$Build-2</meta:generator>
    <meta:document-statistic meta:table-count="1" meta:cell-count="12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77cm" svg:y="3.703cm" style:legend-expansion="high" chart:style-name="ch2"/>
        <chart:plot-area chart:style-name="ch3" table:cell-range-address="EnergyVals.A1:EnergyVals.D251" chart:data-source-has-labels="both" svg:x="0.32cm" svg:y="0.18cm" svg:width="12.137cm" svg:height="8.64cm">
          <chartooo:coordinate-region svg:x="0.941cm" svg:y="0.379cm" svg:width="11.516cm" svg:height="8.242cm"/>
          <chart:axis chart:dimension="x" chart:name="primary-x" chart:style-name="ch4" chartooo:axis-type="auto">
            <chartooo:date-scale/>
            <chart:categories table:cell-range-address="EnergyVals.A1:EnergyVals.A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nergyVals.B1:EnergyVals.B251" loext:label-string="energy" chart:class="chart:line">
            <chart:data-point chart:repeated="251"/>
          </chart:series>
          <chart:series chart:style-name="ch7" chart:values-cell-range-address="EnergyVals.C1:EnergyVals.C251" loext:label-string="left_energy" chart:class="chart:line">
            <chart:data-point chart:repeated="251"/>
          </chart:series>
          <chart:series chart:style-name="ch8" chart:values-cell-range-address="EnergyVals.D1:EnergyVals.D251" loext:label-string="right_energy" chart:class="chart:line">
            <chart:data-point chart:repeated="2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2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2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52362275">
                <text:p>21.4552362275</text:p>
              </table:table-cell>
              <table:table-cell office:value-type="float" office:value="2.08212320239E-016">
                <text:p>2.08212320239E-016</text:p>
              </table:table-cell>
              <table:table-cell office:value-type="float" office:value="21.4552362275">
                <text:p>21.455236227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52363141">
                <text:p>21.4552363141</text:p>
              </table:table-cell>
              <table:table-cell office:value-type="float" office:value="2.35716928677E-016">
                <text:p>2.35716928677E-016</text:p>
              </table:table-cell>
              <table:table-cell office:value-type="float" office:value="21.4552363141">
                <text:p>21.455236314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552364024">
                <text:p>21.4552364024</text:p>
              </table:table-cell>
              <table:table-cell office:value-type="float" office:value="2.13837223417E-016">
                <text:p>2.13837223417E-016</text:p>
              </table:table-cell>
              <table:table-cell office:value-type="float" office:value="21.4552364024">
                <text:p>21.455236402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55236491">
                <text:p>21.455236491</text:p>
              </table:table-cell>
              <table:table-cell office:value-type="float" office:value="2.24109981722E-016">
                <text:p>2.24109981722E-016</text:p>
              </table:table-cell>
              <table:table-cell office:value-type="float" office:value="21.455236491">
                <text:p>21.4552364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552365812">
                <text:p>21.4552365812</text:p>
              </table:table-cell>
              <table:table-cell office:value-type="float" office:value="2.26504066345E-016">
                <text:p>2.26504066345E-016</text:p>
              </table:table-cell>
              <table:table-cell office:value-type="float" office:value="21.4552365812">
                <text:p>21.455236581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552366718">
                <text:p>21.4552366718</text:p>
              </table:table-cell>
              <table:table-cell office:value-type="float" office:value="2.53016074871E-016">
                <text:p>2.53016074871E-016</text:p>
              </table:table-cell>
              <table:table-cell office:value-type="float" office:value="21.4552366718">
                <text:p>21.455236671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552367636">
                <text:p>21.4552367636</text:p>
              </table:table-cell>
              <table:table-cell office:value-type="float" office:value="2.15065297842E-016">
                <text:p>2.15065297842E-016</text:p>
              </table:table-cell>
              <table:table-cell office:value-type="float" office:value="21.4552367636">
                <text:p>21.455236763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552368549">
                <text:p>21.4552368549</text:p>
              </table:table-cell>
              <table:table-cell office:value-type="float" office:value="2.38554411557E-016">
                <text:p>2.38554411557E-016</text:p>
              </table:table-cell>
              <table:table-cell office:value-type="float" office:value="21.4552368549">
                <text:p>21.455236854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552369473">
                <text:p>21.4552369473</text:p>
              </table:table-cell>
              <table:table-cell office:value-type="float" office:value="2.14478740805E-016">
                <text:p>2.14478740805E-016</text:p>
              </table:table-cell>
              <table:table-cell office:value-type="float" office:value="21.4552369473">
                <text:p>21.45523694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5523704">
                <text:p>21.45523704</text:p>
              </table:table-cell>
              <table:table-cell office:value-type="float" office:value="2.08255101678E-016">
                <text:p>2.08255101678E-016</text:p>
              </table:table-cell>
              <table:table-cell office:value-type="float" office:value="21.45523704">
                <text:p>21.4552370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552371324">
                <text:p>21.4552371324</text:p>
              </table:table-cell>
              <table:table-cell office:value-type="float" office:value="2.46669358919E-016">
                <text:p>2.46669358919E-016</text:p>
              </table:table-cell>
              <table:table-cell office:value-type="float" office:value="21.4552371324">
                <text:p>21.455237132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552372254">
                <text:p>21.4552372254</text:p>
              </table:table-cell>
              <table:table-cell office:value-type="float" office:value="2.52470005957E-016">
                <text:p>2.52470005957E-016</text:p>
              </table:table-cell>
              <table:table-cell office:value-type="float" office:value="21.4552372254">
                <text:p>21.45523722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52373182">
                <text:p>21.4552373182</text:p>
              </table:table-cell>
              <table:table-cell office:value-type="float" office:value="2.07482462012E-016">
                <text:p>2.07482462012E-016</text:p>
              </table:table-cell>
              <table:table-cell office:value-type="float" office:value="21.4552373182">
                <text:p>21.45523731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52374116">
                <text:p>21.4552374116</text:p>
              </table:table-cell>
              <table:table-cell office:value-type="float" office:value="2.31553865017E-016">
                <text:p>2.31553865017E-016</text:p>
              </table:table-cell>
              <table:table-cell office:value-type="float" office:value="21.4552374116">
                <text:p>21.455237411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52375043">
                <text:p>21.4552375043</text:p>
              </table:table-cell>
              <table:table-cell office:value-type="float" office:value="2.25930430823E-016">
                <text:p>2.25930430823E-016</text:p>
              </table:table-cell>
              <table:table-cell office:value-type="float" office:value="21.4552375043">
                <text:p>21.455237504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552375977">
                <text:p>21.4552375977</text:p>
              </table:table-cell>
              <table:table-cell office:value-type="float" office:value="2.32490529917E-016">
                <text:p>2.32490529917E-016</text:p>
              </table:table-cell>
              <table:table-cell office:value-type="float" office:value="21.4552375977">
                <text:p>21.455237597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552376921">
                <text:p>21.4552376921</text:p>
              </table:table-cell>
              <table:table-cell office:value-type="float" office:value="2.10795765493E-016">
                <text:p>2.10795765493E-016</text:p>
              </table:table-cell>
              <table:table-cell office:value-type="float" office:value="21.4552376921">
                <text:p>21.455237692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552377865">
                <text:p>21.4552377865</text:p>
              </table:table-cell>
              <table:table-cell office:value-type="float" office:value="2.06261361269E-016">
                <text:p>2.06261361269E-016</text:p>
              </table:table-cell>
              <table:table-cell office:value-type="float" office:value="21.4552377865">
                <text:p>21.455237786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552378812">
                <text:p>21.4552378812</text:p>
              </table:table-cell>
              <table:table-cell office:value-type="float" office:value="2.70748119963E-016">
                <text:p>2.70748119963E-016</text:p>
              </table:table-cell>
              <table:table-cell office:value-type="float" office:value="21.4552378812">
                <text:p>21.45523788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52379765">
                <text:p>21.4552379765</text:p>
              </table:table-cell>
              <table:table-cell office:value-type="float" office:value="2.24024882227E-016">
                <text:p>2.24024882227E-016</text:p>
              </table:table-cell>
              <table:table-cell office:value-type="float" office:value="21.4552379765">
                <text:p>21.455237976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552380704">
                <text:p>21.4552380704</text:p>
              </table:table-cell>
              <table:table-cell office:value-type="float" office:value="2.38811906118E-016">
                <text:p>2.38811906118E-016</text:p>
              </table:table-cell>
              <table:table-cell office:value-type="float" office:value="21.4552380704">
                <text:p>21.455238070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552381655">
                <text:p>21.4552381655</text:p>
              </table:table-cell>
              <table:table-cell office:value-type="float" office:value="2.36942997302E-016">
                <text:p>2.36942997302E-016</text:p>
              </table:table-cell>
              <table:table-cell office:value-type="float" office:value="21.4552381655">
                <text:p>21.455238165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552382612">
                <text:p>21.4552382612</text:p>
              </table:table-cell>
              <table:table-cell office:value-type="float" office:value="2.34943818021E-016">
                <text:p>2.34943818021E-016</text:p>
              </table:table-cell>
              <table:table-cell office:value-type="float" office:value="21.4552382612">
                <text:p>21.455238261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552383563">
                <text:p>21.4552383563</text:p>
              </table:table-cell>
              <table:table-cell office:value-type="float" office:value="2.47471168939E-016">
                <text:p>2.47471168939E-016</text:p>
              </table:table-cell>
              <table:table-cell office:value-type="float" office:value="21.4552383563">
                <text:p>21.455238356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702857338">
                <text:p>11.702857338</text:p>
              </table:table-cell>
              <table:table-cell office:value-type="float" office:value="-5.28640988411E-017">
                <text:p>-5.28640988411E-017</text:p>
              </table:table-cell>
              <table:table-cell office:value-type="float" office:value="11.702857338">
                <text:p>11.70285733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1.7028573653">
                <text:p>11.7028573653</text:p>
              </table:table-cell>
              <table:table-cell office:value-type="float" office:value="-4.13162524112E-017">
                <text:p>-4.13162524112E-017</text:p>
              </table:table-cell>
              <table:table-cell office:value-type="float" office:value="11.7028573653">
                <text:p>11.702857365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1.7028573923">
                <text:p>11.7028573923</text:p>
              </table:table-cell>
              <table:table-cell office:value-type="float" office:value="-1.92623240106E-017">
                <text:p>-1.92623240106E-017</text:p>
              </table:table-cell>
              <table:table-cell office:value-type="float" office:value="11.7028573923">
                <text:p>11.702857392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1.7028574197">
                <text:p>11.7028574197</text:p>
              </table:table-cell>
              <table:table-cell office:value-type="float" office:value="-4.34012587032E-017">
                <text:p>-4.34012587032E-017</text:p>
              </table:table-cell>
              <table:table-cell office:value-type="float" office:value="11.7028574197">
                <text:p>11.702857419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1.7028574475">
                <text:p>11.7028574475</text:p>
              </table:table-cell>
              <table:table-cell office:value-type="float" office:value="-2.6952939416E-017">
                <text:p>-2.6952939416E-017</text:p>
              </table:table-cell>
              <table:table-cell office:value-type="float" office:value="11.7028574475">
                <text:p>11.70285744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1.7028574754">
                <text:p>11.7028574754</text:p>
              </table:table-cell>
              <table:table-cell office:value-type="float" office:value="-3.6409672293E-017">
                <text:p>-3.6409672293E-017</text:p>
              </table:table-cell>
              <table:table-cell office:value-type="float" office:value="11.7028574754">
                <text:p>11.702857475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1.7028575034">
                <text:p>11.7028575034</text:p>
              </table:table-cell>
              <table:table-cell office:value-type="float" office:value="-4.0428318601E-017">
                <text:p>-4.0428318601E-017</text:p>
              </table:table-cell>
              <table:table-cell office:value-type="float" office:value="11.7028575034">
                <text:p>11.702857503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1.7028575318">
                <text:p>11.7028575318</text:p>
              </table:table-cell>
              <table:table-cell office:value-type="float" office:value="-1.0470385548E-017">
                <text:p>-1.0470385548E-017</text:p>
              </table:table-cell>
              <table:table-cell office:value-type="float" office:value="11.7028575318">
                <text:p>11.702857531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1.7028575599">
                <text:p>11.7028575599</text:p>
              </table:table-cell>
              <table:table-cell office:value-type="float" office:value="-1.70274124335E-017">
                <text:p>-1.70274124335E-017</text:p>
              </table:table-cell>
              <table:table-cell office:value-type="float" office:value="11.7028575599">
                <text:p>11.702857559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1.7028575882">
                <text:p>11.7028575882</text:p>
              </table:table-cell>
              <table:table-cell office:value-type="float" office:value="-8.80167130459E-018">
                <text:p>-8.80167130459E-018</text:p>
              </table:table-cell>
              <table:table-cell office:value-type="float" office:value="11.7028575882">
                <text:p>11.70285758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.7028576173">
                <text:p>11.7028576173</text:p>
              </table:table-cell>
              <table:table-cell office:value-type="float" office:value="-2.13490116938E-017">
                <text:p>-2.13490116938E-017</text:p>
              </table:table-cell>
              <table:table-cell office:value-type="float" office:value="11.7028576173">
                <text:p>11.702857617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1.7028576461">
                <text:p>11.7028576461</text:p>
              </table:table-cell>
              <table:table-cell office:value-type="float" office:value="-1.42380672075E-017">
                <text:p>-1.42380672075E-017</text:p>
              </table:table-cell>
              <table:table-cell office:value-type="float" office:value="11.7028576461">
                <text:p>11.702857646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1.7028576744">
                <text:p>11.7028576744</text:p>
              </table:table-cell>
              <table:table-cell office:value-type="float" office:value="-5.3201014433E-017">
                <text:p>-5.3201014433E-017</text:p>
              </table:table-cell>
              <table:table-cell office:value-type="float" office:value="11.7028576744">
                <text:p>11.702857674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1.7028577028">
                <text:p>11.7028577028</text:p>
              </table:table-cell>
              <table:table-cell office:value-type="float" office:value="-2.76479331672E-017">
                <text:p>-2.76479331672E-017</text:p>
              </table:table-cell>
              <table:table-cell office:value-type="float" office:value="11.7028577028">
                <text:p>11.702857702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.7028577316">
                <text:p>11.7028577316</text:p>
              </table:table-cell>
              <table:table-cell office:value-type="float" office:value="-3.84018308968E-017">
                <text:p>-3.84018308968E-017</text:p>
              </table:table-cell>
              <table:table-cell office:value-type="float" office:value="11.7028577316">
                <text:p>11.702857731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.7028577604">
                <text:p>11.7028577604</text:p>
              </table:table-cell>
              <table:table-cell office:value-type="float" office:value="-2.41031759904E-017">
                <text:p>-2.41031759904E-017</text:p>
              </table:table-cell>
              <table:table-cell office:value-type="float" office:value="11.7028577604">
                <text:p>11.702857760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1.7028577887">
                <text:p>11.7028577887</text:p>
              </table:table-cell>
              <table:table-cell office:value-type="float" office:value="-2.32509146104E-017">
                <text:p>-2.32509146104E-017</text:p>
              </table:table-cell>
              <table:table-cell office:value-type="float" office:value="11.7028577887">
                <text:p>11.702857788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1.7028578176">
                <text:p>11.7028578176</text:p>
              </table:table-cell>
              <table:table-cell office:value-type="float" office:value="-2.69322191809E-017">
                <text:p>-2.69322191809E-017</text:p>
              </table:table-cell>
              <table:table-cell office:value-type="float" office:value="11.7028578176">
                <text:p>11.702857817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.7028578459">
                <text:p>11.7028578459</text:p>
              </table:table-cell>
              <table:table-cell office:value-type="float" office:value="-2.66314374377E-017">
                <text:p>-2.66314374377E-017</text:p>
              </table:table-cell>
              <table:table-cell office:value-type="float" office:value="11.7028578459">
                <text:p>11.702857845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1.7028578749">
                <text:p>11.7028578749</text:p>
              </table:table-cell>
              <table:table-cell office:value-type="float" office:value="-1.35390650412E-017">
                <text:p>-1.35390650412E-017</text:p>
              </table:table-cell>
              <table:table-cell office:value-type="float" office:value="11.7028578749">
                <text:p>11.70285787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.7028579039">
                <text:p>11.7028579039</text:p>
              </table:table-cell>
              <table:table-cell office:value-type="float" office:value="-4.13457436474E-017">
                <text:p>-4.13457436474E-017</text:p>
              </table:table-cell>
              <table:table-cell office:value-type="float" office:value="11.7028579039">
                <text:p>11.702857903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1.7028579332">
                <text:p>11.7028579332</text:p>
              </table:table-cell>
              <table:table-cell office:value-type="float" office:value="-4.06828215635E-017">
                <text:p>-4.06828215635E-017</text:p>
              </table:table-cell>
              <table:table-cell office:value-type="float" office:value="11.7028579332">
                <text:p>11.702857933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1.7028579621">
                <text:p>11.7028579621</text:p>
              </table:table-cell>
              <table:table-cell office:value-type="float" office:value="-3.62043070038E-017">
                <text:p>-3.62043070038E-017</text:p>
              </table:table-cell>
              <table:table-cell office:value-type="float" office:value="11.7028579621">
                <text:p>11.702857962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1.7028579903">
                <text:p>11.7028579903</text:p>
              </table:table-cell>
              <table:table-cell office:value-type="float" office:value="-3.13312646996E-017">
                <text:p>-3.13312646996E-017</text:p>
              </table:table-cell>
              <table:table-cell office:value-type="float" office:value="11.7028579903">
                <text:p>11.702857990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.7028580194">
                <text:p>11.7028580194</text:p>
              </table:table-cell>
              <table:table-cell office:value-type="float" office:value="-2.08558636642E-017">
                <text:p>-2.08558636642E-017</text:p>
              </table:table-cell>
              <table:table-cell office:value-type="float" office:value="11.7028580194">
                <text:p>11.70285801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.7028580485">
                <text:p>11.7028580485</text:p>
              </table:table-cell>
              <table:table-cell office:value-type="float" office:value="-3.84004392958E-017">
                <text:p>-3.84004392958E-017</text:p>
              </table:table-cell>
              <table:table-cell office:value-type="float" office:value="11.7028580485">
                <text:p>11.702858048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1.4552398699">
                <text:p>21.4552398699</text:p>
              </table:table-cell>
              <table:table-cell office:value-type="float" office:value="2.15769831632E-016">
                <text:p>2.15769831632E-016</text:p>
              </table:table-cell>
              <table:table-cell office:value-type="float" office:value="21.4552398699">
                <text:p>21.455239869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1.4552399669">
                <text:p>21.4552399669</text:p>
              </table:table-cell>
              <table:table-cell office:value-type="float" office:value="2.09920696621E-016">
                <text:p>2.09920696621E-016</text:p>
              </table:table-cell>
              <table:table-cell office:value-type="float" office:value="21.4552399669">
                <text:p>21.455239966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1.4552400663">
                <text:p>21.4552400663</text:p>
              </table:table-cell>
              <table:table-cell office:value-type="float" office:value="2.71709191184E-016">
                <text:p>2.71709191184E-016</text:p>
              </table:table-cell>
              <table:table-cell office:value-type="float" office:value="21.4552400663">
                <text:p>21.455240066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1.4552401654">
                <text:p>21.4552401654</text:p>
              </table:table-cell>
              <table:table-cell office:value-type="float" office:value="2.28809360157E-016">
                <text:p>2.28809360157E-016</text:p>
              </table:table-cell>
              <table:table-cell office:value-type="float" office:value="21.4552401654">
                <text:p>21.455240165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.4552402648">
                <text:p>21.4552402648</text:p>
              </table:table-cell>
              <table:table-cell office:value-type="float" office:value="2.53161078139E-016">
                <text:p>2.53161078139E-016</text:p>
              </table:table-cell>
              <table:table-cell office:value-type="float" office:value="21.4552402648">
                <text:p>21.455240264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1.4552403642">
                <text:p>21.4552403642</text:p>
              </table:table-cell>
              <table:table-cell office:value-type="float" office:value="2.53065613877E-016">
                <text:p>2.53065613877E-016</text:p>
              </table:table-cell>
              <table:table-cell office:value-type="float" office:value="21.4552403642">
                <text:p>21.455240364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1.4552404641">
                <text:p>21.4552404641</text:p>
              </table:table-cell>
              <table:table-cell office:value-type="float" office:value="2.06860207664E-016">
                <text:p>2.06860207664E-016</text:p>
              </table:table-cell>
              <table:table-cell office:value-type="float" office:value="21.4552404641">
                <text:p>21.455240464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1.4552405646">
                <text:p>21.4552405646</text:p>
              </table:table-cell>
              <table:table-cell office:value-type="float" office:value="2.44981204542E-016">
                <text:p>2.44981204542E-016</text:p>
              </table:table-cell>
              <table:table-cell office:value-type="float" office:value="21.4552405646">
                <text:p>21.455240564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1.4552406645">
                <text:p>21.4552406645</text:p>
              </table:table-cell>
              <table:table-cell office:value-type="float" office:value="2.48063240538E-016">
                <text:p>2.48063240538E-016</text:p>
              </table:table-cell>
              <table:table-cell office:value-type="float" office:value="21.4552406645">
                <text:p>21.455240664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1.4552407654">
                <text:p>21.4552407654</text:p>
              </table:table-cell>
              <table:table-cell office:value-type="float" office:value="2.13593455565E-016">
                <text:p>2.13593455565E-016</text:p>
              </table:table-cell>
              <table:table-cell office:value-type="float" office:value="21.4552407654">
                <text:p>21.45524076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1.4552408655">
                <text:p>21.4552408655</text:p>
              </table:table-cell>
              <table:table-cell office:value-type="float" office:value="2.54522335876E-016">
                <text:p>2.54522335876E-016</text:p>
              </table:table-cell>
              <table:table-cell office:value-type="float" office:value="21.4552408655">
                <text:p>21.45524086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1.4552409667">
                <text:p>21.4552409667</text:p>
              </table:table-cell>
              <table:table-cell office:value-type="float" office:value="2.24693202231E-016">
                <text:p>2.24693202231E-016</text:p>
              </table:table-cell>
              <table:table-cell office:value-type="float" office:value="21.4552409667">
                <text:p>21.455240966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1.4552410676">
                <text:p>21.4552410676</text:p>
              </table:table-cell>
              <table:table-cell office:value-type="float" office:value="2.42907527938E-016">
                <text:p>2.42907527938E-016</text:p>
              </table:table-cell>
              <table:table-cell office:value-type="float" office:value="21.4552410676">
                <text:p>21.455241067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1.455241168">
                <text:p>21.455241168</text:p>
              </table:table-cell>
              <table:table-cell office:value-type="float" office:value="2.2700521397E-016">
                <text:p>2.2700521397E-016</text:p>
              </table:table-cell>
              <table:table-cell office:value-type="float" office:value="21.455241168">
                <text:p>21.45524116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1.4552412698">
                <text:p>21.4552412698</text:p>
              </table:table-cell>
              <table:table-cell office:value-type="float" office:value="2.50920298217E-016">
                <text:p>2.50920298217E-016</text:p>
              </table:table-cell>
              <table:table-cell office:value-type="float" office:value="21.4552412698">
                <text:p>21.455241269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1.4552413715">
                <text:p>21.4552413715</text:p>
              </table:table-cell>
              <table:table-cell office:value-type="float" office:value="2.38099798308E-016">
                <text:p>2.38099798308E-016</text:p>
              </table:table-cell>
              <table:table-cell office:value-type="float" office:value="21.4552413715">
                <text:p>21.455241371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1.4552414713">
                <text:p>21.4552414713</text:p>
              </table:table-cell>
              <table:table-cell office:value-type="float" office:value="2.37207932661E-016">
                <text:p>2.37207932661E-016</text:p>
              </table:table-cell>
              <table:table-cell office:value-type="float" office:value="21.4552414713">
                <text:p>21.455241471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1.4552415725">
                <text:p>21.4552415725</text:p>
              </table:table-cell>
              <table:table-cell office:value-type="float" office:value="2.16906654306E-016">
                <text:p>2.16906654306E-016</text:p>
              </table:table-cell>
              <table:table-cell office:value-type="float" office:value="21.4552415725">
                <text:p>21.45524157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1.4552416738">
                <text:p>21.4552416738</text:p>
              </table:table-cell>
              <table:table-cell office:value-type="float" office:value="2.32440459318E-016">
                <text:p>2.32440459318E-016</text:p>
              </table:table-cell>
              <table:table-cell office:value-type="float" office:value="21.4552416738">
                <text:p>21.455241673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1.4552417749">
                <text:p>21.4552417749</text:p>
              </table:table-cell>
              <table:table-cell office:value-type="float" office:value="2.37749176503E-016">
                <text:p>2.37749176503E-016</text:p>
              </table:table-cell>
              <table:table-cell office:value-type="float" office:value="21.4552417749">
                <text:p>21.45524177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1.4552418776">
                <text:p>21.4552418776</text:p>
              </table:table-cell>
              <table:table-cell office:value-type="float" office:value="2.35408077753E-016">
                <text:p>2.35408077753E-016</text:p>
              </table:table-cell>
              <table:table-cell office:value-type="float" office:value="21.4552418776">
                <text:p>21.455241877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1.4552419791">
                <text:p>21.4552419791</text:p>
              </table:table-cell>
              <table:table-cell office:value-type="float" office:value="2.12098634945E-016">
                <text:p>2.12098634945E-016</text:p>
              </table:table-cell>
              <table:table-cell office:value-type="float" office:value="21.4552419791">
                <text:p>21.455241979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1.4552420813">
                <text:p>21.4552420813</text:p>
              </table:table-cell>
              <table:table-cell office:value-type="float" office:value="2.47817300818E-016">
                <text:p>2.47817300818E-016</text:p>
              </table:table-cell>
              <table:table-cell office:value-type="float" office:value="21.4552420813">
                <text:p>21.455242081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1.4552421818">
                <text:p>21.4552421818</text:p>
              </table:table-cell>
              <table:table-cell office:value-type="float" office:value="2.40092467763E-016">
                <text:p>2.40092467763E-016</text:p>
              </table:table-cell>
              <table:table-cell office:value-type="float" office:value="21.4552421818">
                <text:p>21.45524218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7028594275">
                <text:p>11.7028594275</text:p>
              </table:table-cell>
              <table:table-cell office:value-type="float" office:value="-2.2431612977E-017">
                <text:p>-2.2431612977E-017</text:p>
              </table:table-cell>
              <table:table-cell office:value-type="float" office:value="11.7028594275">
                <text:p>11.702859427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1.7028594565">
                <text:p>11.7028594565</text:p>
              </table:table-cell>
              <table:table-cell office:value-type="float" office:value="-1.761442785E-017">
                <text:p>-1.761442785E-017</text:p>
              </table:table-cell>
              <table:table-cell office:value-type="float" office:value="11.7028594565">
                <text:p>11.702859456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1.7028594815">
                <text:p>11.7028594815</text:p>
              </table:table-cell>
              <table:table-cell office:value-type="float" office:value="-1.20879542084E-017">
                <text:p>-1.20879542084E-017</text:p>
              </table:table-cell>
              <table:table-cell office:value-type="float" office:value="11.7028594815">
                <text:p>11.702859481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1.7028595097">
                <text:p>11.7028595097</text:p>
              </table:table-cell>
              <table:table-cell office:value-type="float" office:value="-3.27931815041E-017">
                <text:p>-3.27931815041E-017</text:p>
              </table:table-cell>
              <table:table-cell office:value-type="float" office:value="11.7028595097">
                <text:p>11.702859509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1.702859539">
                <text:p>11.702859539</text:p>
              </table:table-cell>
              <table:table-cell office:value-type="float" office:value="-1.46528310944E-017">
                <text:p>-1.46528310944E-017</text:p>
              </table:table-cell>
              <table:table-cell office:value-type="float" office:value="11.702859539">
                <text:p>11.70285953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1.7028595682">
                <text:p>11.7028595682</text:p>
              </table:table-cell>
              <table:table-cell office:value-type="float" office:value="-2.20942326511E-017">
                <text:p>-2.20942326511E-017</text:p>
              </table:table-cell>
              <table:table-cell office:value-type="float" office:value="11.7028595682">
                <text:p>11.702859568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1.7028595975">
                <text:p>11.7028595975</text:p>
              </table:table-cell>
              <table:table-cell office:value-type="float" office:value="-3.3714381237E-017">
                <text:p>-3.3714381237E-017</text:p>
              </table:table-cell>
              <table:table-cell office:value-type="float" office:value="11.7028595975">
                <text:p>11.702859597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1.7028596272">
                <text:p>11.7028596272</text:p>
              </table:table-cell>
              <table:table-cell office:value-type="float" office:value="-2.00258630988E-017">
                <text:p>-2.00258630988E-017</text:p>
              </table:table-cell>
              <table:table-cell office:value-type="float" office:value="11.7028596272">
                <text:p>11.702859627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1.7028596565">
                <text:p>11.7028596565</text:p>
              </table:table-cell>
              <table:table-cell office:value-type="float" office:value="-2.92909238855E-017">
                <text:p>-2.92909238855E-017</text:p>
              </table:table-cell>
              <table:table-cell office:value-type="float" office:value="11.7028596565">
                <text:p>11.7028596565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1.7028596868">
                <text:p>11.7028596868</text:p>
              </table:table-cell>
              <table:table-cell office:value-type="float" office:value="-2.04482547146E-017">
                <text:p>-2.04482547146E-017</text:p>
              </table:table-cell>
              <table:table-cell office:value-type="float" office:value="11.7028596868">
                <text:p>11.702859686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1.7028597166">
                <text:p>11.7028597166</text:p>
              </table:table-cell>
              <table:table-cell office:value-type="float" office:value="-1.81113958368E-017">
                <text:p>-1.81113958368E-017</text:p>
              </table:table-cell>
              <table:table-cell office:value-type="float" office:value="11.7028597166">
                <text:p>11.702859716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1.7028597464">
                <text:p>11.7028597464</text:p>
              </table:table-cell>
              <table:table-cell office:value-type="float" office:value="-6.33933669037E-018">
                <text:p>-6.33933669037E-018</text:p>
              </table:table-cell>
              <table:table-cell office:value-type="float" office:value="11.7028597464">
                <text:p>11.702859746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1.7028597763">
                <text:p>11.7028597763</text:p>
              </table:table-cell>
              <table:table-cell office:value-type="float" office:value="-1.01480008804E-019">
                <text:p>-1.01480008804E-019</text:p>
              </table:table-cell>
              <table:table-cell office:value-type="float" office:value="11.7028597763">
                <text:p>11.7028597763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1.7028598067">
                <text:p>11.7028598067</text:p>
              </table:table-cell>
              <table:table-cell office:value-type="float" office:value="-2.58136531178E-017">
                <text:p>-2.58136531178E-017</text:p>
              </table:table-cell>
              <table:table-cell office:value-type="float" office:value="11.7028598067">
                <text:p>11.702859806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1.7028598364">
                <text:p>11.7028598364</text:p>
              </table:table-cell>
              <table:table-cell office:value-type="float" office:value="-3.90098196353E-018">
                <text:p>-3.90098196353E-018</text:p>
              </table:table-cell>
              <table:table-cell office:value-type="float" office:value="11.7028598364">
                <text:p>11.702859836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1.7028598663">
                <text:p>11.7028598663</text:p>
              </table:table-cell>
              <table:table-cell office:value-type="float" office:value="-2.69879450507E-017">
                <text:p>-2.69879450507E-017</text:p>
              </table:table-cell>
              <table:table-cell office:value-type="float" office:value="11.7028598663">
                <text:p>11.702859866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1.7028598961">
                <text:p>11.7028598961</text:p>
              </table:table-cell>
              <table:table-cell office:value-type="float" office:value="-3.84144679984E-017">
                <text:p>-3.84144679984E-017</text:p>
              </table:table-cell>
              <table:table-cell office:value-type="float" office:value="11.7028598961">
                <text:p>11.702859896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1.7028599264">
                <text:p>11.7028599264</text:p>
              </table:table-cell>
              <table:table-cell office:value-type="float" office:value="-1.65553928271E-017">
                <text:p>-1.65553928271E-017</text:p>
              </table:table-cell>
              <table:table-cell office:value-type="float" office:value="11.7028599264">
                <text:p>11.702859926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1.7028599565">
                <text:p>11.7028599565</text:p>
              </table:table-cell>
              <table:table-cell office:value-type="float" office:value="-2.2562426865E-017">
                <text:p>-2.2562426865E-017</text:p>
              </table:table-cell>
              <table:table-cell office:value-type="float" office:value="11.7028599565">
                <text:p>11.7028599565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1.7028599865">
                <text:p>11.7028599865</text:p>
              </table:table-cell>
              <table:table-cell office:value-type="float" office:value="-2.6762324263E-017">
                <text:p>-2.6762324263E-017</text:p>
              </table:table-cell>
              <table:table-cell office:value-type="float" office:value="11.7028599865">
                <text:p>11.702859986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.7028600162">
                <text:p>11.7028600162</text:p>
              </table:table-cell>
              <table:table-cell office:value-type="float" office:value="-4.55041437428E-018">
                <text:p>-4.55041437428E-018</text:p>
              </table:table-cell>
              <table:table-cell office:value-type="float" office:value="11.7028600162">
                <text:p>11.702860016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1.7028600454">
                <text:p>11.7028600454</text:p>
              </table:table-cell>
              <table:table-cell office:value-type="float" office:value="-2.62583866226E-017">
                <text:p>-2.62583866226E-017</text:p>
              </table:table-cell>
              <table:table-cell office:value-type="float" office:value="11.7028600454">
                <text:p>11.702860045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1.7028600756">
                <text:p>11.7028600756</text:p>
              </table:table-cell>
              <table:table-cell office:value-type="float" office:value="-1.25419719663E-017">
                <text:p>-1.25419719663E-017</text:p>
              </table:table-cell>
              <table:table-cell office:value-type="float" office:value="11.7028600756">
                <text:p>11.702860075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1.7028601053">
                <text:p>11.7028601053</text:p>
              </table:table-cell>
              <table:table-cell office:value-type="float" office:value="-1.57341431029E-017">
                <text:p>-1.57341431029E-017</text:p>
              </table:table-cell>
              <table:table-cell office:value-type="float" office:value="11.7028601053">
                <text:p>11.7028601053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1.7028601348">
                <text:p>11.7028601348</text:p>
              </table:table-cell>
              <table:table-cell office:value-type="float" office:value="-2.44111269783E-017">
                <text:p>-2.44111269783E-017</text:p>
              </table:table-cell>
              <table:table-cell office:value-type="float" office:value="11.7028601348">
                <text:p>11.702860134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1.7028601647">
                <text:p>11.7028601647</text:p>
              </table:table-cell>
              <table:table-cell office:value-type="float" office:value="-2.22345817543E-017">
                <text:p>-2.22345817543E-017</text:p>
              </table:table-cell>
              <table:table-cell office:value-type="float" office:value="11.7028601647">
                <text:p>11.702860164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1.45524375">
                <text:p>21.45524375</text:p>
              </table:table-cell>
              <table:table-cell office:value-type="float" office:value="2.49710685981E-016">
                <text:p>2.49710685981E-016</text:p>
              </table:table-cell>
              <table:table-cell office:value-type="float" office:value="21.45524375">
                <text:p>21.4552437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1.4552438563">
                <text:p>21.4552438563</text:p>
              </table:table-cell>
              <table:table-cell office:value-type="float" office:value="2.49516720499E-016">
                <text:p>2.49516720499E-016</text:p>
              </table:table-cell>
              <table:table-cell office:value-type="float" office:value="21.4552438563">
                <text:p>21.455243856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1.4552439612">
                <text:p>21.4552439612</text:p>
              </table:table-cell>
              <table:table-cell office:value-type="float" office:value="2.16006867847E-016">
                <text:p>2.16006867847E-016</text:p>
              </table:table-cell>
              <table:table-cell office:value-type="float" office:value="21.4552439612">
                <text:p>21.455243961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1.4552440636">
                <text:p>21.4552440636</text:p>
              </table:table-cell>
              <table:table-cell office:value-type="float" office:value="2.49879299056E-016">
                <text:p>2.49879299056E-016</text:p>
              </table:table-cell>
              <table:table-cell office:value-type="float" office:value="21.4552440636">
                <text:p>21.45524406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1.4552441678">
                <text:p>21.4552441678</text:p>
              </table:table-cell>
              <table:table-cell office:value-type="float" office:value="2.29990235662E-016">
                <text:p>2.29990235662E-016</text:p>
              </table:table-cell>
              <table:table-cell office:value-type="float" office:value="21.4552441678">
                <text:p>21.4552441678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1.455244273">
                <text:p>21.455244273</text:p>
              </table:table-cell>
              <table:table-cell office:value-type="float" office:value="2.63836114394E-016">
                <text:p>2.63836114394E-016</text:p>
              </table:table-cell>
              <table:table-cell office:value-type="float" office:value="21.455244273">
                <text:p>21.45524427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1.4552443769">
                <text:p>21.4552443769</text:p>
              </table:table-cell>
              <table:table-cell office:value-type="float" office:value="2.24924525731E-016">
                <text:p>2.24924525731E-016</text:p>
              </table:table-cell>
              <table:table-cell office:value-type="float" office:value="21.4552443769">
                <text:p>21.4552443769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1.4552444813">
                <text:p>21.4552444813</text:p>
              </table:table-cell>
              <table:table-cell office:value-type="float" office:value="2.14529993121E-016">
                <text:p>2.14529993121E-016</text:p>
              </table:table-cell>
              <table:table-cell office:value-type="float" office:value="21.4552444813">
                <text:p>21.455244481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1.4552445859">
                <text:p>21.4552445859</text:p>
              </table:table-cell>
              <table:table-cell office:value-type="float" office:value="2.01790902439E-016">
                <text:p>2.01790902439E-016</text:p>
              </table:table-cell>
              <table:table-cell office:value-type="float" office:value="21.4552445859">
                <text:p>21.455244585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1.4552446895">
                <text:p>21.4552446895</text:p>
              </table:table-cell>
              <table:table-cell office:value-type="float" office:value="2.36204844177E-016">
                <text:p>2.36204844177E-016</text:p>
              </table:table-cell>
              <table:table-cell office:value-type="float" office:value="21.4552446895">
                <text:p>21.455244689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1.4552447939">
                <text:p>21.4552447939</text:p>
              </table:table-cell>
              <table:table-cell office:value-type="float" office:value="2.50044272506E-016">
                <text:p>2.50044272506E-016</text:p>
              </table:table-cell>
              <table:table-cell office:value-type="float" office:value="21.4552447939">
                <text:p>21.455244793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1.455244899">
                <text:p>21.455244899</text:p>
              </table:table-cell>
              <table:table-cell office:value-type="float" office:value="2.23131010937E-016">
                <text:p>2.23131010937E-016</text:p>
              </table:table-cell>
              <table:table-cell office:value-type="float" office:value="21.455244899">
                <text:p>21.455244899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1.4552450033">
                <text:p>21.4552450033</text:p>
              </table:table-cell>
              <table:table-cell office:value-type="float" office:value="2.03882230971E-016">
                <text:p>2.03882230971E-016</text:p>
              </table:table-cell>
              <table:table-cell office:value-type="float" office:value="21.4552450033">
                <text:p>21.455245003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1.4552451079">
                <text:p>21.4552451079</text:p>
              </table:table-cell>
              <table:table-cell office:value-type="float" office:value="2.38021897124E-016">
                <text:p>2.38021897124E-016</text:p>
              </table:table-cell>
              <table:table-cell office:value-type="float" office:value="21.4552451079">
                <text:p>21.455245107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1.4552452107">
                <text:p>21.4552452107</text:p>
              </table:table-cell>
              <table:table-cell office:value-type="float" office:value="2.45533627303E-016">
                <text:p>2.45533627303E-016</text:p>
              </table:table-cell>
              <table:table-cell office:value-type="float" office:value="21.4552452107">
                <text:p>21.4552452107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1.4552453167">
                <text:p>21.4552453167</text:p>
              </table:table-cell>
              <table:table-cell office:value-type="float" office:value="3.53825526668E-016">
                <text:p>3.53825526668E-016</text:p>
              </table:table-cell>
              <table:table-cell office:value-type="float" office:value="21.4552453167">
                <text:p>21.4552453167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1.4552454208">
                <text:p>21.4552454208</text:p>
              </table:table-cell>
              <table:table-cell office:value-type="float" office:value="2.26989409863E-016">
                <text:p>2.26989409863E-016</text:p>
              </table:table-cell>
              <table:table-cell office:value-type="float" office:value="21.4552454208">
                <text:p>21.455245420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1.4552455254">
                <text:p>21.4552455254</text:p>
              </table:table-cell>
              <table:table-cell office:value-type="float" office:value="2.14341891104E-016">
                <text:p>2.14341891104E-016</text:p>
              </table:table-cell>
              <table:table-cell office:value-type="float" office:value="21.4552455254">
                <text:p>21.455245525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1.4552456286">
                <text:p>21.4552456286</text:p>
              </table:table-cell>
              <table:table-cell office:value-type="float" office:value="2.46506246717E-016">
                <text:p>2.46506246717E-016</text:p>
              </table:table-cell>
              <table:table-cell office:value-type="float" office:value="21.4552456286">
                <text:p>21.4552456286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1.4552457337">
                <text:p>21.4552457337</text:p>
              </table:table-cell>
              <table:table-cell office:value-type="float" office:value="2.08286692644E-016">
                <text:p>2.08286692644E-016</text:p>
              </table:table-cell>
              <table:table-cell office:value-type="float" office:value="21.4552457337">
                <text:p>21.455245733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1.4552458384">
                <text:p>21.4552458384</text:p>
              </table:table-cell>
              <table:table-cell office:value-type="float" office:value="2.43822056319E-016">
                <text:p>2.43822056319E-016</text:p>
              </table:table-cell>
              <table:table-cell office:value-type="float" office:value="21.4552458384">
                <text:p>21.455245838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1.4552459431">
                <text:p>21.4552459431</text:p>
              </table:table-cell>
              <table:table-cell office:value-type="float" office:value="2.31733749145E-016">
                <text:p>2.31733749145E-016</text:p>
              </table:table-cell>
              <table:table-cell office:value-type="float" office:value="21.4552459431">
                <text:p>21.455245943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1.4552460469">
                <text:p>21.4552460469</text:p>
              </table:table-cell>
              <table:table-cell office:value-type="float" office:value="2.49905036388E-016">
                <text:p>2.49905036388E-016</text:p>
              </table:table-cell>
              <table:table-cell office:value-type="float" office:value="21.4552460469">
                <text:p>21.4552460469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1.4552461514">
                <text:p>21.4552461514</text:p>
              </table:table-cell>
              <table:table-cell office:value-type="float" office:value="2.44923669851E-016">
                <text:p>2.44923669851E-016</text:p>
              </table:table-cell>
              <table:table-cell office:value-type="float" office:value="21.4552461514">
                <text:p>21.45524615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7028615938">
                <text:p>11.7028615938</text:p>
              </table:table-cell>
              <table:table-cell office:value-type="float" office:value="-3.2856740306E-017">
                <text:p>-3.2856740306E-017</text:p>
              </table:table-cell>
              <table:table-cell office:value-type="float" office:value="11.7028615938">
                <text:p>11.7028615938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1.7028616263">
                <text:p>11.7028616263</text:p>
              </table:table-cell>
              <table:table-cell office:value-type="float" office:value="-3.64180741971E-017">
                <text:p>-3.64180741971E-017</text:p>
              </table:table-cell>
              <table:table-cell office:value-type="float" office:value="11.7028616263">
                <text:p>11.702861626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1.7028616473">
                <text:p>11.7028616473</text:p>
              </table:table-cell>
              <table:table-cell office:value-type="float" office:value="-3.07562620654E-017">
                <text:p>-3.07562620654E-017</text:p>
              </table:table-cell>
              <table:table-cell office:value-type="float" office:value="11.7028616473">
                <text:p>11.702861647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1.7028616762">
                <text:p>11.7028616762</text:p>
              </table:table-cell>
              <table:table-cell office:value-type="float" office:value="-2.22471109285E-017">
                <text:p>-2.22471109285E-017</text:p>
              </table:table-cell>
              <table:table-cell office:value-type="float" office:value="11.7028616762">
                <text:p>11.702861676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1.702861706">
                <text:p>11.702861706</text:p>
              </table:table-cell>
              <table:table-cell office:value-type="float" office:value="-2.76153259631E-017">
                <text:p>-2.76153259631E-017</text:p>
              </table:table-cell>
              <table:table-cell office:value-type="float" office:value="11.702861706">
                <text:p>11.70286170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1.7028617357">
                <text:p>11.7028617357</text:p>
              </table:table-cell>
              <table:table-cell office:value-type="float" office:value="-1.90467926378E-017">
                <text:p>-1.90467926378E-017</text:p>
              </table:table-cell>
              <table:table-cell office:value-type="float" office:value="11.7028617357">
                <text:p>11.7028617357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1.7028617658">
                <text:p>11.7028617658</text:p>
              </table:table-cell>
              <table:table-cell office:value-type="float" office:value="-3.36393049287E-017">
                <text:p>-3.36393049287E-017</text:p>
              </table:table-cell>
              <table:table-cell office:value-type="float" office:value="11.7028617658">
                <text:p>11.702861765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1.7028617963">
                <text:p>11.7028617963</text:p>
              </table:table-cell>
              <table:table-cell office:value-type="float" office:value="-1.81295029127E-017">
                <text:p>-1.81295029127E-017</text:p>
              </table:table-cell>
              <table:table-cell office:value-type="float" office:value="11.7028617963">
                <text:p>11.7028617963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1.7028618263">
                <text:p>11.7028618263</text:p>
              </table:table-cell>
              <table:table-cell office:value-type="float" office:value="-2.00638788189E-017">
                <text:p>-2.00638788189E-017</text:p>
              </table:table-cell>
              <table:table-cell office:value-type="float" office:value="11.7028618263">
                <text:p>11.7028618263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1.7028618561">
                <text:p>11.7028618561</text:p>
              </table:table-cell>
              <table:table-cell office:value-type="float" office:value="-2.94021371866E-017">
                <text:p>-2.94021371866E-017</text:p>
              </table:table-cell>
              <table:table-cell office:value-type="float" office:value="11.7028618561">
                <text:p>11.702861856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.7028618868">
                <text:p>11.7028618868</text:p>
              </table:table-cell>
              <table:table-cell office:value-type="float" office:value="-3.64305275904E-017">
                <text:p>-3.64305275904E-017</text:p>
              </table:table-cell>
              <table:table-cell office:value-type="float" office:value="11.7028618868">
                <text:p>11.7028618868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1.7028619173">
                <text:p>11.7028619173</text:p>
              </table:table-cell>
              <table:table-cell office:value-type="float" office:value="-2.62096936326E-017">
                <text:p>-2.62096936326E-017</text:p>
              </table:table-cell>
              <table:table-cell office:value-type="float" office:value="11.7028619173">
                <text:p>11.702861917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1.7028619481">
                <text:p>11.7028619481</text:p>
              </table:table-cell>
              <table:table-cell office:value-type="float" office:value="-3.50589271033E-017">
                <text:p>-3.50589271033E-017</text:p>
              </table:table-cell>
              <table:table-cell office:value-type="float" office:value="11.7028619481">
                <text:p>11.702861948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1.7028619787">
                <text:p>11.7028619787</text:p>
              </table:table-cell>
              <table:table-cell office:value-type="float" office:value="-3.58012692802E-017">
                <text:p>-3.58012692802E-017</text:p>
              </table:table-cell>
              <table:table-cell office:value-type="float" office:value="11.7028619787">
                <text:p>11.702861978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1.7028620092">
                <text:p>11.7028620092</text:p>
              </table:table-cell>
              <table:table-cell office:value-type="float" office:value="-2.11725639854E-017">
                <text:p>-2.11725639854E-017</text:p>
              </table:table-cell>
              <table:table-cell office:value-type="float" office:value="11.7028620092">
                <text:p>11.702862009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1.7028620394">
                <text:p>11.7028620394</text:p>
              </table:table-cell>
              <table:table-cell office:value-type="float" office:value="-3.58854268299E-017">
                <text:p>-3.58854268299E-017</text:p>
              </table:table-cell>
              <table:table-cell office:value-type="float" office:value="11.7028620394">
                <text:p>11.702862039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1.7028620694">
                <text:p>11.7028620694</text:p>
              </table:table-cell>
              <table:table-cell office:value-type="float" office:value="-2.76475133105E-017">
                <text:p>-2.76475133105E-017</text:p>
              </table:table-cell>
              <table:table-cell office:value-type="float" office:value="11.7028620694">
                <text:p>11.7028620694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1.7028620992">
                <text:p>11.7028620992</text:p>
              </table:table-cell>
              <table:table-cell office:value-type="float" office:value="-2.68106991199E-017">
                <text:p>-2.68106991199E-017</text:p>
              </table:table-cell>
              <table:table-cell office:value-type="float" office:value="11.7028620992">
                <text:p>11.702862099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1.7028621295">
                <text:p>11.7028621295</text:p>
              </table:table-cell>
              <table:table-cell office:value-type="float" office:value="-2.84319844913E-017">
                <text:p>-2.84319844913E-017</text:p>
              </table:table-cell>
              <table:table-cell office:value-type="float" office:value="11.7028621295">
                <text:p>11.702862129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1.7028621598">
                <text:p>11.7028621598</text:p>
              </table:table-cell>
              <table:table-cell office:value-type="float" office:value="-2.69996918098E-017">
                <text:p>-2.69996918098E-017</text:p>
              </table:table-cell>
              <table:table-cell office:value-type="float" office:value="11.7028621598">
                <text:p>11.702862159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7028621899">
                <text:p>11.7028621899</text:p>
              </table:table-cell>
              <table:table-cell office:value-type="float" office:value="-2.0355434104E-017">
                <text:p>-2.0355434104E-017</text:p>
              </table:table-cell>
              <table:table-cell office:value-type="float" office:value="11.7028621899">
                <text:p>11.702862189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1.7028622203">
                <text:p>11.7028622203</text:p>
              </table:table-cell>
              <table:table-cell office:value-type="float" office:value="-2.81408491665E-017">
                <text:p>-2.81408491665E-017</text:p>
              </table:table-cell>
              <table:table-cell office:value-type="float" office:value="11.7028622203">
                <text:p>11.7028622203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1.7028622507">
                <text:p>11.7028622507</text:p>
              </table:table-cell>
              <table:table-cell office:value-type="float" office:value="-3.4581974556E-017">
                <text:p>-3.4581974556E-017</text:p>
              </table:table-cell>
              <table:table-cell office:value-type="float" office:value="11.7028622507">
                <text:p>11.702862250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1.702862282">
                <text:p>11.702862282</text:p>
              </table:table-cell>
              <table:table-cell office:value-type="float" office:value="-3.14894526278E-017">
                <text:p>-3.14894526278E-017</text:p>
              </table:table-cell>
              <table:table-cell office:value-type="float" office:value="11.702862282">
                <text:p>11.70286228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1.702862312">
                <text:p>11.702862312</text:p>
              </table:table-cell>
              <table:table-cell office:value-type="float" office:value="-2.48713862303E-017">
                <text:p>-2.48713862303E-017</text:p>
              </table:table-cell>
              <table:table-cell office:value-type="float" office:value="11.702862312">
                <text:p>11.70286231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1.7028623426">
                <text:p>11.7028623426</text:p>
              </table:table-cell>
              <table:table-cell office:value-type="float" office:value="-2.35013628003E-017">
                <text:p>-2.35013628003E-017</text:p>
              </table:table-cell>
              <table:table-cell office:value-type="float" office:value="11.7028623426">
                <text:p>11.702862342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1.4552477455">
                <text:p>21.4552477455</text:p>
              </table:table-cell>
              <table:table-cell office:value-type="float" office:value="2.85517647615E-016">
                <text:p>2.85517647615E-016</text:p>
              </table:table-cell>
              <table:table-cell office:value-type="float" office:value="21.4552477455">
                <text:p>21.455247745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1.4552478567">
                <text:p>21.4552478567</text:p>
              </table:table-cell>
              <table:table-cell office:value-type="float" office:value="2.31124273088E-016">
                <text:p>2.31124273088E-016</text:p>
              </table:table-cell>
              <table:table-cell office:value-type="float" office:value="21.4552478567">
                <text:p>21.455247856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1.4552479639">
                <text:p>21.4552479639</text:p>
              </table:table-cell>
              <table:table-cell office:value-type="float" office:value="2.53819026243E-016">
                <text:p>2.53819026243E-016</text:p>
              </table:table-cell>
              <table:table-cell office:value-type="float" office:value="21.4552479639">
                <text:p>21.4552479639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1.4552480705">
                <text:p>21.4552480705</text:p>
              </table:table-cell>
              <table:table-cell office:value-type="float" office:value="2.59522827779E-016">
                <text:p>2.59522827779E-016</text:p>
              </table:table-cell>
              <table:table-cell office:value-type="float" office:value="21.4552480705">
                <text:p>21.455248070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1.4552481777">
                <text:p>21.4552481777</text:p>
              </table:table-cell>
              <table:table-cell office:value-type="float" office:value="2.59237856218E-016">
                <text:p>2.59237856218E-016</text:p>
              </table:table-cell>
              <table:table-cell office:value-type="float" office:value="21.4552481777">
                <text:p>21.4552481777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1.4552482843">
                <text:p>21.4552482843</text:p>
              </table:table-cell>
              <table:table-cell office:value-type="float" office:value="2.47243154245E-016">
                <text:p>2.47243154245E-016</text:p>
              </table:table-cell>
              <table:table-cell office:value-type="float" office:value="21.4552482843">
                <text:p>21.4552482843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1.455248391">
                <text:p>21.455248391</text:p>
              </table:table-cell>
              <table:table-cell office:value-type="float" office:value="2.18301198708E-016">
                <text:p>2.18301198708E-016</text:p>
              </table:table-cell>
              <table:table-cell office:value-type="float" office:value="21.455248391">
                <text:p>21.455248391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1.4552484984">
                <text:p>21.4552484984</text:p>
              </table:table-cell>
              <table:table-cell office:value-type="float" office:value="2.80459303471E-016">
                <text:p>2.80459303471E-016</text:p>
              </table:table-cell>
              <table:table-cell office:value-type="float" office:value="21.4552484984">
                <text:p>21.455248498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1.4552486052">
                <text:p>21.4552486052</text:p>
              </table:table-cell>
              <table:table-cell office:value-type="float" office:value="2.68894437147E-016">
                <text:p>2.68894437147E-016</text:p>
              </table:table-cell>
              <table:table-cell office:value-type="float" office:value="21.4552486052">
                <text:p>21.455248605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1.4552487114">
                <text:p>21.4552487114</text:p>
              </table:table-cell>
              <table:table-cell office:value-type="float" office:value="2.25779996102E-016">
                <text:p>2.25779996102E-016</text:p>
              </table:table-cell>
              <table:table-cell office:value-type="float" office:value="21.4552487114">
                <text:p>21.4552487114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1.4552488179">
                <text:p>21.4552488179</text:p>
              </table:table-cell>
              <table:table-cell office:value-type="float" office:value="2.7502151516E-016">
                <text:p>2.7502151516E-016</text:p>
              </table:table-cell>
              <table:table-cell office:value-type="float" office:value="21.4552488179">
                <text:p>21.455248817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1.4552489246">
                <text:p>21.4552489246</text:p>
              </table:table-cell>
              <table:table-cell office:value-type="float" office:value="2.6464041548E-016">
                <text:p>2.6464041548E-016</text:p>
              </table:table-cell>
              <table:table-cell office:value-type="float" office:value="21.4552489246">
                <text:p>21.455248924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1.4552490318">
                <text:p>21.4552490318</text:p>
              </table:table-cell>
              <table:table-cell office:value-type="float" office:value="2.51576101557E-016">
                <text:p>2.51576101557E-016</text:p>
              </table:table-cell>
              <table:table-cell office:value-type="float" office:value="21.4552490318">
                <text:p>21.455249031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1.4552491374">
                <text:p>21.4552491374</text:p>
              </table:table-cell>
              <table:table-cell office:value-type="float" office:value="2.30248162181E-016">
                <text:p>2.30248162181E-016</text:p>
              </table:table-cell>
              <table:table-cell office:value-type="float" office:value="21.4552491374">
                <text:p>21.455249137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1.4552492441">
                <text:p>21.4552492441</text:p>
              </table:table-cell>
              <table:table-cell office:value-type="float" office:value="2.61158791946E-016">
                <text:p>2.61158791946E-016</text:p>
              </table:table-cell>
              <table:table-cell office:value-type="float" office:value="21.4552492441">
                <text:p>21.4552492441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1.4552493501">
                <text:p>21.4552493501</text:p>
              </table:table-cell>
              <table:table-cell office:value-type="float" office:value="2.57786752469E-016">
                <text:p>2.57786752469E-016</text:p>
              </table:table-cell>
              <table:table-cell office:value-type="float" office:value="21.4552493501">
                <text:p>21.4552493501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1.4552494564">
                <text:p>21.4552494564</text:p>
              </table:table-cell>
              <table:table-cell office:value-type="float" office:value="2.75870160205E-016">
                <text:p>2.75870160205E-016</text:p>
              </table:table-cell>
              <table:table-cell office:value-type="float" office:value="21.4552494564">
                <text:p>21.455249456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1.455249563">
                <text:p>21.455249563</text:p>
              </table:table-cell>
              <table:table-cell office:value-type="float" office:value="2.69694407398E-016">
                <text:p>2.69694407398E-016</text:p>
              </table:table-cell>
              <table:table-cell office:value-type="float" office:value="21.455249563">
                <text:p>21.45524956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1.4552496704">
                <text:p>21.4552496704</text:p>
              </table:table-cell>
              <table:table-cell office:value-type="float" office:value="2.3182942085E-016">
                <text:p>2.3182942085E-016</text:p>
              </table:table-cell>
              <table:table-cell office:value-type="float" office:value="21.4552496704">
                <text:p>21.455249670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1.4552497763">
                <text:p>21.4552497763</text:p>
              </table:table-cell>
              <table:table-cell office:value-type="float" office:value="2.26625041861E-016">
                <text:p>2.26625041861E-016</text:p>
              </table:table-cell>
              <table:table-cell office:value-type="float" office:value="21.4552497763">
                <text:p>21.4552497763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1.4552498821">
                <text:p>21.4552498821</text:p>
              </table:table-cell>
              <table:table-cell office:value-type="float" office:value="2.55633502541E-016">
                <text:p>2.55633502541E-016</text:p>
              </table:table-cell>
              <table:table-cell office:value-type="float" office:value="21.4552498821">
                <text:p>21.455249882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1.455249988">
                <text:p>21.455249988</text:p>
              </table:table-cell>
              <table:table-cell office:value-type="float" office:value="2.48329986001E-016">
                <text:p>2.48329986001E-016</text:p>
              </table:table-cell>
              <table:table-cell office:value-type="float" office:value="21.455249988">
                <text:p>21.455249988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1.4552500949">
                <text:p>21.4552500949</text:p>
              </table:table-cell>
              <table:table-cell office:value-type="float" office:value="2.46606669215E-016">
                <text:p>2.46606669215E-016</text:p>
              </table:table-cell>
              <table:table-cell office:value-type="float" office:value="21.4552500949">
                <text:p>21.4552500949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1.4552502002">
                <text:p>21.4552502002</text:p>
              </table:table-cell>
              <table:table-cell office:value-type="float" office:value="2.44964258644E-016">
                <text:p>2.44964258644E-016</text:p>
              </table:table-cell>
              <table:table-cell office:value-type="float" office:value="21.4552502002">
                <text:p>21.4552502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028638038">
                <text:p>11.7028638038</text:p>
              </table:table-cell>
              <table:table-cell office:value-type="float" office:value="-1.53156369057E-017">
                <text:p>-1.53156369057E-017</text:p>
              </table:table-cell>
              <table:table-cell office:value-type="float" office:value="11.7028638038">
                <text:p>11.702863803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1.7028638367">
                <text:p>11.7028638367</text:p>
              </table:table-cell>
              <table:table-cell office:value-type="float" office:value="-3.2376363799E-017">
                <text:p>-3.2376363799E-017</text:p>
              </table:table-cell>
              <table:table-cell office:value-type="float" office:value="11.7028638367">
                <text:p>11.7028638367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1.7028638564">
                <text:p>11.7028638564</text:p>
              </table:table-cell>
              <table:table-cell office:value-type="float" office:value="-2.19806772533E-017">
                <text:p>-2.19806772533E-017</text:p>
              </table:table-cell>
              <table:table-cell office:value-type="float" office:value="11.7028638564">
                <text:p>11.702863856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1.7028638851">
                <text:p>11.7028638851</text:p>
              </table:table-cell>
              <table:table-cell office:value-type="float" office:value="-1.17139484796E-017">
                <text:p>-1.17139484796E-017</text:p>
              </table:table-cell>
              <table:table-cell office:value-type="float" office:value="11.7028638851">
                <text:p>11.702863885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1.7028639144">
                <text:p>11.7028639144</text:p>
              </table:table-cell>
              <table:table-cell office:value-type="float" office:value="-2.3867989301E-017">
                <text:p>-2.3867989301E-017</text:p>
              </table:table-cell>
              <table:table-cell office:value-type="float" office:value="11.7028639144">
                <text:p>11.7028639144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1.7028639448">
                <text:p>11.7028639448</text:p>
              </table:table-cell>
              <table:table-cell office:value-type="float" office:value="-1.41108841236E-017">
                <text:p>-1.41108841236E-017</text:p>
              </table:table-cell>
              <table:table-cell office:value-type="float" office:value="11.7028639448">
                <text:p>11.702863944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1.7028639749">
                <text:p>11.7028639749</text:p>
              </table:table-cell>
              <table:table-cell office:value-type="float" office:value="-7.83740768448E-018">
                <text:p>-7.83740768448E-018</text:p>
              </table:table-cell>
              <table:table-cell office:value-type="float" office:value="11.7028639749">
                <text:p>11.702863974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1.7028640054">
                <text:p>11.7028640054</text:p>
              </table:table-cell>
              <table:table-cell office:value-type="float" office:value="-2.90556224715E-017">
                <text:p>-2.90556224715E-017</text:p>
              </table:table-cell>
              <table:table-cell office:value-type="float" office:value="11.7028640054">
                <text:p>11.702864005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1.702864036">
                <text:p>11.702864036</text:p>
              </table:table-cell>
              <table:table-cell office:value-type="float" office:value="3.67199999193E-017">
                <text:p>3.67199999193E-017</text:p>
              </table:table-cell>
              <table:table-cell office:value-type="float" office:value="11.702864036">
                <text:p>11.702864036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1.7028640666">
                <text:p>11.7028640666</text:p>
              </table:table-cell>
              <table:table-cell office:value-type="float" office:value="-1.91669339505E-017">
                <text:p>-1.91669339505E-017</text:p>
              </table:table-cell>
              <table:table-cell office:value-type="float" office:value="11.7028640666">
                <text:p>11.702864066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7028640973">
                <text:p>11.7028640973</text:p>
              </table:table-cell>
              <table:table-cell office:value-type="float" office:value="-2.82070605684E-019">
                <text:p>-2.82070605684E-019</text:p>
              </table:table-cell>
              <table:table-cell office:value-type="float" office:value="11.7028640973">
                <text:p>11.702864097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1.7028641283">
                <text:p>11.7028641283</text:p>
              </table:table-cell>
              <table:table-cell office:value-type="float" office:value="-1.2628508511E-017">
                <text:p>-1.2628508511E-017</text:p>
              </table:table-cell>
              <table:table-cell office:value-type="float" office:value="11.7028641283">
                <text:p>11.7028641283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1.702864159">
                <text:p>11.702864159</text:p>
              </table:table-cell>
              <table:table-cell office:value-type="float" office:value="-2.88264624192E-017">
                <text:p>-2.88264624192E-017</text:p>
              </table:table-cell>
              <table:table-cell office:value-type="float" office:value="11.702864159">
                <text:p>11.702864159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1.7028641904">
                <text:p>11.7028641904</text:p>
              </table:table-cell>
              <table:table-cell office:value-type="float" office:value="-2.02546685808E-017">
                <text:p>-2.02546685808E-017</text:p>
              </table:table-cell>
              <table:table-cell office:value-type="float" office:value="11.7028641904">
                <text:p>11.702864190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1.7028642215">
                <text:p>11.7028642215</text:p>
              </table:table-cell>
              <table:table-cell office:value-type="float" office:value="-2.02194964426E-017">
                <text:p>-2.02194964426E-017</text:p>
              </table:table-cell>
              <table:table-cell office:value-type="float" office:value="11.7028642215">
                <text:p>11.702864221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1.7028642525">
                <text:p>11.7028642525</text:p>
              </table:table-cell>
              <table:table-cell office:value-type="float" office:value="-2.63215159637E-017">
                <text:p>-2.63215159637E-017</text:p>
              </table:table-cell>
              <table:table-cell office:value-type="float" office:value="11.7028642525">
                <text:p>11.70286425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1.7028642837">
                <text:p>11.7028642837</text:p>
              </table:table-cell>
              <table:table-cell office:value-type="float" office:value="-1.96180364045E-017">
                <text:p>-1.96180364045E-017</text:p>
              </table:table-cell>
              <table:table-cell office:value-type="float" office:value="11.7028642837">
                <text:p>11.7028642837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1.7028643146">
                <text:p>11.7028643146</text:p>
              </table:table-cell>
              <table:table-cell office:value-type="float" office:value="-1.15547934956E-017">
                <text:p>-1.15547934956E-017</text:p>
              </table:table-cell>
              <table:table-cell office:value-type="float" office:value="11.7028643146">
                <text:p>11.702864314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1.7028643456">
                <text:p>11.7028643456</text:p>
              </table:table-cell>
              <table:table-cell office:value-type="float" office:value="-9.16242364425E-018">
                <text:p>-9.16242364425E-018</text:p>
              </table:table-cell>
              <table:table-cell office:value-type="float" office:value="11.7028643456">
                <text:p>11.7028643456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1.7028643766">
                <text:p>11.7028643766</text:p>
              </table:table-cell>
              <table:table-cell office:value-type="float" office:value="-1.8779495773E-017">
                <text:p>-1.8779495773E-017</text:p>
              </table:table-cell>
              <table:table-cell office:value-type="float" office:value="11.7028643766">
                <text:p>11.702864376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1.7028644075">
                <text:p>11.7028644075</text:p>
              </table:table-cell>
              <table:table-cell office:value-type="float" office:value="-2.93024738882E-017">
                <text:p>-2.93024738882E-017</text:p>
              </table:table-cell>
              <table:table-cell office:value-type="float" office:value="11.7028644075">
                <text:p>11.702864407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1.7028644391">
                <text:p>11.7028644391</text:p>
              </table:table-cell>
              <table:table-cell office:value-type="float" office:value="-1.90772004643E-017">
                <text:p>-1.90772004643E-017</text:p>
              </table:table-cell>
              <table:table-cell office:value-type="float" office:value="11.7028644391">
                <text:p>11.702864439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1.7028644699">
                <text:p>11.7028644699</text:p>
              </table:table-cell>
              <table:table-cell office:value-type="float" office:value="-3.2828803329E-017">
                <text:p>-3.2828803329E-017</text:p>
              </table:table-cell>
              <table:table-cell office:value-type="float" office:value="11.7028644699">
                <text:p>11.702864469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1.7028645016">
                <text:p>11.7028645016</text:p>
              </table:table-cell>
              <table:table-cell office:value-type="float" office:value="-1.94856114444E-017">
                <text:p>-1.94856114444E-017</text:p>
              </table:table-cell>
              <table:table-cell office:value-type="float" office:value="11.7028645016">
                <text:p>11.702864501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1.7028645333">
                <text:p>11.7028645333</text:p>
              </table:table-cell>
              <table:table-cell office:value-type="float" office:value="-2.80145039335E-017">
                <text:p>-2.80145039335E-017</text:p>
              </table:table-cell>
              <table:table-cell office:value-type="float" office:value="11.7028645333">
                <text:p>11.702864533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1.7028645642">
                <text:p>11.7028645642</text:p>
              </table:table-cell>
              <table:table-cell office:value-type="float" office:value="-2.09331775471E-017">
                <text:p>-2.09331775471E-017</text:p>
              </table:table-cell>
              <table:table-cell office:value-type="float" office:value="11.7028645642">
                <text:p>11.7028645642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1.4552518163">
                <text:p>21.4552518163</text:p>
              </table:table-cell>
              <table:table-cell office:value-type="float" office:value="2.27533475811E-016">
                <text:p>2.27533475811E-016</text:p>
              </table:table-cell>
              <table:table-cell office:value-type="float" office:value="21.4552518163">
                <text:p>21.455251816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1.4552519249">
                <text:p>21.4552519249</text:p>
              </table:table-cell>
              <table:table-cell office:value-type="float" office:value="2.08887048152E-016">
                <text:p>2.08887048152E-016</text:p>
              </table:table-cell>
              <table:table-cell office:value-type="float" office:value="21.4552519249">
                <text:p>21.4552519249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1.4552520343">
                <text:p>21.4552520343</text:p>
              </table:table-cell>
              <table:table-cell office:value-type="float" office:value="2.02004106608E-016">
                <text:p>2.02004106608E-016</text:p>
              </table:table-cell>
              <table:table-cell office:value-type="float" office:value="21.4552520343">
                <text:p>21.455252034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1.455252142">
                <text:p>21.455252142</text:p>
              </table:table-cell>
              <table:table-cell office:value-type="float" office:value="2.35994859675E-016">
                <text:p>2.35994859675E-016</text:p>
              </table:table-cell>
              <table:table-cell office:value-type="float" office:value="21.455252142">
                <text:p>21.45525214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1.4552522494">
                <text:p>21.4552522494</text:p>
              </table:table-cell>
              <table:table-cell office:value-type="float" office:value="2.07690937417E-016">
                <text:p>2.07690937417E-016</text:p>
              </table:table-cell>
              <table:table-cell office:value-type="float" office:value="21.4552522494">
                <text:p>21.455252249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1.4552523577">
                <text:p>21.4552523577</text:p>
              </table:table-cell>
              <table:table-cell office:value-type="float" office:value="2.33479192207E-016">
                <text:p>2.33479192207E-016</text:p>
              </table:table-cell>
              <table:table-cell office:value-type="float" office:value="21.4552523577">
                <text:p>21.455252357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1.4552524655">
                <text:p>21.4552524655</text:p>
              </table:table-cell>
              <table:table-cell office:value-type="float" office:value="2.44662176462E-016">
                <text:p>2.44662176462E-016</text:p>
              </table:table-cell>
              <table:table-cell office:value-type="float" office:value="21.4552524655">
                <text:p>21.455252465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1.4552525746">
                <text:p>21.4552525746</text:p>
              </table:table-cell>
              <table:table-cell office:value-type="float" office:value="2.20261802963E-016">
                <text:p>2.20261802963E-016</text:p>
              </table:table-cell>
              <table:table-cell office:value-type="float" office:value="21.4552525746">
                <text:p>21.455252574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1.4552526831">
                <text:p>21.4552526831</text:p>
              </table:table-cell>
              <table:table-cell office:value-type="float" office:value="1.91288796856E-016">
                <text:p>1.91288796856E-016</text:p>
              </table:table-cell>
              <table:table-cell office:value-type="float" office:value="21.4552526831">
                <text:p>21.455252683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1.4552527907">
                <text:p>21.4552527907</text:p>
              </table:table-cell>
              <table:table-cell office:value-type="float" office:value="2.0719494418E-016">
                <text:p>2.0719494418E-016</text:p>
              </table:table-cell>
              <table:table-cell office:value-type="float" office:value="21.4552527907">
                <text:p>21.455252790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1.4552528988">
                <text:p>21.4552528988</text:p>
              </table:table-cell>
              <table:table-cell office:value-type="float" office:value="2.2682128374E-016">
                <text:p>2.2682128374E-016</text:p>
              </table:table-cell>
              <table:table-cell office:value-type="float" office:value="21.4552528988">
                <text:p>21.455252898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1.4552530059">
                <text:p>21.4552530059</text:p>
              </table:table-cell>
              <table:table-cell office:value-type="float" office:value="2.30437595953E-016">
                <text:p>2.30437595953E-016</text:p>
              </table:table-cell>
              <table:table-cell office:value-type="float" office:value="21.4552530059">
                <text:p>21.4552530059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1.4552531142">
                <text:p>21.4552531142</text:p>
              </table:table-cell>
              <table:table-cell office:value-type="float" office:value="2.24483117543E-016">
                <text:p>2.24483117543E-016</text:p>
              </table:table-cell>
              <table:table-cell office:value-type="float" office:value="21.4552531142">
                <text:p>21.455253114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1.4552532215">
                <text:p>21.4552532215</text:p>
              </table:table-cell>
              <table:table-cell office:value-type="float" office:value="2.18581067183E-016">
                <text:p>2.18581067183E-016</text:p>
              </table:table-cell>
              <table:table-cell office:value-type="float" office:value="21.4552532215">
                <text:p>21.455253221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1.455253331">
                <text:p>21.455253331</text:p>
              </table:table-cell>
              <table:table-cell office:value-type="float" office:value="2.24096891133E-016">
                <text:p>2.24096891133E-016</text:p>
              </table:table-cell>
              <table:table-cell office:value-type="float" office:value="21.455253331">
                <text:p>21.45525333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1.4552534391">
                <text:p>21.4552534391</text:p>
              </table:table-cell>
              <table:table-cell office:value-type="float" office:value="2.09380766131E-016">
                <text:p>2.09380766131E-016</text:p>
              </table:table-cell>
              <table:table-cell office:value-type="float" office:value="21.4552534391">
                <text:p>21.455253439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1.4552535467">
                <text:p>21.4552535467</text:p>
              </table:table-cell>
              <table:table-cell office:value-type="float" office:value="2.1212121101E-016">
                <text:p>2.1212121101E-016</text:p>
              </table:table-cell>
              <table:table-cell office:value-type="float" office:value="21.4552535467">
                <text:p>21.455253546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1.4552536546">
                <text:p>21.4552536546</text:p>
              </table:table-cell>
              <table:table-cell office:value-type="float" office:value="2.18271077154E-016">
                <text:p>2.18271077154E-016</text:p>
              </table:table-cell>
              <table:table-cell office:value-type="float" office:value="21.4552536546">
                <text:p>21.455253654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1.4552537625">
                <text:p>21.4552537625</text:p>
              </table:table-cell>
              <table:table-cell office:value-type="float" office:value="2.04335279991E-016">
                <text:p>2.04335279991E-016</text:p>
              </table:table-cell>
              <table:table-cell office:value-type="float" office:value="21.4552537625">
                <text:p>21.455253762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1.4552538695">
                <text:p>21.4552538695</text:p>
              </table:table-cell>
              <table:table-cell office:value-type="float" office:value="2.41434004274E-016">
                <text:p>2.41434004274E-016</text:p>
              </table:table-cell>
              <table:table-cell office:value-type="float" office:value="21.4552538695">
                <text:p>21.455253869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1.4552539782">
                <text:p>21.4552539782</text:p>
              </table:table-cell>
              <table:table-cell office:value-type="float" office:value="2.18449261342E-016">
                <text:p>2.18449261342E-016</text:p>
              </table:table-cell>
              <table:table-cell office:value-type="float" office:value="21.4552539782">
                <text:p>21.455253978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1.4552540861">
                <text:p>21.4552540861</text:p>
              </table:table-cell>
              <table:table-cell office:value-type="float" office:value="2.30260074448E-016">
                <text:p>2.30260074448E-016</text:p>
              </table:table-cell>
              <table:table-cell office:value-type="float" office:value="21.4552540861">
                <text:p>21.4552540861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1.4552541945">
                <text:p>21.4552541945</text:p>
              </table:table-cell>
              <table:table-cell office:value-type="float" office:value="2.13783008005E-016">
                <text:p>2.13783008005E-016</text:p>
              </table:table-cell>
              <table:table-cell office:value-type="float" office:value="21.4552541945">
                <text:p>21.4552541945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1.4552543019">
                <text:p>21.4552543019</text:p>
              </table:table-cell>
              <table:table-cell office:value-type="float" office:value="2.50037875303E-016">
                <text:p>2.50037875303E-016</text:p>
              </table:table-cell>
              <table:table-cell office:value-type="float" office:value="21.4552543019">
                <text:p>21.455254301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.7028660414">
                <text:p>11.7028660414</text:p>
              </table:table-cell>
              <table:table-cell office:value-type="float" office:value="-2.68592905812E-017">
                <text:p>-2.68592905812E-017</text:p>
              </table:table-cell>
              <table:table-cell office:value-type="float" office:value="11.7028660414">
                <text:p>11.7028660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atched Impedance m=1.0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138cm" svg:y="2.337cm" svg:width="9.314cm" svg:height="5.116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2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2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251</svg:desc>
                </draw:g>
              </table:table-cell>
              <table:table-cell office:value-type="float" office:value="0.3096">
                <text:p>0.3096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0.315771636259">
                <text:p>0.31577163625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0.323521222448">
                <text:p>0.32352122244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0.331460996987">
                <text:p>0.33146099698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0.339595627427">
                <text:p>0.33959562742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0.347929895873">
                <text:p>0.34792989587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0.356468701789">
                <text:p>0.35646870178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0.365217064882">
                <text:p>0.36521706488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0.374180128049">
                <text:p>0.374180128049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0.383363160404">
                <text:p>0.38336316040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0.392771560375">
                <text:p>0.39277156037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0.402410858875">
                <text:p>0.402410858875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0.412286722557">
                <text:p>0.412286722557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0.422404957143">
                <text:p>0.422404957143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0.432771510836">
                <text:p>0.43277151083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0.443392477821">
                <text:p>0.44339247782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0.454274101843">
                <text:p>0.454274101843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0.46542277988">
                <text:p>0.4654227798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0.476845065902">
                <text:p>0.47684506590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0.488547674727">
                <text:p>0.4885476747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0.500537485964">
                <text:p>0.50053748596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0.512821548062">
                <text:p>0.51282154806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0.525407082449">
                <text:p>0.52540708244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0.538301487779">
                <text:p>0.53830148777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0.551512344286">
                <text:p>0.55151234428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0.565047418231">
                <text:p>0.56504741823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52362275">
                <text:p>21.4552362275</text:p>
              </table:table-cell>
              <table:table-cell office:value-type="float" office:value="2.08212320239E-016">
                <text:p>2.08212320239E-016</text:p>
              </table:table-cell>
              <table:table-cell office:value-type="float" office:value="21.4552362275">
                <text:p>21.4552362275</text:p>
              </table:table-cell>
              <table:table-cell office:value-type="float" office:value="0.578914666475">
                <text:p>0.57891466647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52363141">
                <text:p>21.4552363141</text:p>
              </table:table-cell>
              <table:table-cell office:value-type="float" office:value="2.35716928677E-016">
                <text:p>2.35716928677E-016</text:p>
              </table:table-cell>
              <table:table-cell office:value-type="float" office:value="21.4552363141">
                <text:p>21.4552363141</text:p>
              </table:table-cell>
              <table:table-cell office:value-type="float" office:value="0.593122241156">
                <text:p>0.59312224115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552364024">
                <text:p>21.4552364024</text:p>
              </table:table-cell>
              <table:table-cell office:value-type="float" office:value="2.13837223417E-016">
                <text:p>2.13837223417E-016</text:p>
              </table:table-cell>
              <table:table-cell office:value-type="float" office:value="21.4552364024">
                <text:p>21.4552364024</text:p>
              </table:table-cell>
              <table:table-cell office:value-type="float" office:value="0.607678494475">
                <text:p>0.607678494475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55236491">
                <text:p>21.455236491</text:p>
              </table:table-cell>
              <table:table-cell office:value-type="float" office:value="2.24109981722E-016">
                <text:p>2.24109981722E-016</text:p>
              </table:table-cell>
              <table:table-cell office:value-type="float" office:value="21.455236491">
                <text:p>21.455236491</text:p>
              </table:table-cell>
              <table:table-cell office:value-type="float" office:value="0.622591983616">
                <text:p>0.62259198361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552365812">
                <text:p>21.4552365812</text:p>
              </table:table-cell>
              <table:table-cell office:value-type="float" office:value="2.26504066345E-016">
                <text:p>2.26504066345E-016</text:p>
              </table:table-cell>
              <table:table-cell office:value-type="float" office:value="21.4552365812">
                <text:p>21.4552365812</text:p>
              </table:table-cell>
              <table:table-cell office:value-type="float" office:value="0.637871475767">
                <text:p>0.63787147576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552366718">
                <text:p>21.4552366718</text:p>
              </table:table-cell>
              <table:table-cell office:value-type="float" office:value="2.53016074871E-016">
                <text:p>2.53016074871E-016</text:p>
              </table:table-cell>
              <table:table-cell office:value-type="float" office:value="21.4552366718">
                <text:p>21.4552366718</text:p>
              </table:table-cell>
              <table:table-cell office:value-type="float" office:value="0.653525953281">
                <text:p>0.65352595328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552367636">
                <text:p>21.4552367636</text:p>
              </table:table-cell>
              <table:table-cell office:value-type="float" office:value="2.15065297842E-016">
                <text:p>2.15065297842E-016</text:p>
              </table:table-cell>
              <table:table-cell office:value-type="float" office:value="21.4552367636">
                <text:p>21.4552367636</text:p>
              </table:table-cell>
              <table:table-cell office:value-type="float" office:value="0.66956461895">
                <text:p>0.6695646189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552368549">
                <text:p>21.4552368549</text:p>
              </table:table-cell>
              <table:table-cell office:value-type="float" office:value="2.38554411557E-016">
                <text:p>2.38554411557E-016</text:p>
              </table:table-cell>
              <table:table-cell office:value-type="float" office:value="21.4552368549">
                <text:p>21.4552368549</text:p>
              </table:table-cell>
              <table:table-cell office:value-type="float" office:value="0.685996901423">
                <text:p>0.68599690142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552369473">
                <text:p>21.4552369473</text:p>
              </table:table-cell>
              <table:table-cell office:value-type="float" office:value="2.14478740805E-016">
                <text:p>2.14478740805E-016</text:p>
              </table:table-cell>
              <table:table-cell office:value-type="float" office:value="21.4552369473">
                <text:p>21.4552369473</text:p>
              </table:table-cell>
              <table:table-cell office:value-type="float" office:value="0.702832460741">
                <text:p>0.70283246074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5523704">
                <text:p>21.45523704</text:p>
              </table:table-cell>
              <table:table-cell office:value-type="float" office:value="2.08255101678E-016">
                <text:p>2.08255101678E-016</text:p>
              </table:table-cell>
              <table:table-cell office:value-type="float" office:value="21.45523704">
                <text:p>21.45523704</text:p>
              </table:table-cell>
              <table:table-cell office:value-type="float" office:value="0.72008119402">
                <text:p>0.7200811940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552371324">
                <text:p>21.4552371324</text:p>
              </table:table-cell>
              <table:table-cell office:value-type="float" office:value="2.46669358919E-016">
                <text:p>2.46669358919E-016</text:p>
              </table:table-cell>
              <table:table-cell office:value-type="float" office:value="21.4552371324">
                <text:p>21.4552371324</text:p>
              </table:table-cell>
              <table:table-cell office:value-type="float" office:value="0.737753241271">
                <text:p>0.737753241271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552372254">
                <text:p>21.4552372254</text:p>
              </table:table-cell>
              <table:table-cell office:value-type="float" office:value="2.52470005957E-016">
                <text:p>2.52470005957E-016</text:p>
              </table:table-cell>
              <table:table-cell office:value-type="float" office:value="21.4552372254">
                <text:p>21.4552372254</text:p>
              </table:table-cell>
              <table:table-cell office:value-type="float" office:value="0.755858991355">
                <text:p>0.75585899135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52373182">
                <text:p>21.4552373182</text:p>
              </table:table-cell>
              <table:table-cell office:value-type="float" office:value="2.07482462012E-016">
                <text:p>2.07482462012E-016</text:p>
              </table:table-cell>
              <table:table-cell office:value-type="float" office:value="21.4552373182">
                <text:p>21.4552373182</text:p>
              </table:table-cell>
              <table:table-cell office:value-type="float" office:value="0.774409088095">
                <text:p>0.774409088095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52374116">
                <text:p>21.4552374116</text:p>
              </table:table-cell>
              <table:table-cell office:value-type="float" office:value="2.31553865017E-016">
                <text:p>2.31553865017E-016</text:p>
              </table:table-cell>
              <table:table-cell office:value-type="float" office:value="21.4552374116">
                <text:p>21.4552374116</text:p>
              </table:table-cell>
              <table:table-cell office:value-type="float" office:value="0.793414436533">
                <text:p>0.79341443653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52375043">
                <text:p>21.4552375043</text:p>
              </table:table-cell>
              <table:table-cell office:value-type="float" office:value="2.25930430823E-016">
                <text:p>2.25930430823E-016</text:p>
              </table:table-cell>
              <table:table-cell office:value-type="float" office:value="21.4552375043">
                <text:p>21.4552375043</text:p>
              </table:table-cell>
              <table:table-cell office:value-type="float" office:value="0.812886209339">
                <text:p>0.81288620933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552375977">
                <text:p>21.4552375977</text:p>
              </table:table-cell>
              <table:table-cell office:value-type="float" office:value="2.32490529917E-016">
                <text:p>2.32490529917E-016</text:p>
              </table:table-cell>
              <table:table-cell office:value-type="float" office:value="21.4552375977">
                <text:p>21.4552375977</text:p>
              </table:table-cell>
              <table:table-cell office:value-type="float" office:value="0.832835853379">
                <text:p>0.83283585337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552376921">
                <text:p>21.4552376921</text:p>
              </table:table-cell>
              <table:table-cell office:value-type="float" office:value="2.10795765493E-016">
                <text:p>2.10795765493E-016</text:p>
              </table:table-cell>
              <table:table-cell office:value-type="float" office:value="21.4552376921">
                <text:p>21.4552376921</text:p>
              </table:table-cell>
              <table:table-cell office:value-type="float" office:value="0.853275096446">
                <text:p>0.85327509644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552377865">
                <text:p>21.4552377865</text:p>
              </table:table-cell>
              <table:table-cell office:value-type="float" office:value="2.06261361269E-016">
                <text:p>2.06261361269E-016</text:p>
              </table:table-cell>
              <table:table-cell office:value-type="float" office:value="21.4552377865">
                <text:p>21.4552377865</text:p>
              </table:table-cell>
              <table:table-cell office:value-type="float" office:value="0.874215954154">
                <text:p>0.87421595415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552378812">
                <text:p>21.4552378812</text:p>
              </table:table-cell>
              <table:table-cell office:value-type="float" office:value="2.70748119963E-016">
                <text:p>2.70748119963E-016</text:p>
              </table:table-cell>
              <table:table-cell office:value-type="float" office:value="21.4552378812">
                <text:p>21.4552378812</text:p>
              </table:table-cell>
              <table:table-cell office:value-type="float" office:value="0.895670737">
                <text:p>0.89567073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52379765">
                <text:p>21.4552379765</text:p>
              </table:table-cell>
              <table:table-cell office:value-type="float" office:value="2.24024882227E-016">
                <text:p>2.24024882227E-016</text:p>
              </table:table-cell>
              <table:table-cell office:value-type="float" office:value="21.4552379765">
                <text:p>21.4552379765</text:p>
              </table:table-cell>
              <table:table-cell office:value-type="float" office:value="0.917652057602">
                <text:p>0.917652057602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552380704">
                <text:p>21.4552380704</text:p>
              </table:table-cell>
              <table:table-cell office:value-type="float" office:value="2.38811906118E-016">
                <text:p>2.38811906118E-016</text:p>
              </table:table-cell>
              <table:table-cell office:value-type="float" office:value="21.4552380704">
                <text:p>21.4552380704</text:p>
              </table:table-cell>
              <table:table-cell office:value-type="float" office:value="0.940172838114">
                <text:p>0.94017283811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552381655">
                <text:p>21.4552381655</text:p>
              </table:table-cell>
              <table:table-cell office:value-type="float" office:value="2.36942997302E-016">
                <text:p>2.36942997302E-016</text:p>
              </table:table-cell>
              <table:table-cell office:value-type="float" office:value="21.4552381655">
                <text:p>21.4552381655</text:p>
              </table:table-cell>
              <table:table-cell office:value-type="float" office:value="0.963246317822">
                <text:p>0.963246317822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552382612">
                <text:p>21.4552382612</text:p>
              </table:table-cell>
              <table:table-cell office:value-type="float" office:value="2.34943818021E-016">
                <text:p>2.34943818021E-016</text:p>
              </table:table-cell>
              <table:table-cell office:value-type="float" office:value="21.4552382612">
                <text:p>21.4552382612</text:p>
              </table:table-cell>
              <table:table-cell office:value-type="float" office:value="0.986886060929">
                <text:p>0.986886060929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552383563">
                <text:p>21.4552383563</text:p>
              </table:table-cell>
              <table:table-cell office:value-type="float" office:value="2.47471168939E-016">
                <text:p>2.47471168939E-016</text:p>
              </table:table-cell>
              <table:table-cell office:value-type="float" office:value="21.4552383563">
                <text:p>21.4552383563</text:p>
              </table:table-cell>
              <table:table-cell office:value-type="float" office:value="1.01110596452">
                <text:p>1.0111059645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702857338">
                <text:p>11.702857338</text:p>
              </table:table-cell>
              <table:table-cell office:value-type="float" office:value="-5.28640988411E-017">
                <text:p>-5.28640988411E-017</text:p>
              </table:table-cell>
              <table:table-cell office:value-type="float" office:value="11.702857338">
                <text:p>11.702857338</text:p>
              </table:table-cell>
              <table:table-cell office:value-type="float" office:value="1.03592026676">
                <text:p>1.0359202667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1.7028573653">
                <text:p>11.7028573653</text:p>
              </table:table-cell>
              <table:table-cell office:value-type="float" office:value="-4.13162524112E-017">
                <text:p>-4.13162524112E-017</text:p>
              </table:table-cell>
              <table:table-cell office:value-type="float" office:value="11.7028573653">
                <text:p>11.7028573653</text:p>
              </table:table-cell>
              <table:table-cell office:value-type="float" office:value="1.0613435552">
                <text:p>1.061343555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1.7028573923">
                <text:p>11.7028573923</text:p>
              </table:table-cell>
              <table:table-cell office:value-type="float" office:value="-1.92623240106E-017">
                <text:p>-1.92623240106E-017</text:p>
              </table:table-cell>
              <table:table-cell office:value-type="float" office:value="11.7028573923">
                <text:p>11.7028573923</text:p>
              </table:table-cell>
              <table:table-cell office:value-type="float" office:value="1.08739077545">
                <text:p>1.0873907754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1.7028574197">
                <text:p>11.7028574197</text:p>
              </table:table-cell>
              <table:table-cell office:value-type="float" office:value="-4.34012587032E-017">
                <text:p>-4.34012587032E-017</text:p>
              </table:table-cell>
              <table:table-cell office:value-type="float" office:value="11.7028574197">
                <text:p>11.7028574197</text:p>
              </table:table-cell>
              <table:table-cell office:value-type="float" office:value="1.11407723987">
                <text:p>1.1140772398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1.7028574475">
                <text:p>11.7028574475</text:p>
              </table:table-cell>
              <table:table-cell office:value-type="float" office:value="-2.6952939416E-017">
                <text:p>-2.6952939416E-017</text:p>
              </table:table-cell>
              <table:table-cell office:value-type="float" office:value="11.7028574475">
                <text:p>11.7028574475</text:p>
              </table:table-cell>
              <table:table-cell office:value-type="float" office:value="1.14141863663">
                <text:p>1.1414186366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1.7028574754">
                <text:p>11.7028574754</text:p>
              </table:table-cell>
              <table:table-cell office:value-type="float" office:value="-3.6409672293E-017">
                <text:p>-3.6409672293E-017</text:p>
              </table:table-cell>
              <table:table-cell office:value-type="float" office:value="11.7028574754">
                <text:p>11.7028574754</text:p>
              </table:table-cell>
              <table:table-cell office:value-type="float" office:value="1.16943103891">
                <text:p>1.1694310389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1.7028575034">
                <text:p>11.7028575034</text:p>
              </table:table-cell>
              <table:table-cell office:value-type="float" office:value="-4.0428318601E-017">
                <text:p>-4.0428318601E-017</text:p>
              </table:table-cell>
              <table:table-cell office:value-type="float" office:value="11.7028575034">
                <text:p>11.7028575034</text:p>
              </table:table-cell>
              <table:table-cell office:value-type="float" office:value="1.19813091435">
                <text:p>1.1981309143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1.7028575318">
                <text:p>11.7028575318</text:p>
              </table:table-cell>
              <table:table-cell office:value-type="float" office:value="-1.0470385548E-017">
                <text:p>-1.0470385548E-017</text:p>
              </table:table-cell>
              <table:table-cell office:value-type="float" office:value="11.7028575318">
                <text:p>11.7028575318</text:p>
              </table:table-cell>
              <table:table-cell office:value-type="float" office:value="1.22753513474">
                <text:p>1.2275351347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1.7028575599">
                <text:p>11.7028575599</text:p>
              </table:table-cell>
              <table:table-cell office:value-type="float" office:value="-1.70274124335E-017">
                <text:p>-1.70274124335E-017</text:p>
              </table:table-cell>
              <table:table-cell office:value-type="float" office:value="11.7028575599">
                <text:p>11.7028575599</text:p>
              </table:table-cell>
              <table:table-cell office:value-type="float" office:value="1.25766098594">
                <text:p>1.2576609859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1.7028575882">
                <text:p>11.7028575882</text:p>
              </table:table-cell>
              <table:table-cell office:value-type="float" office:value="-8.80167130459E-018">
                <text:p>-8.80167130459E-018</text:p>
              </table:table-cell>
              <table:table-cell office:value-type="float" office:value="11.7028575882">
                <text:p>11.7028575882</text:p>
              </table:table-cell>
              <table:table-cell office:value-type="float" office:value="1.28852617802">
                <text:p>1.2885261780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.7028576173">
                <text:p>11.7028576173</text:p>
              </table:table-cell>
              <table:table-cell office:value-type="float" office:value="-2.13490116938E-017">
                <text:p>-2.13490116938E-017</text:p>
              </table:table-cell>
              <table:table-cell office:value-type="float" office:value="11.7028576173">
                <text:p>11.7028576173</text:p>
              </table:table-cell>
              <table:table-cell office:value-type="float" office:value="1.3201488557">
                <text:p>1.320148855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1.7028576461">
                <text:p>11.7028576461</text:p>
              </table:table-cell>
              <table:table-cell office:value-type="float" office:value="-1.42380672075E-017">
                <text:p>-1.42380672075E-017</text:p>
              </table:table-cell>
              <table:table-cell office:value-type="float" office:value="11.7028576461">
                <text:p>11.7028576461</text:p>
              </table:table-cell>
              <table:table-cell office:value-type="float" office:value="1.352547609">
                <text:p>1.352547609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1.7028576744">
                <text:p>11.7028576744</text:p>
              </table:table-cell>
              <table:table-cell office:value-type="float" office:value="-5.3201014433E-017">
                <text:p>-5.3201014433E-017</text:p>
              </table:table-cell>
              <table:table-cell office:value-type="float" office:value="11.7028576744">
                <text:p>11.7028576744</text:p>
              </table:table-cell>
              <table:table-cell office:value-type="float" office:value="1.38574148415">
                <text:p>1.3857414841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1.7028577028">
                <text:p>11.7028577028</text:p>
              </table:table-cell>
              <table:table-cell office:value-type="float" office:value="-2.76479331672E-017">
                <text:p>-2.76479331672E-017</text:p>
              </table:table-cell>
              <table:table-cell office:value-type="float" office:value="11.7028577028">
                <text:p>11.7028577028</text:p>
              </table:table-cell>
              <table:table-cell office:value-type="float" office:value="1.41974999484">
                <text:p>1.4197499948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.7028577316">
                <text:p>11.7028577316</text:p>
              </table:table-cell>
              <table:table-cell office:value-type="float" office:value="-3.84018308968E-017">
                <text:p>-3.84018308968E-017</text:p>
              </table:table-cell>
              <table:table-cell office:value-type="float" office:value="11.7028577316">
                <text:p>11.7028577316</text:p>
              </table:table-cell>
              <table:table-cell office:value-type="float" office:value="1.45459313364">
                <text:p>1.4545931336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.7028577604">
                <text:p>11.7028577604</text:p>
              </table:table-cell>
              <table:table-cell office:value-type="float" office:value="-2.41031759904E-017">
                <text:p>-2.41031759904E-017</text:p>
              </table:table-cell>
              <table:table-cell office:value-type="float" office:value="11.7028577604">
                <text:p>11.7028577604</text:p>
              </table:table-cell>
              <table:table-cell office:value-type="float" office:value="1.49029138379">
                <text:p>1.4902913837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1.7028577887">
                <text:p>11.7028577887</text:p>
              </table:table-cell>
              <table:table-cell office:value-type="float" office:value="-2.32509146104E-017">
                <text:p>-2.32509146104E-017</text:p>
              </table:table-cell>
              <table:table-cell office:value-type="float" office:value="11.7028577887">
                <text:p>11.7028577887</text:p>
              </table:table-cell>
              <table:table-cell office:value-type="float" office:value="1.52686573119">
                <text:p>1.52686573119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1.7028578176">
                <text:p>11.7028578176</text:p>
              </table:table-cell>
              <table:table-cell office:value-type="float" office:value="-2.69322191809E-017">
                <text:p>-2.69322191809E-017</text:p>
              </table:table-cell>
              <table:table-cell office:value-type="float" office:value="11.7028578176">
                <text:p>11.7028578176</text:p>
              </table:table-cell>
              <table:table-cell office:value-type="float" office:value="1.56433767682">
                <text:p>1.5643376768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.7028578459">
                <text:p>11.7028578459</text:p>
              </table:table-cell>
              <table:table-cell office:value-type="float" office:value="-2.66314374377E-017">
                <text:p>-2.66314374377E-017</text:p>
              </table:table-cell>
              <table:table-cell office:value-type="float" office:value="11.7028578459">
                <text:p>11.7028578459</text:p>
              </table:table-cell>
              <table:table-cell office:value-type="float" office:value="1.60272924928">
                <text:p>1.6027292492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1.7028578749">
                <text:p>11.7028578749</text:p>
              </table:table-cell>
              <table:table-cell office:value-type="float" office:value="-1.35390650412E-017">
                <text:p>-1.35390650412E-017</text:p>
              </table:table-cell>
              <table:table-cell office:value-type="float" office:value="11.7028578749">
                <text:p>11.7028578749</text:p>
              </table:table-cell>
              <table:table-cell office:value-type="float" office:value="1.64206301783">
                <text:p>1.6420630178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.7028579039">
                <text:p>11.7028579039</text:p>
              </table:table-cell>
              <table:table-cell office:value-type="float" office:value="-4.13457436474E-017">
                <text:p>-4.13457436474E-017</text:p>
              </table:table-cell>
              <table:table-cell office:value-type="float" office:value="11.7028579039">
                <text:p>11.7028579039</text:p>
              </table:table-cell>
              <table:table-cell office:value-type="float" office:value="1.6823621056">
                <text:p>1.682362105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1.7028579332">
                <text:p>11.7028579332</text:p>
              </table:table-cell>
              <table:table-cell office:value-type="float" office:value="-4.06828215635E-017">
                <text:p>-4.06828215635E-017</text:p>
              </table:table-cell>
              <table:table-cell office:value-type="float" office:value="11.7028579332">
                <text:p>11.7028579332</text:p>
              </table:table-cell>
              <table:table-cell office:value-type="float" office:value="1.72365020321">
                <text:p>1.7236502032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1.7028579621">
                <text:p>11.7028579621</text:p>
              </table:table-cell>
              <table:table-cell office:value-type="float" office:value="-3.62043070038E-017">
                <text:p>-3.62043070038E-017</text:p>
              </table:table-cell>
              <table:table-cell office:value-type="float" office:value="11.7028579621">
                <text:p>11.7028579621</text:p>
              </table:table-cell>
              <table:table-cell office:value-type="float" office:value="1.76595158267">
                <text:p>1.76595158267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1.7028579903">
                <text:p>11.7028579903</text:p>
              </table:table-cell>
              <table:table-cell office:value-type="float" office:value="-3.13312646996E-017">
                <text:p>-3.13312646996E-017</text:p>
              </table:table-cell>
              <table:table-cell office:value-type="float" office:value="11.7028579903">
                <text:p>11.7028579903</text:p>
              </table:table-cell>
              <table:table-cell office:value-type="float" office:value="1.8092911117">
                <text:p>1.809291111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.7028580194">
                <text:p>11.7028580194</text:p>
              </table:table-cell>
              <table:table-cell office:value-type="float" office:value="-2.08558636642E-017">
                <text:p>-2.08558636642E-017</text:p>
              </table:table-cell>
              <table:table-cell office:value-type="float" office:value="11.7028580194">
                <text:p>11.7028580194</text:p>
              </table:table-cell>
              <table:table-cell office:value-type="float" office:value="1.85369426829">
                <text:p>1.8536942682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.7028580485">
                <text:p>11.7028580485</text:p>
              </table:table-cell>
              <table:table-cell office:value-type="float" office:value="-3.84004392958E-017">
                <text:p>-3.84004392958E-017</text:p>
              </table:table-cell>
              <table:table-cell office:value-type="float" office:value="11.7028580485">
                <text:p>11.7028580485</text:p>
              </table:table-cell>
              <table:table-cell office:value-type="float" office:value="1.89918715572">
                <text:p>1.89918715572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1.4552398699">
                <text:p>21.4552398699</text:p>
              </table:table-cell>
              <table:table-cell office:value-type="float" office:value="2.15769831632E-016">
                <text:p>2.15769831632E-016</text:p>
              </table:table-cell>
              <table:table-cell office:value-type="float" office:value="21.4552398699">
                <text:p>21.4552398699</text:p>
              </table:table-cell>
              <table:table-cell office:value-type="float" office:value="1.94579651787">
                <text:p>1.9457965178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1.4552399669">
                <text:p>21.4552399669</text:p>
              </table:table-cell>
              <table:table-cell office:value-type="float" office:value="2.09920696621E-016">
                <text:p>2.09920696621E-016</text:p>
              </table:table-cell>
              <table:table-cell office:value-type="float" office:value="21.4552399669">
                <text:p>21.4552399669</text:p>
              </table:table-cell>
              <table:table-cell office:value-type="float" office:value="1.99354975499">
                <text:p>1.9935497549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1.4552400663">
                <text:p>21.4552400663</text:p>
              </table:table-cell>
              <table:table-cell office:value-type="float" office:value="2.71709191184E-016">
                <text:p>2.71709191184E-016</text:p>
              </table:table-cell>
              <table:table-cell office:value-type="float" office:value="21.4552400663">
                <text:p>21.4552400663</text:p>
              </table:table-cell>
              <table:table-cell office:value-type="float" office:value="2.04247493976">
                <text:p>2.0424749397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1.4552401654">
                <text:p>21.4552401654</text:p>
              </table:table-cell>
              <table:table-cell office:value-type="float" office:value="2.28809360157E-016">
                <text:p>2.28809360157E-016</text:p>
              </table:table-cell>
              <table:table-cell office:value-type="float" office:value="21.4552401654">
                <text:p>21.4552401654</text:p>
              </table:table-cell>
              <table:table-cell office:value-type="float" office:value="2.09260083382">
                <text:p>2.0926008338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.4552402648">
                <text:p>21.4552402648</text:p>
              </table:table-cell>
              <table:table-cell office:value-type="float" office:value="2.53161078139E-016">
                <text:p>2.53161078139E-016</text:p>
              </table:table-cell>
              <table:table-cell office:value-type="float" office:value="21.4552402648">
                <text:p>21.4552402648</text:p>
              </table:table-cell>
              <table:table-cell office:value-type="float" office:value="2.14395690466">
                <text:p>2.1439569046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1.4552403642">
                <text:p>21.4552403642</text:p>
              </table:table-cell>
              <table:table-cell office:value-type="float" office:value="2.53065613877E-016">
                <text:p>2.53065613877E-016</text:p>
              </table:table-cell>
              <table:table-cell office:value-type="float" office:value="21.4552403642">
                <text:p>21.4552403642</text:p>
              </table:table-cell>
              <table:table-cell office:value-type="float" office:value="2.19657334297">
                <text:p>2.1965733429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1.4552404641">
                <text:p>21.4552404641</text:p>
              </table:table-cell>
              <table:table-cell office:value-type="float" office:value="2.06860207664E-016">
                <text:p>2.06860207664E-016</text:p>
              </table:table-cell>
              <table:table-cell office:value-type="float" office:value="21.4552404641">
                <text:p>21.4552404641</text:p>
              </table:table-cell>
              <table:table-cell office:value-type="float" office:value="2.25048108036">
                <text:p>2.2504810803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1.4552405646">
                <text:p>21.4552405646</text:p>
              </table:table-cell>
              <table:table-cell office:value-type="float" office:value="2.44981204542E-016">
                <text:p>2.44981204542E-016</text:p>
              </table:table-cell>
              <table:table-cell office:value-type="float" office:value="21.4552405646">
                <text:p>21.4552405646</text:p>
              </table:table-cell>
              <table:table-cell office:value-type="float" office:value="2.30571180756">
                <text:p>2.3057118075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1.4552406645">
                <text:p>21.4552406645</text:p>
              </table:table-cell>
              <table:table-cell office:value-type="float" office:value="2.48063240538E-016">
                <text:p>2.48063240538E-016</text:p>
              </table:table-cell>
              <table:table-cell office:value-type="float" office:value="21.4552406645">
                <text:p>21.4552406645</text:p>
              </table:table-cell>
              <table:table-cell office:value-type="float" office:value="2.36229799304">
                <text:p>2.3622979930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1.4552407654">
                <text:p>21.4552407654</text:p>
              </table:table-cell>
              <table:table-cell office:value-type="float" office:value="2.13593455565E-016">
                <text:p>2.13593455565E-016</text:p>
              </table:table-cell>
              <table:table-cell office:value-type="float" office:value="21.4552407654">
                <text:p>21.4552407654</text:p>
              </table:table-cell>
              <table:table-cell office:value-type="float" office:value="2.42027290212">
                <text:p>2.4202729021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1.4552408655">
                <text:p>21.4552408655</text:p>
              </table:table-cell>
              <table:table-cell office:value-type="float" office:value="2.54522335876E-016">
                <text:p>2.54522335876E-016</text:p>
              </table:table-cell>
              <table:table-cell office:value-type="float" office:value="21.4552408655">
                <text:p>21.4552408655</text:p>
              </table:table-cell>
              <table:table-cell office:value-type="float" office:value="2.47967061649">
                <text:p>2.4796706164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1.4552409667">
                <text:p>21.4552409667</text:p>
              </table:table-cell>
              <table:table-cell office:value-type="float" office:value="2.24693202231E-016">
                <text:p>2.24693202231E-016</text:p>
              </table:table-cell>
              <table:table-cell office:value-type="float" office:value="21.4552409667">
                <text:p>21.4552409667</text:p>
              </table:table-cell>
              <table:table-cell office:value-type="float" office:value="2.54052605428">
                <text:p>2.54052605428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1.4552410676">
                <text:p>21.4552410676</text:p>
              </table:table-cell>
              <table:table-cell office:value-type="float" office:value="2.42907527938E-016">
                <text:p>2.42907527938E-016</text:p>
              </table:table-cell>
              <table:table-cell office:value-type="float" office:value="21.4552410676">
                <text:p>21.4552410676</text:p>
              </table:table-cell>
              <table:table-cell office:value-type="float" office:value="2.60287499054">
                <text:p>2.602874990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1.455241168">
                <text:p>21.455241168</text:p>
              </table:table-cell>
              <table:table-cell office:value-type="float" office:value="2.2700521397E-016">
                <text:p>2.2700521397E-016</text:p>
              </table:table-cell>
              <table:table-cell office:value-type="float" office:value="21.455241168">
                <text:p>21.455241168</text:p>
              </table:table-cell>
              <table:table-cell office:value-type="float" office:value="2.66675407835">
                <text:p>2.6667540783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1.4552412698">
                <text:p>21.4552412698</text:p>
              </table:table-cell>
              <table:table-cell office:value-type="float" office:value="2.50920298217E-016">
                <text:p>2.50920298217E-016</text:p>
              </table:table-cell>
              <table:table-cell office:value-type="float" office:value="21.4552412698">
                <text:p>21.4552412698</text:p>
              </table:table-cell>
              <table:table-cell office:value-type="float" office:value="2.73220087028">
                <text:p>2.7322008702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1.4552413715">
                <text:p>21.4552413715</text:p>
              </table:table-cell>
              <table:table-cell office:value-type="float" office:value="2.38099798308E-016">
                <text:p>2.38099798308E-016</text:p>
              </table:table-cell>
              <table:table-cell office:value-type="float" office:value="21.4552413715">
                <text:p>21.4552413715</text:p>
              </table:table-cell>
              <table:table-cell office:value-type="float" office:value="2.79925384052">
                <text:p>2.7992538405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1.4552414713">
                <text:p>21.4552414713</text:p>
              </table:table-cell>
              <table:table-cell office:value-type="float" office:value="2.37207932661E-016">
                <text:p>2.37207932661E-016</text:p>
              </table:table-cell>
              <table:table-cell office:value-type="float" office:value="21.4552414713">
                <text:p>21.4552414713</text:p>
              </table:table-cell>
              <table:table-cell office:value-type="float" office:value="2.8679524075">
                <text:p>2.867952407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1.4552415725">
                <text:p>21.4552415725</text:p>
              </table:table-cell>
              <table:table-cell office:value-type="float" office:value="2.16906654306E-016">
                <text:p>2.16906654306E-016</text:p>
              </table:table-cell>
              <table:table-cell office:value-type="float" office:value="21.4552415725">
                <text:p>21.4552415725</text:p>
              </table:table-cell>
              <table:table-cell office:value-type="float" office:value="2.93833695702">
                <text:p>2.9383369570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1.4552416738">
                <text:p>21.4552416738</text:p>
              </table:table-cell>
              <table:table-cell office:value-type="float" office:value="2.32440459318E-016">
                <text:p>2.32440459318E-016</text:p>
              </table:table-cell>
              <table:table-cell office:value-type="float" office:value="21.4552416738">
                <text:p>21.4552416738</text:p>
              </table:table-cell>
              <table:table-cell office:value-type="float" office:value="3.01044886603">
                <text:p>3.0104488660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1.4552417749">
                <text:p>21.4552417749</text:p>
              </table:table-cell>
              <table:table-cell office:value-type="float" office:value="2.37749176503E-016">
                <text:p>2.37749176503E-016</text:p>
              </table:table-cell>
              <table:table-cell office:value-type="float" office:value="21.4552417749">
                <text:p>21.4552417749</text:p>
              </table:table-cell>
              <table:table-cell office:value-type="float" office:value="3.08433052694">
                <text:p>3.0843305269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1.4552418776">
                <text:p>21.4552418776</text:p>
              </table:table-cell>
              <table:table-cell office:value-type="float" office:value="2.35408077753E-016">
                <text:p>2.35408077753E-016</text:p>
              </table:table-cell>
              <table:table-cell office:value-type="float" office:value="21.4552418776">
                <text:p>21.4552418776</text:p>
              </table:table-cell>
              <table:table-cell office:value-type="float" office:value="3.16002537255">
                <text:p>3.1600253725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1.4552419791">
                <text:p>21.4552419791</text:p>
              </table:table-cell>
              <table:table-cell office:value-type="float" office:value="2.12098634945E-016">
                <text:p>2.12098634945E-016</text:p>
              </table:table-cell>
              <table:table-cell office:value-type="float" office:value="21.4552419791">
                <text:p>21.4552419791</text:p>
              </table:table-cell>
              <table:table-cell office:value-type="float" office:value="3.23757790157">
                <text:p>3.2375779015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1.4552420813">
                <text:p>21.4552420813</text:p>
              </table:table-cell>
              <table:table-cell office:value-type="float" office:value="2.47817300818E-016">
                <text:p>2.47817300818E-016</text:p>
              </table:table-cell>
              <table:table-cell office:value-type="float" office:value="21.4552420813">
                <text:p>21.4552420813</text:p>
              </table:table-cell>
              <table:table-cell office:value-type="float" office:value="3.31703370479">
                <text:p>3.3170337047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1.4552421818">
                <text:p>21.4552421818</text:p>
              </table:table-cell>
              <table:table-cell office:value-type="float" office:value="2.40092467763E-016">
                <text:p>2.40092467763E-016</text:p>
              </table:table-cell>
              <table:table-cell office:value-type="float" office:value="21.4552421818">
                <text:p>21.4552421818</text:p>
              </table:table-cell>
              <table:table-cell office:value-type="float" office:value="3.39843949187">
                <text:p>3.398439491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7028594275">
                <text:p>11.7028594275</text:p>
              </table:table-cell>
              <table:table-cell office:value-type="float" office:value="-2.2431612977E-017">
                <text:p>-2.2431612977E-017</text:p>
              </table:table-cell>
              <table:table-cell office:value-type="float" office:value="11.7028594275">
                <text:p>11.7028594275</text:p>
              </table:table-cell>
              <table:table-cell office:value-type="float" office:value="3.48184311882">
                <text:p>3.48184311882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1.7028594565">
                <text:p>11.7028594565</text:p>
              </table:table-cell>
              <table:table-cell office:value-type="float" office:value="-1.761442785E-017">
                <text:p>-1.761442785E-017</text:p>
              </table:table-cell>
              <table:table-cell office:value-type="float" office:value="11.7028594565">
                <text:p>11.7028594565</text:p>
              </table:table-cell>
              <table:table-cell office:value-type="float" office:value="3.5672936161">
                <text:p>3.567293616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1.7028594815">
                <text:p>11.7028594815</text:p>
              </table:table-cell>
              <table:table-cell office:value-type="float" office:value="-1.20879542084E-017">
                <text:p>-1.20879542084E-017</text:p>
              </table:table-cell>
              <table:table-cell office:value-type="float" office:value="11.7028594815">
                <text:p>11.7028594815</text:p>
              </table:table-cell>
              <table:table-cell office:value-type="float" office:value="3.65484121749">
                <text:p>3.6548412174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1.7028595097">
                <text:p>11.7028595097</text:p>
              </table:table-cell>
              <table:table-cell office:value-type="float" office:value="-3.27931815041E-017">
                <text:p>-3.27931815041E-017</text:p>
              </table:table-cell>
              <table:table-cell office:value-type="float" office:value="11.7028595097">
                <text:p>11.7028595097</text:p>
              </table:table-cell>
              <table:table-cell office:value-type="float" office:value="3.74453738957">
                <text:p>3.7445373895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1.702859539">
                <text:p>11.702859539</text:p>
              </table:table-cell>
              <table:table-cell office:value-type="float" office:value="-1.46528310944E-017">
                <text:p>-1.46528310944E-017</text:p>
              </table:table-cell>
              <table:table-cell office:value-type="float" office:value="11.702859539">
                <text:p>11.702859539</text:p>
              </table:table-cell>
              <table:table-cell office:value-type="float" office:value="3.836434862">
                <text:p>3.83643486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1.7028595682">
                <text:p>11.7028595682</text:p>
              </table:table-cell>
              <table:table-cell office:value-type="float" office:value="-2.20942326511E-017">
                <text:p>-2.20942326511E-017</text:p>
              </table:table-cell>
              <table:table-cell office:value-type="float" office:value="11.7028595682">
                <text:p>11.7028595682</text:p>
              </table:table-cell>
              <table:table-cell office:value-type="float" office:value="3.93058765855">
                <text:p>3.9305876585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1.7028595975">
                <text:p>11.7028595975</text:p>
              </table:table-cell>
              <table:table-cell office:value-type="float" office:value="-3.3714381237E-017">
                <text:p>-3.3714381237E-017</text:p>
              </table:table-cell>
              <table:table-cell office:value-type="float" office:value="11.7028595975">
                <text:p>11.7028595975</text:p>
              </table:table-cell>
              <table:table-cell office:value-type="float" office:value="4.02705112878">
                <text:p>4.0270511287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1.7028596272">
                <text:p>11.7028596272</text:p>
              </table:table-cell>
              <table:table-cell office:value-type="float" office:value="-2.00258630988E-017">
                <text:p>-2.00258630988E-017</text:p>
              </table:table-cell>
              <table:table-cell office:value-type="float" office:value="11.7028596272">
                <text:p>11.7028596272</text:p>
              </table:table-cell>
              <table:table-cell office:value-type="float" office:value="4.12588198066">
                <text:p>4.12588198066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1.7028596565">
                <text:p>11.7028596565</text:p>
              </table:table-cell>
              <table:table-cell office:value-type="float" office:value="-2.92909238855E-017">
                <text:p>-2.92909238855E-017</text:p>
              </table:table-cell>
              <table:table-cell office:value-type="float" office:value="11.7028596565">
                <text:p>11.7028596565</text:p>
              </table:table-cell>
              <table:table-cell office:value-type="float" office:value="4.22713831386">
                <text:p>4.22713831386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1.7028596868">
                <text:p>11.7028596868</text:p>
              </table:table-cell>
              <table:table-cell office:value-type="float" office:value="-2.04482547146E-017">
                <text:p>-2.04482547146E-017</text:p>
              </table:table-cell>
              <table:table-cell office:value-type="float" office:value="11.7028596868">
                <text:p>11.7028596868</text:p>
              </table:table-cell>
              <table:table-cell office:value-type="float" office:value="4.33087965392">
                <text:p>4.3308796539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1.7028597166">
                <text:p>11.7028597166</text:p>
              </table:table-cell>
              <table:table-cell office:value-type="float" office:value="-1.81113958368E-017">
                <text:p>-1.81113958368E-017</text:p>
              </table:table-cell>
              <table:table-cell office:value-type="float" office:value="11.7028597166">
                <text:p>11.7028597166</text:p>
              </table:table-cell>
              <table:table-cell office:value-type="float" office:value="4.43716698723">
                <text:p>4.43716698723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1.7028597464">
                <text:p>11.7028597464</text:p>
              </table:table-cell>
              <table:table-cell office:value-type="float" office:value="-6.33933669037E-018">
                <text:p>-6.33933669037E-018</text:p>
              </table:table-cell>
              <table:table-cell office:value-type="float" office:value="11.7028597464">
                <text:p>11.7028597464</text:p>
              </table:table-cell>
              <table:table-cell office:value-type="float" office:value="4.54606279691">
                <text:p>4.54606279691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1.7028597763">
                <text:p>11.7028597763</text:p>
              </table:table-cell>
              <table:table-cell office:value-type="float" office:value="-1.01480008804E-019">
                <text:p>-1.01480008804E-019</text:p>
              </table:table-cell>
              <table:table-cell office:value-type="float" office:value="11.7028597763">
                <text:p>11.7028597763</text:p>
              </table:table-cell>
              <table:table-cell office:value-type="float" office:value="4.6576310995">
                <text:p>4.6576310995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1.7028598067">
                <text:p>11.7028598067</text:p>
              </table:table-cell>
              <table:table-cell office:value-type="float" office:value="-2.58136531178E-017">
                <text:p>-2.58136531178E-017</text:p>
              </table:table-cell>
              <table:table-cell office:value-type="float" office:value="11.7028598067">
                <text:p>11.7028598067</text:p>
              </table:table-cell>
              <table:table-cell office:value-type="float" office:value="4.77193748266">
                <text:p>4.7719374826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1.7028598364">
                <text:p>11.7028598364</text:p>
              </table:table-cell>
              <table:table-cell office:value-type="float" office:value="-3.90098196353E-018">
                <text:p>-3.90098196353E-018</text:p>
              </table:table-cell>
              <table:table-cell office:value-type="float" office:value="11.7028598364">
                <text:p>11.7028598364</text:p>
              </table:table-cell>
              <table:table-cell office:value-type="float" office:value="4.88904914364">
                <text:p>4.8890491436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1.7028598663">
                <text:p>11.7028598663</text:p>
              </table:table-cell>
              <table:table-cell office:value-type="float" office:value="-2.69879450507E-017">
                <text:p>-2.69879450507E-017</text:p>
              </table:table-cell>
              <table:table-cell office:value-type="float" office:value="11.7028598663">
                <text:p>11.7028598663</text:p>
              </table:table-cell>
              <table:table-cell office:value-type="float" office:value="5.00903492884">
                <text:p>5.00903492884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1.7028598961">
                <text:p>11.7028598961</text:p>
              </table:table-cell>
              <table:table-cell office:value-type="float" office:value="-3.84144679984E-017">
                <text:p>-3.84144679984E-017</text:p>
              </table:table-cell>
              <table:table-cell office:value-type="float" office:value="11.7028598961">
                <text:p>11.7028598961</text:p>
              </table:table-cell>
              <table:table-cell office:value-type="float" office:value="5.13196537429">
                <text:p>5.13196537429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1.7028599264">
                <text:p>11.7028599264</text:p>
              </table:table-cell>
              <table:table-cell office:value-type="float" office:value="-1.65553928271E-017">
                <text:p>-1.65553928271E-017</text:p>
              </table:table-cell>
              <table:table-cell office:value-type="float" office:value="11.7028599264">
                <text:p>11.7028599264</text:p>
              </table:table-cell>
              <table:table-cell office:value-type="float" office:value="5.25791274708">
                <text:p>5.2579127470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1.7028599565">
                <text:p>11.7028599565</text:p>
              </table:table-cell>
              <table:table-cell office:value-type="float" office:value="-2.2562426865E-017">
                <text:p>-2.2562426865E-017</text:p>
              </table:table-cell>
              <table:table-cell office:value-type="float" office:value="11.7028599565">
                <text:p>11.7028599565</text:p>
              </table:table-cell>
              <table:table-cell office:value-type="float" office:value="5.38695108787">
                <text:p>5.38695108787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1.7028599865">
                <text:p>11.7028599865</text:p>
              </table:table-cell>
              <table:table-cell office:value-type="float" office:value="-2.6762324263E-017">
                <text:p>-2.6762324263E-017</text:p>
              </table:table-cell>
              <table:table-cell office:value-type="float" office:value="11.7028599865">
                <text:p>11.7028599865</text:p>
              </table:table-cell>
              <table:table-cell office:value-type="float" office:value="5.51915625438">
                <text:p>5.5191562543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.7028600162">
                <text:p>11.7028600162</text:p>
              </table:table-cell>
              <table:table-cell office:value-type="float" office:value="-4.55041437428E-018">
                <text:p>-4.55041437428E-018</text:p>
              </table:table-cell>
              <table:table-cell office:value-type="float" office:value="11.7028600162">
                <text:p>11.7028600162</text:p>
              </table:table-cell>
              <table:table-cell office:value-type="float" office:value="5.65460596605">
                <text:p>5.6546059660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1.7028600454">
                <text:p>11.7028600454</text:p>
              </table:table-cell>
              <table:table-cell office:value-type="float" office:value="-2.62583866226E-017">
                <text:p>-2.62583866226E-017</text:p>
              </table:table-cell>
              <table:table-cell office:value-type="float" office:value="11.7028600454">
                <text:p>11.7028600454</text:p>
              </table:table-cell>
              <table:table-cell office:value-type="float" office:value="5.79337984967">
                <text:p>5.7933798496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1.7028600756">
                <text:p>11.7028600756</text:p>
              </table:table-cell>
              <table:table-cell office:value-type="float" office:value="-1.25419719663E-017">
                <text:p>-1.25419719663E-017</text:p>
              </table:table-cell>
              <table:table-cell office:value-type="float" office:value="11.7028600756">
                <text:p>11.7028600756</text:p>
              </table:table-cell>
              <table:table-cell office:value-type="float" office:value="5.93555948621">
                <text:p>5.93555948621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1.7028601053">
                <text:p>11.7028601053</text:p>
              </table:table-cell>
              <table:table-cell office:value-type="float" office:value="-1.57341431029E-017">
                <text:p>-1.57341431029E-017</text:p>
              </table:table-cell>
              <table:table-cell office:value-type="float" office:value="11.7028601053">
                <text:p>11.7028601053</text:p>
              </table:table-cell>
              <table:table-cell office:value-type="float" office:value="6.08122845878">
                <text:p>6.0812284587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1.7028601348">
                <text:p>11.7028601348</text:p>
              </table:table-cell>
              <table:table-cell office:value-type="float" office:value="-2.44111269783E-017">
                <text:p>-2.44111269783E-017</text:p>
              </table:table-cell>
              <table:table-cell office:value-type="float" office:value="11.7028601348">
                <text:p>11.7028601348</text:p>
              </table:table-cell>
              <table:table-cell office:value-type="float" office:value="6.23047240176">
                <text:p>6.2304724017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1.7028601647">
                <text:p>11.7028601647</text:p>
              </table:table-cell>
              <table:table-cell office:value-type="float" office:value="-2.22345817543E-017">
                <text:p>-2.22345817543E-017</text:p>
              </table:table-cell>
              <table:table-cell office:value-type="float" office:value="11.7028601647">
                <text:p>11.7028601647</text:p>
              </table:table-cell>
              <table:table-cell office:value-type="float" office:value="6.38337905117">
                <text:p>6.3833790511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1.45524375">
                <text:p>21.45524375</text:p>
              </table:table-cell>
              <table:table-cell office:value-type="float" office:value="2.49710685981E-016">
                <text:p>2.49710685981E-016</text:p>
              </table:table-cell>
              <table:table-cell office:value-type="float" office:value="21.45524375">
                <text:p>21.45524375</text:p>
              </table:table-cell>
              <table:table-cell office:value-type="float" office:value="6.54003829619">
                <text:p>6.54003829619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1.4552438563">
                <text:p>21.4552438563</text:p>
              </table:table-cell>
              <table:table-cell office:value-type="float" office:value="2.49516720499E-016">
                <text:p>2.49516720499E-016</text:p>
              </table:table-cell>
              <table:table-cell office:value-type="float" office:value="21.4552438563">
                <text:p>21.4552438563</text:p>
              </table:table-cell>
              <table:table-cell office:value-type="float" office:value="6.70054223207">
                <text:p>6.70054223207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1.4552439612">
                <text:p>21.4552439612</text:p>
              </table:table-cell>
              <table:table-cell office:value-type="float" office:value="2.16006867847E-016">
                <text:p>2.16006867847E-016</text:p>
              </table:table-cell>
              <table:table-cell office:value-type="float" office:value="21.4552439612">
                <text:p>21.4552439612</text:p>
              </table:table-cell>
              <table:table-cell office:value-type="float" office:value="6.86498521421">
                <text:p>6.86498521421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1.4552440636">
                <text:p>21.4552440636</text:p>
              </table:table-cell>
              <table:table-cell office:value-type="float" office:value="2.49879299056E-016">
                <text:p>2.49879299056E-016</text:p>
              </table:table-cell>
              <table:table-cell office:value-type="float" office:value="21.4552440636">
                <text:p>21.4552440636</text:p>
              </table:table-cell>
              <table:table-cell office:value-type="float" office:value="7.03346391368">
                <text:p>7.0334639136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1.4552441678">
                <text:p>21.4552441678</text:p>
              </table:table-cell>
              <table:table-cell office:value-type="float" office:value="2.29990235662E-016">
                <text:p>2.29990235662E-016</text:p>
              </table:table-cell>
              <table:table-cell office:value-type="float" office:value="21.4552441678">
                <text:p>21.4552441678</text:p>
              </table:table-cell>
              <table:table-cell office:value-type="float" office:value="7.206077374">
                <text:p>7.206077374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1.455244273">
                <text:p>21.455244273</text:p>
              </table:table-cell>
              <table:table-cell office:value-type="float" office:value="2.63836114394E-016">
                <text:p>2.63836114394E-016</text:p>
              </table:table-cell>
              <table:table-cell office:value-type="float" office:value="21.455244273">
                <text:p>21.455244273</text:p>
              </table:table-cell>
              <table:table-cell office:value-type="float" office:value="7.38292706943">
                <text:p>7.3829270694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1.4552443769">
                <text:p>21.4552443769</text:p>
              </table:table-cell>
              <table:table-cell office:value-type="float" office:value="2.24924525731E-016">
                <text:p>2.24924525731E-016</text:p>
              </table:table-cell>
              <table:table-cell office:value-type="float" office:value="21.4552443769">
                <text:p>21.4552443769</text:p>
              </table:table-cell>
              <table:table-cell office:value-type="float" office:value="7.56411696454">
                <text:p>7.5641169645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1.4552444813">
                <text:p>21.4552444813</text:p>
              </table:table-cell>
              <table:table-cell office:value-type="float" office:value="2.14529993121E-016">
                <text:p>2.14529993121E-016</text:p>
              </table:table-cell>
              <table:table-cell office:value-type="float" office:value="21.4552444813">
                <text:p>21.4552444813</text:p>
              </table:table-cell>
              <table:table-cell office:value-type="float" office:value="7.74975357541">
                <text:p>7.7497535754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1.4552445859">
                <text:p>21.4552445859</text:p>
              </table:table-cell>
              <table:table-cell office:value-type="float" office:value="2.01790902439E-016">
                <text:p>2.01790902439E-016</text:p>
              </table:table-cell>
              <table:table-cell office:value-type="float" office:value="21.4552445859">
                <text:p>21.4552445859</text:p>
              </table:table-cell>
              <table:table-cell office:value-type="float" office:value="7.93994603218">
                <text:p>7.9399460321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1.4552446895">
                <text:p>21.4552446895</text:p>
              </table:table-cell>
              <table:table-cell office:value-type="float" office:value="2.36204844177E-016">
                <text:p>2.36204844177E-016</text:p>
              </table:table-cell>
              <table:table-cell office:value-type="float" office:value="21.4552446895">
                <text:p>21.4552446895</text:p>
              </table:table-cell>
              <table:table-cell office:value-type="float" office:value="8.13480614325">
                <text:p>8.1348061432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1.4552447939">
                <text:p>21.4552447939</text:p>
              </table:table-cell>
              <table:table-cell office:value-type="float" office:value="2.50044272506E-016">
                <text:p>2.50044272506E-016</text:p>
              </table:table-cell>
              <table:table-cell office:value-type="float" office:value="21.4552447939">
                <text:p>21.4552447939</text:p>
              </table:table-cell>
              <table:table-cell office:value-type="float" office:value="8.33444846099">
                <text:p>8.3344484609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1.455244899">
                <text:p>21.455244899</text:p>
              </table:table-cell>
              <table:table-cell office:value-type="float" office:value="2.23131010937E-016">
                <text:p>2.23131010937E-016</text:p>
              </table:table-cell>
              <table:table-cell office:value-type="float" office:value="21.455244899">
                <text:p>21.455244899</text:p>
              </table:table-cell>
              <table:table-cell office:value-type="float" office:value="8.53899034909">
                <text:p>8.53899034909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1.4552450033">
                <text:p>21.4552450033</text:p>
              </table:table-cell>
              <table:table-cell office:value-type="float" office:value="2.03882230971E-016">
                <text:p>2.03882230971E-016</text:p>
              </table:table-cell>
              <table:table-cell office:value-type="float" office:value="21.4552450033">
                <text:p>21.4552450033</text:p>
              </table:table-cell>
              <table:table-cell office:value-type="float" office:value="8.74855205154">
                <text:p>8.74855205154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1.4552451079">
                <text:p>21.4552451079</text:p>
              </table:table-cell>
              <table:table-cell office:value-type="float" office:value="2.38021897124E-016">
                <text:p>2.38021897124E-016</text:p>
              </table:table-cell>
              <table:table-cell office:value-type="float" office:value="21.4552451079">
                <text:p>21.4552451079</text:p>
              </table:table-cell>
              <table:table-cell office:value-type="float" office:value="8.96325676333">
                <text:p>8.9632567633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1.4552452107">
                <text:p>21.4552452107</text:p>
              </table:table-cell>
              <table:table-cell office:value-type="float" office:value="2.45533627303E-016">
                <text:p>2.45533627303E-016</text:p>
              </table:table-cell>
              <table:table-cell office:value-type="float" office:value="21.4552452107">
                <text:p>21.4552452107</text:p>
              </table:table-cell>
              <table:table-cell office:value-type="float" office:value="9.18323070288">
                <text:p>9.1832307028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1.4552453167">
                <text:p>21.4552453167</text:p>
              </table:table-cell>
              <table:table-cell office:value-type="float" office:value="3.53825526668E-016">
                <text:p>3.53825526668E-016</text:p>
              </table:table-cell>
              <table:table-cell office:value-type="float" office:value="21.4552453167">
                <text:p>21.4552453167</text:p>
              </table:table-cell>
              <table:table-cell office:value-type="float" office:value="9.4086031862">
                <text:p>9.408603186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1.4552454208">
                <text:p>21.4552454208</text:p>
              </table:table-cell>
              <table:table-cell office:value-type="float" office:value="2.26989409863E-016">
                <text:p>2.26989409863E-016</text:p>
              </table:table-cell>
              <table:table-cell office:value-type="float" office:value="21.4552454208">
                <text:p>21.4552454208</text:p>
              </table:table-cell>
              <table:table-cell office:value-type="float" office:value="9.63950670298">
                <text:p>9.6395067029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1.4552455254">
                <text:p>21.4552455254</text:p>
              </table:table-cell>
              <table:table-cell office:value-type="float" office:value="2.14341891104E-016">
                <text:p>2.14341891104E-016</text:p>
              </table:table-cell>
              <table:table-cell office:value-type="float" office:value="21.4552455254">
                <text:p>21.4552455254</text:p>
              </table:table-cell>
              <table:table-cell office:value-type="float" office:value="9.87607699442">
                <text:p>9.8760769944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1.4552456286">
                <text:p>21.4552456286</text:p>
              </table:table-cell>
              <table:table-cell office:value-type="float" office:value="2.46506246717E-016">
                <text:p>2.46506246717E-016</text:p>
              </table:table-cell>
              <table:table-cell office:value-type="float" office:value="21.4552456286">
                <text:p>21.4552456286</text:p>
              </table:table-cell>
              <table:table-cell office:value-type="float" office:value="10.118453133">
                <text:p>10.118453133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1.4552457337">
                <text:p>21.4552457337</text:p>
              </table:table-cell>
              <table:table-cell office:value-type="float" office:value="2.08286692644E-016">
                <text:p>2.08286692644E-016</text:p>
              </table:table-cell>
              <table:table-cell office:value-type="float" office:value="21.4552457337">
                <text:p>21.4552457337</text:p>
              </table:table-cell>
              <table:table-cell office:value-type="float" office:value="10.3667776044">
                <text:p>10.3667776044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1.4552458384">
                <text:p>21.4552458384</text:p>
              </table:table-cell>
              <table:table-cell office:value-type="float" office:value="2.43822056319E-016">
                <text:p>2.43822056319E-016</text:p>
              </table:table-cell>
              <table:table-cell office:value-type="float" office:value="21.4552458384">
                <text:p>21.4552458384</text:p>
              </table:table-cell>
              <table:table-cell office:value-type="float" office:value="10.6211963911">
                <text:p>10.6211963911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1.4552459431">
                <text:p>21.4552459431</text:p>
              </table:table-cell>
              <table:table-cell office:value-type="float" office:value="2.31733749145E-016">
                <text:p>2.31733749145E-016</text:p>
              </table:table-cell>
              <table:table-cell office:value-type="float" office:value="21.4552459431">
                <text:p>21.4552459431</text:p>
              </table:table-cell>
              <table:table-cell office:value-type="float" office:value="10.8818590581">
                <text:p>10.881859058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1.4552460469">
                <text:p>21.4552460469</text:p>
              </table:table-cell>
              <table:table-cell office:value-type="float" office:value="2.49905036388E-016">
                <text:p>2.49905036388E-016</text:p>
              </table:table-cell>
              <table:table-cell office:value-type="float" office:value="21.4552460469">
                <text:p>21.4552460469</text:p>
              </table:table-cell>
              <table:table-cell office:value-type="float" office:value="11.1489188411">
                <text:p>11.1489188411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1.4552461514">
                <text:p>21.4552461514</text:p>
              </table:table-cell>
              <table:table-cell office:value-type="float" office:value="2.44923669851E-016">
                <text:p>2.44923669851E-016</text:p>
              </table:table-cell>
              <table:table-cell office:value-type="float" office:value="21.4552461514">
                <text:p>21.4552461514</text:p>
              </table:table-cell>
              <table:table-cell office:value-type="float" office:value="11.4225327366">
                <text:p>11.422532736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7028615938">
                <text:p>11.7028615938</text:p>
              </table:table-cell>
              <table:table-cell office:value-type="float" office:value="-3.2856740306E-017">
                <text:p>-3.2856740306E-017</text:p>
              </table:table-cell>
              <table:table-cell office:value-type="float" office:value="11.7028615938">
                <text:p>11.7028615938</text:p>
              </table:table-cell>
              <table:table-cell office:value-type="float" office:value="11.7028615938">
                <text:p>11.7028615938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1.7028616263">
                <text:p>11.7028616263</text:p>
              </table:table-cell>
              <table:table-cell office:value-type="float" office:value="-3.64180741971E-017">
                <text:p>-3.64180741971E-017</text:p>
              </table:table-cell>
              <table:table-cell office:value-type="float" office:value="11.7028616263">
                <text:p>11.7028616263</text:p>
              </table:table-cell>
              <table:table-cell office:value-type="float" office:value="11.9900702097">
                <text:p>11.9900702097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1.7028616473">
                <text:p>11.7028616473</text:p>
              </table:table-cell>
              <table:table-cell office:value-type="float" office:value="-3.07562620654E-017">
                <text:p>-3.07562620654E-017</text:p>
              </table:table-cell>
              <table:table-cell office:value-type="float" office:value="11.7028616473">
                <text:p>11.7028616473</text:p>
              </table:table-cell>
              <table:table-cell office:value-type="float" office:value="12.2843274255">
                <text:p>12.2843274255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1.7028616762">
                <text:p>11.7028616762</text:p>
              </table:table-cell>
              <table:table-cell office:value-type="float" office:value="-2.22471109285E-017">
                <text:p>-2.22471109285E-017</text:p>
              </table:table-cell>
              <table:table-cell office:value-type="float" office:value="11.7028616762">
                <text:p>11.7028616762</text:p>
              </table:table-cell>
              <table:table-cell office:value-type="float" office:value="12.585806226">
                <text:p>12.585806226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1.702861706">
                <text:p>11.702861706</text:p>
              </table:table-cell>
              <table:table-cell office:value-type="float" office:value="-2.76153259631E-017">
                <text:p>-2.76153259631E-017</text:p>
              </table:table-cell>
              <table:table-cell office:value-type="float" office:value="11.702861706">
                <text:p>11.702861706</text:p>
              </table:table-cell>
              <table:table-cell office:value-type="float" office:value="12.8946838417">
                <text:p>12.8946838417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1.7028617357">
                <text:p>11.7028617357</text:p>
              </table:table-cell>
              <table:table-cell office:value-type="float" office:value="-1.90467926378E-017">
                <text:p>-1.90467926378E-017</text:p>
              </table:table-cell>
              <table:table-cell office:value-type="float" office:value="11.7028617357">
                <text:p>11.7028617357</text:p>
              </table:table-cell>
              <table:table-cell office:value-type="float" office:value="13.2111418523">
                <text:p>13.211141852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1.7028617658">
                <text:p>11.7028617658</text:p>
              </table:table-cell>
              <table:table-cell office:value-type="float" office:value="-3.36393049287E-017">
                <text:p>-3.36393049287E-017</text:p>
              </table:table-cell>
              <table:table-cell office:value-type="float" office:value="11.7028617658">
                <text:p>11.7028617658</text:p>
              </table:table-cell>
              <table:table-cell office:value-type="float" office:value="13.535366294">
                <text:p>13.53536629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1.7028617963">
                <text:p>11.7028617963</text:p>
              </table:table-cell>
              <table:table-cell office:value-type="float" office:value="-1.81295029127E-017">
                <text:p>-1.81295029127E-017</text:p>
              </table:table-cell>
              <table:table-cell office:value-type="float" office:value="11.7028617963">
                <text:p>11.7028617963</text:p>
              </table:table-cell>
              <table:table-cell office:value-type="float" office:value="13.8675477683">
                <text:p>13.8675477683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1.7028618263">
                <text:p>11.7028618263</text:p>
              </table:table-cell>
              <table:table-cell office:value-type="float" office:value="-2.00638788189E-017">
                <text:p>-2.00638788189E-017</text:p>
              </table:table-cell>
              <table:table-cell office:value-type="float" office:value="11.7028618263">
                <text:p>11.7028618263</text:p>
              </table:table-cell>
              <table:table-cell office:value-type="float" office:value="14.2078815549">
                <text:p>14.2078815549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1.7028618561">
                <text:p>11.7028618561</text:p>
              </table:table-cell>
              <table:table-cell office:value-type="float" office:value="-2.94021371866E-017">
                <text:p>-2.94021371866E-017</text:p>
              </table:table-cell>
              <table:table-cell office:value-type="float" office:value="11.7028618561">
                <text:p>11.7028618561</text:p>
              </table:table-cell>
              <table:table-cell office:value-type="float" office:value="14.5565677257">
                <text:p>14.556567725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.7028618868">
                <text:p>11.7028618868</text:p>
              </table:table-cell>
              <table:table-cell office:value-type="float" office:value="-3.64305275904E-017">
                <text:p>-3.64305275904E-017</text:p>
              </table:table-cell>
              <table:table-cell office:value-type="float" office:value="11.7028618868">
                <text:p>11.7028618868</text:p>
              </table:table-cell>
              <table:table-cell office:value-type="float" office:value="14.9138112626">
                <text:p>14.913811262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1.7028619173">
                <text:p>11.7028619173</text:p>
              </table:table-cell>
              <table:table-cell office:value-type="float" office:value="-2.62096936326E-017">
                <text:p>-2.62096936326E-017</text:p>
              </table:table-cell>
              <table:table-cell office:value-type="float" office:value="11.7028619173">
                <text:p>11.7028619173</text:p>
              </table:table-cell>
              <table:table-cell office:value-type="float" office:value="15.2798221785">
                <text:p>15.279822178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1.7028619481">
                <text:p>11.7028619481</text:p>
              </table:table-cell>
              <table:table-cell office:value-type="float" office:value="-3.50589271033E-017">
                <text:p>-3.50589271033E-017</text:p>
              </table:table-cell>
              <table:table-cell office:value-type="float" office:value="11.7028619481">
                <text:p>11.7028619481</text:p>
              </table:table-cell>
              <table:table-cell office:value-type="float" office:value="15.65481564">
                <text:p>15.65481564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1.7028619787">
                <text:p>11.7028619787</text:p>
              </table:table-cell>
              <table:table-cell office:value-type="float" office:value="-3.58012692802E-017">
                <text:p>-3.58012692802E-017</text:p>
              </table:table-cell>
              <table:table-cell office:value-type="float" office:value="11.7028619787">
                <text:p>11.7028619787</text:p>
              </table:table-cell>
              <table:table-cell office:value-type="float" office:value="16.0390120945">
                <text:p>16.0390120945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1.7028620092">
                <text:p>11.7028620092</text:p>
              </table:table-cell>
              <table:table-cell office:value-type="float" office:value="-2.11725639854E-017">
                <text:p>-2.11725639854E-017</text:p>
              </table:table-cell>
              <table:table-cell office:value-type="float" office:value="11.7028620092">
                <text:p>11.7028620092</text:p>
              </table:table-cell>
              <table:table-cell office:value-type="float" office:value="16.4326373994">
                <text:p>16.432637399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1.7028620394">
                <text:p>11.7028620394</text:p>
              </table:table-cell>
              <table:table-cell office:value-type="float" office:value="-3.58854268299E-017">
                <text:p>-3.58854268299E-017</text:p>
              </table:table-cell>
              <table:table-cell office:value-type="float" office:value="11.7028620394">
                <text:p>11.7028620394</text:p>
              </table:table-cell>
              <table:table-cell office:value-type="float" office:value="16.8359229553">
                <text:p>16.835922955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1.7028620694">
                <text:p>11.7028620694</text:p>
              </table:table-cell>
              <table:table-cell office:value-type="float" office:value="-2.76475133105E-017">
                <text:p>-2.76475133105E-017</text:p>
              </table:table-cell>
              <table:table-cell office:value-type="float" office:value="11.7028620694">
                <text:p>11.7028620694</text:p>
              </table:table-cell>
              <table:table-cell office:value-type="float" office:value="17.2491058414">
                <text:p>17.2491058414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1.7028620992">
                <text:p>11.7028620992</text:p>
              </table:table-cell>
              <table:table-cell office:value-type="float" office:value="-2.68106991199E-017">
                <text:p>-2.68106991199E-017</text:p>
              </table:table-cell>
              <table:table-cell office:value-type="float" office:value="11.7028620992">
                <text:p>11.7028620992</text:p>
              </table:table-cell>
              <table:table-cell office:value-type="float" office:value="17.6724289555">
                <text:p>17.6724289555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1.7028621295">
                <text:p>11.7028621295</text:p>
              </table:table-cell>
              <table:table-cell office:value-type="float" office:value="-2.84319844913E-017">
                <text:p>-2.84319844913E-017</text:p>
              </table:table-cell>
              <table:table-cell office:value-type="float" office:value="11.7028621295">
                <text:p>11.7028621295</text:p>
              </table:table-cell>
              <table:table-cell office:value-type="float" office:value="18.1061411564">
                <text:p>18.1061411564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1.7028621598">
                <text:p>11.7028621598</text:p>
              </table:table-cell>
              <table:table-cell office:value-type="float" office:value="-2.69996918098E-017">
                <text:p>-2.69996918098E-017</text:p>
              </table:table-cell>
              <table:table-cell office:value-type="float" office:value="11.7028621598">
                <text:p>11.7028621598</text:p>
              </table:table-cell>
              <table:table-cell office:value-type="float" office:value="18.5504974106">
                <text:p>18.550497410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7028621899">
                <text:p>11.7028621899</text:p>
              </table:table-cell>
              <table:table-cell office:value-type="float" office:value="-2.0355434104E-017">
                <text:p>-2.0355434104E-017</text:p>
              </table:table-cell>
              <table:table-cell office:value-type="float" office:value="11.7028621899">
                <text:p>11.7028621899</text:p>
              </table:table-cell>
              <table:table-cell office:value-type="float" office:value="19.0057589415">
                <text:p>19.0057589415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1.7028622203">
                <text:p>11.7028622203</text:p>
              </table:table-cell>
              <table:table-cell office:value-type="float" office:value="-2.81408491665E-017">
                <text:p>-2.81408491665E-017</text:p>
              </table:table-cell>
              <table:table-cell office:value-type="float" office:value="11.7028622203">
                <text:p>11.7028622203</text:p>
              </table:table-cell>
              <table:table-cell office:value-type="float" office:value="19.4721933836">
                <text:p>19.4721933836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1.7028622507">
                <text:p>11.7028622507</text:p>
              </table:table-cell>
              <table:table-cell office:value-type="float" office:value="-3.4581974556E-017">
                <text:p>-3.4581974556E-017</text:p>
              </table:table-cell>
              <table:table-cell office:value-type="float" office:value="11.7028622507">
                <text:p>11.7028622507</text:p>
              </table:table-cell>
              <table:table-cell office:value-type="float" office:value="19.9500749398">
                <text:p>19.9500749398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1.702862282">
                <text:p>11.702862282</text:p>
              </table:table-cell>
              <table:table-cell office:value-type="float" office:value="-3.14894526278E-017">
                <text:p>-3.14894526278E-017</text:p>
              </table:table-cell>
              <table:table-cell office:value-type="float" office:value="11.702862282">
                <text:p>11.702862282</text:p>
              </table:table-cell>
              <table:table-cell office:value-type="float" office:value="20.439684542">
                <text:p>20.43968454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1.702862312">
                <text:p>11.702862312</text:p>
              </table:table-cell>
              <table:table-cell office:value-type="float" office:value="-2.48713862303E-017">
                <text:p>-2.48713862303E-017</text:p>
              </table:table-cell>
              <table:table-cell office:value-type="float" office:value="11.702862312">
                <text:p>11.702862312</text:p>
              </table:table-cell>
              <table:table-cell office:value-type="float" office:value="20.941310017">
                <text:p>20.94131001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1.7028623426">
                <text:p>11.7028623426</text:p>
              </table:table-cell>
              <table:table-cell office:value-type="float" office:value="-2.35013628003E-017">
                <text:p>-2.35013628003E-017</text:p>
              </table:table-cell>
              <table:table-cell office:value-type="float" office:value="11.7028623426">
                <text:p>11.7028623426</text:p>
              </table:table-cell>
              <table:table-cell office:value-type="float" office:value="21.4552462553">
                <text:p>21.4552462553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1.4552477455">
                <text:p>21.4552477455</text:p>
              </table:table-cell>
              <table:table-cell office:value-type="float" office:value="2.85517647615E-016">
                <text:p>2.85517647615E-016</text:p>
              </table:table-cell>
              <table:table-cell office:value-type="float" office:value="21.4552477455">
                <text:p>21.4552477455</text:p>
              </table:table-cell>
              <table:table-cell office:value-type="float" office:value="21.9817953844">
                <text:p>21.9817953844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1.4552478567">
                <text:p>21.4552478567</text:p>
              </table:table-cell>
              <table:table-cell office:value-type="float" office:value="2.31124273088E-016">
                <text:p>2.31124273088E-016</text:p>
              </table:table-cell>
              <table:table-cell office:value-type="float" office:value="21.4552478567">
                <text:p>21.4552478567</text:p>
              </table:table-cell>
              <table:table-cell office:value-type="float" office:value="22.5212669467">
                <text:p>22.521266946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1.4552479639">
                <text:p>21.4552479639</text:p>
              </table:table-cell>
              <table:table-cell office:value-type="float" office:value="2.53819026243E-016">
                <text:p>2.53819026243E-016</text:p>
              </table:table-cell>
              <table:table-cell office:value-type="float" office:value="21.4552479639">
                <text:p>21.4552479639</text:p>
              </table:table-cell>
              <table:table-cell office:value-type="float" office:value="23.0739780811">
                <text:p>23.073978081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1.4552480705">
                <text:p>21.4552480705</text:p>
              </table:table-cell>
              <table:table-cell office:value-type="float" office:value="2.59522827779E-016">
                <text:p>2.59522827779E-016</text:p>
              </table:table-cell>
              <table:table-cell office:value-type="float" office:value="21.4552480705">
                <text:p>21.4552480705</text:p>
              </table:table-cell>
              <table:table-cell office:value-type="float" office:value="23.6402537099">
                <text:p>23.640253709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1.4552481777">
                <text:p>21.4552481777</text:p>
              </table:table-cell>
              <table:table-cell office:value-type="float" office:value="2.59237856218E-016">
                <text:p>2.59237856218E-016</text:p>
              </table:table-cell>
              <table:table-cell office:value-type="float" office:value="21.4552481777">
                <text:p>21.4552481777</text:p>
              </table:table-cell>
              <table:table-cell office:value-type="float" office:value="24.2204267293">
                <text:p>24.220426729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1.4552482843">
                <text:p>21.4552482843</text:p>
              </table:table-cell>
              <table:table-cell office:value-type="float" office:value="2.47243154245E-016">
                <text:p>2.47243154245E-016</text:p>
              </table:table-cell>
              <table:table-cell office:value-type="float" office:value="21.4552482843">
                <text:p>21.4552482843</text:p>
              </table:table-cell>
              <table:table-cell office:value-type="float" office:value="24.8148382056">
                <text:p>24.8148382056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1.455248391">
                <text:p>21.455248391</text:p>
              </table:table-cell>
              <table:table-cell office:value-type="float" office:value="2.18301198708E-016">
                <text:p>2.18301198708E-016</text:p>
              </table:table-cell>
              <table:table-cell office:value-type="float" office:value="21.455248391">
                <text:p>21.455248391</text:p>
              </table:table-cell>
              <table:table-cell office:value-type="float" office:value="25.4238375753">
                <text:p>25.4238375753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1.4552484984">
                <text:p>21.4552484984</text:p>
              </table:table-cell>
              <table:table-cell office:value-type="float" office:value="2.80459303471E-016">
                <text:p>2.80459303471E-016</text:p>
              </table:table-cell>
              <table:table-cell office:value-type="float" office:value="21.4552484984">
                <text:p>21.4552484984</text:p>
              </table:table-cell>
              <table:table-cell office:value-type="float" office:value="26.0477828507">
                <text:p>26.0477828507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1.4552486052">
                <text:p>21.4552486052</text:p>
              </table:table-cell>
              <table:table-cell office:value-type="float" office:value="2.68894437147E-016">
                <text:p>2.68894437147E-016</text:p>
              </table:table-cell>
              <table:table-cell office:value-type="float" office:value="21.4552486052">
                <text:p>21.4552486052</text:p>
              </table:table-cell>
              <table:table-cell office:value-type="float" office:value="26.6870408304">
                <text:p>26.6870408304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1.4552487114">
                <text:p>21.4552487114</text:p>
              </table:table-cell>
              <table:table-cell office:value-type="float" office:value="2.25779996102E-016">
                <text:p>2.25779996102E-016</text:p>
              </table:table-cell>
              <table:table-cell office:value-type="float" office:value="21.4552487114">
                <text:p>21.4552487114</text:p>
              </table:table-cell>
              <table:table-cell office:value-type="float" office:value="27.3419873148">
                <text:p>27.341987314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1.4552488179">
                <text:p>21.4552488179</text:p>
              </table:table-cell>
              <table:table-cell office:value-type="float" office:value="2.7502151516E-016">
                <text:p>2.7502151516E-016</text:p>
              </table:table-cell>
              <table:table-cell office:value-type="float" office:value="21.4552488179">
                <text:p>21.4552488179</text:p>
              </table:table-cell>
              <table:table-cell office:value-type="float" office:value="28.0130073272">
                <text:p>28.0130073272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1.4552489246">
                <text:p>21.4552489246</text:p>
              </table:table-cell>
              <table:table-cell office:value-type="float" office:value="2.6464041548E-016">
                <text:p>2.6464041548E-016</text:p>
              </table:table-cell>
              <table:table-cell office:value-type="float" office:value="21.4552489246">
                <text:p>21.4552489246</text:p>
              </table:table-cell>
              <table:table-cell office:value-type="float" office:value="28.70049534">
                <text:p>28.70049534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1.4552490318">
                <text:p>21.4552490318</text:p>
              </table:table-cell>
              <table:table-cell office:value-type="float" office:value="2.51576101557E-016">
                <text:p>2.51576101557E-016</text:p>
              </table:table-cell>
              <table:table-cell office:value-type="float" office:value="21.4552490318">
                <text:p>21.4552490318</text:p>
              </table:table-cell>
              <table:table-cell office:value-type="float" office:value="29.4048555066">
                <text:p>29.4048555066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1.4552491374">
                <text:p>21.4552491374</text:p>
              </table:table-cell>
              <table:table-cell office:value-type="float" office:value="2.30248162181E-016">
                <text:p>2.30248162181E-016</text:p>
              </table:table-cell>
              <table:table-cell office:value-type="float" office:value="21.4552491374">
                <text:p>21.4552491374</text:p>
              </table:table-cell>
              <table:table-cell office:value-type="float" office:value="30.126501899">
                <text:p>30.12650189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1.4552492441">
                <text:p>21.4552492441</text:p>
              </table:table-cell>
              <table:table-cell office:value-type="float" office:value="2.61158791946E-016">
                <text:p>2.61158791946E-016</text:p>
              </table:table-cell>
              <table:table-cell office:value-type="float" office:value="21.4552492441">
                <text:p>21.4552492441</text:p>
              </table:table-cell>
              <table:table-cell office:value-type="float" office:value="30.8658587513">
                <text:p>30.8658587513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1.4552493501">
                <text:p>21.4552493501</text:p>
              </table:table-cell>
              <table:table-cell office:value-type="float" office:value="2.57786752469E-016">
                <text:p>2.57786752469E-016</text:p>
              </table:table-cell>
              <table:table-cell office:value-type="float" office:value="21.4552493501">
                <text:p>21.4552493501</text:p>
              </table:table-cell>
              <table:table-cell office:value-type="float" office:value="31.6233607092">
                <text:p>31.6233607092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1.4552494564">
                <text:p>21.4552494564</text:p>
              </table:table-cell>
              <table:table-cell office:value-type="float" office:value="2.75870160205E-016">
                <text:p>2.75870160205E-016</text:p>
              </table:table-cell>
              <table:table-cell office:value-type="float" office:value="21.4552494564">
                <text:p>21.4552494564</text:p>
              </table:table-cell>
              <table:table-cell office:value-type="float" office:value="32.399453085">
                <text:p>32.39945308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1.455249563">
                <text:p>21.455249563</text:p>
              </table:table-cell>
              <table:table-cell office:value-type="float" office:value="2.69694407398E-016">
                <text:p>2.69694407398E-016</text:p>
              </table:table-cell>
              <table:table-cell office:value-type="float" office:value="21.455249563">
                <text:p>21.455249563</text:p>
              </table:table-cell>
              <table:table-cell office:value-type="float" office:value="33.1945921201">
                <text:p>33.194592120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1.4552496704">
                <text:p>21.4552496704</text:p>
              </table:table-cell>
              <table:table-cell office:value-type="float" office:value="2.3182942085E-016">
                <text:p>2.3182942085E-016</text:p>
              </table:table-cell>
              <table:table-cell office:value-type="float" office:value="21.4552496704">
                <text:p>21.4552496704</text:p>
              </table:table-cell>
              <table:table-cell office:value-type="float" office:value="34.0092452527">
                <text:p>34.009245252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1.4552497763">
                <text:p>21.4552497763</text:p>
              </table:table-cell>
              <table:table-cell office:value-type="float" office:value="2.26625041861E-016">
                <text:p>2.26625041861E-016</text:p>
              </table:table-cell>
              <table:table-cell office:value-type="float" office:value="21.4552497763">
                <text:p>21.4552497763</text:p>
              </table:table-cell>
              <table:table-cell office:value-type="float" office:value="34.8438913927">
                <text:p>34.843891392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1.4552498821">
                <text:p>21.4552498821</text:p>
              </table:table-cell>
              <table:table-cell office:value-type="float" office:value="2.55633502541E-016">
                <text:p>2.55633502541E-016</text:p>
              </table:table-cell>
              <table:table-cell office:value-type="float" office:value="21.4552498821">
                <text:p>21.4552498821</text:p>
              </table:table-cell>
              <table:table-cell office:value-type="float" office:value="35.6990212033">
                <text:p>35.6990212033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1.455249988">
                <text:p>21.455249988</text:p>
              </table:table-cell>
              <table:table-cell office:value-type="float" office:value="2.48329986001E-016">
                <text:p>2.48329986001E-016</text:p>
              </table:table-cell>
              <table:table-cell office:value-type="float" office:value="21.455249988">
                <text:p>21.455249988</text:p>
              </table:table-cell>
              <table:table-cell office:value-type="float" office:value="36.5751373896">
                <text:p>36.575137389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1.4552500949">
                <text:p>21.4552500949</text:p>
              </table:table-cell>
              <table:table-cell office:value-type="float" office:value="2.46606669215E-016">
                <text:p>2.46606669215E-016</text:p>
              </table:table-cell>
              <table:table-cell office:value-type="float" office:value="21.4552500949">
                <text:p>21.4552500949</text:p>
              </table:table-cell>
              <table:table-cell office:value-type="float" office:value="37.4727549937">
                <text:p>37.4727549937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1.4552502002">
                <text:p>21.4552502002</text:p>
              </table:table-cell>
              <table:table-cell office:value-type="float" office:value="2.44964258644E-016">
                <text:p>2.44964258644E-016</text:p>
              </table:table-cell>
              <table:table-cell office:value-type="float" office:value="21.4552502002">
                <text:p>21.4552502002</text:p>
              </table:table-cell>
              <table:table-cell office:value-type="float" office:value="38.3924016979">
                <text:p>38.39240169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028638038">
                <text:p>11.7028638038</text:p>
              </table:table-cell>
              <table:table-cell office:value-type="float" office:value="-1.53156369057E-017">
                <text:p>-1.53156369057E-017</text:p>
              </table:table-cell>
              <table:table-cell office:value-type="float" office:value="11.7028638038">
                <text:p>11.7028638038</text:p>
              </table:table-cell>
              <table:table-cell office:value-type="float" office:value="39.3346181347">
                <text:p>39.3346181347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1.7028638367">
                <text:p>11.7028638367</text:p>
              </table:table-cell>
              <table:table-cell office:value-type="float" office:value="-3.2376363799E-017">
                <text:p>-3.2376363799E-017</text:p>
              </table:table-cell>
              <table:table-cell office:value-type="float" office:value="11.7028638367">
                <text:p>11.7028638367</text:p>
              </table:table-cell>
              <table:table-cell office:value-type="float" office:value="40.2999582048">
                <text:p>40.299958204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1.7028638564">
                <text:p>11.7028638564</text:p>
              </table:table-cell>
              <table:table-cell office:value-type="float" office:value="-2.19806772533E-017">
                <text:p>-2.19806772533E-017</text:p>
              </table:table-cell>
              <table:table-cell office:value-type="float" office:value="11.7028638564">
                <text:p>11.7028638564</text:p>
              </table:table-cell>
              <table:table-cell office:value-type="float" office:value="41.2889894022">
                <text:p>41.288989402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1.7028638851">
                <text:p>11.7028638851</text:p>
              </table:table-cell>
              <table:table-cell office:value-type="float" office:value="-1.17139484796E-017">
                <text:p>-1.17139484796E-017</text:p>
              </table:table-cell>
              <table:table-cell office:value-type="float" office:value="11.7028638851">
                <text:p>11.7028638851</text:p>
              </table:table-cell>
              <table:table-cell office:value-type="float" office:value="42.3022931487">
                <text:p>42.3022931487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1.7028639144">
                <text:p>11.7028639144</text:p>
              </table:table-cell>
              <table:table-cell office:value-type="float" office:value="-2.3867989301E-017">
                <text:p>-2.3867989301E-017</text:p>
              </table:table-cell>
              <table:table-cell office:value-type="float" office:value="11.7028639144">
                <text:p>11.7028639144</text:p>
              </table:table-cell>
              <table:table-cell office:value-type="float" office:value="43.3404651347">
                <text:p>43.3404651347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1.7028639448">
                <text:p>11.7028639448</text:p>
              </table:table-cell>
              <table:table-cell office:value-type="float" office:value="-1.41108841236E-017">
                <text:p>-1.41108841236E-017</text:p>
              </table:table-cell>
              <table:table-cell office:value-type="float" office:value="11.7028639448">
                <text:p>11.7028639448</text:p>
              </table:table-cell>
              <table:table-cell office:value-type="float" office:value="44.4041156704">
                <text:p>44.4041156704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1.7028639749">
                <text:p>11.7028639749</text:p>
              </table:table-cell>
              <table:table-cell office:value-type="float" office:value="-7.83740768448E-018">
                <text:p>-7.83740768448E-018</text:p>
              </table:table-cell>
              <table:table-cell office:value-type="float" office:value="11.7028639749">
                <text:p>11.7028639749</text:p>
              </table:table-cell>
              <table:table-cell office:value-type="float" office:value="45.4938700436">
                <text:p>45.4938700436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1.7028640054">
                <text:p>11.7028640054</text:p>
              </table:table-cell>
              <table:table-cell office:value-type="float" office:value="-2.90556224715E-017">
                <text:p>-2.90556224715E-017</text:p>
              </table:table-cell>
              <table:table-cell office:value-type="float" office:value="11.7028640054">
                <text:p>11.7028640054</text:p>
              </table:table-cell>
              <table:table-cell office:value-type="float" office:value="46.610368888">
                <text:p>46.610368888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1.702864036">
                <text:p>11.702864036</text:p>
              </table:table-cell>
              <table:table-cell office:value-type="float" office:value="3.67199999193E-017">
                <text:p>3.67199999193E-017</text:p>
              </table:table-cell>
              <table:table-cell office:value-type="float" office:value="11.702864036">
                <text:p>11.702864036</text:p>
              </table:table-cell>
              <table:table-cell office:value-type="float" office:value="47.7542685596">
                <text:p>47.7542685596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1.7028640666">
                <text:p>11.7028640666</text:p>
              </table:table-cell>
              <table:table-cell office:value-type="float" office:value="-1.91669339505E-017">
                <text:p>-1.91669339505E-017</text:p>
              </table:table-cell>
              <table:table-cell office:value-type="float" office:value="11.7028640666">
                <text:p>11.7028640666</text:p>
              </table:table-cell>
              <table:table-cell office:value-type="float" office:value="48.9262415224">
                <text:p>48.926241522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7028640973">
                <text:p>11.7028640973</text:p>
              </table:table-cell>
              <table:table-cell office:value-type="float" office:value="-2.82070605684E-019">
                <text:p>-2.82070605684E-019</text:p>
              </table:table-cell>
              <table:table-cell office:value-type="float" office:value="11.7028640973">
                <text:p>11.7028640973</text:p>
              </table:table-cell>
              <table:table-cell office:value-type="float" office:value="50.1269767438">
                <text:p>50.1269767438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1.7028641283">
                <text:p>11.7028641283</text:p>
              </table:table-cell>
              <table:table-cell office:value-type="float" office:value="-1.2628508511E-017">
                <text:p>-1.2628508511E-017</text:p>
              </table:table-cell>
              <table:table-cell office:value-type="float" office:value="11.7028641283">
                <text:p>11.7028641283</text:p>
              </table:table-cell>
              <table:table-cell office:value-type="float" office:value="51.3571800999">
                <text:p>51.3571800999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1.702864159">
                <text:p>11.702864159</text:p>
              </table:table-cell>
              <table:table-cell office:value-type="float" office:value="-2.88264624192E-017">
                <text:p>-2.88264624192E-017</text:p>
              </table:table-cell>
              <table:table-cell office:value-type="float" office:value="11.702864159">
                <text:p>11.702864159</text:p>
              </table:table-cell>
              <table:table-cell office:value-type="float" office:value="52.61757479">
                <text:p>52.61757479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1.7028641904">
                <text:p>11.7028641904</text:p>
              </table:table-cell>
              <table:table-cell office:value-type="float" office:value="-2.02546685808E-017">
                <text:p>-2.02546685808E-017</text:p>
              </table:table-cell>
              <table:table-cell office:value-type="float" office:value="11.7028641904">
                <text:p>11.7028641904</text:p>
              </table:table-cell>
              <table:table-cell office:value-type="float" office:value="53.908901762">
                <text:p>53.908901762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1.7028642215">
                <text:p>11.7028642215</text:p>
              </table:table-cell>
              <table:table-cell office:value-type="float" office:value="-2.02194964426E-017">
                <text:p>-2.02194964426E-017</text:p>
              </table:table-cell>
              <table:table-cell office:value-type="float" office:value="11.7028642215">
                <text:p>11.7028642215</text:p>
              </table:table-cell>
              <table:table-cell office:value-type="float" office:value="55.2319201481">
                <text:p>55.231920148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1.7028642525">
                <text:p>11.7028642525</text:p>
              </table:table-cell>
              <table:table-cell office:value-type="float" office:value="-2.63215159637E-017">
                <text:p>-2.63215159637E-017</text:p>
              </table:table-cell>
              <table:table-cell office:value-type="float" office:value="11.7028642525">
                <text:p>11.7028642525</text:p>
              </table:table-cell>
              <table:table-cell office:value-type="float" office:value="56.5874077108">
                <text:p>56.5874077108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1.7028642837">
                <text:p>11.7028642837</text:p>
              </table:table-cell>
              <table:table-cell office:value-type="float" office:value="-1.96180364045E-017">
                <text:p>-1.96180364045E-017</text:p>
              </table:table-cell>
              <table:table-cell office:value-type="float" office:value="11.7028642837">
                <text:p>11.7028642837</text:p>
              </table:table-cell>
              <table:table-cell office:value-type="float" office:value="57.9761613002">
                <text:p>57.9761613002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1.7028643146">
                <text:p>11.7028643146</text:p>
              </table:table-cell>
              <table:table-cell office:value-type="float" office:value="-1.15547934956E-017">
                <text:p>-1.15547934956E-017</text:p>
              </table:table-cell>
              <table:table-cell office:value-type="float" office:value="11.7028643146">
                <text:p>11.7028643146</text:p>
              </table:table-cell>
              <table:table-cell office:value-type="float" office:value="59.3989973226">
                <text:p>59.398997322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1.7028643456">
                <text:p>11.7028643456</text:p>
              </table:table-cell>
              <table:table-cell office:value-type="float" office:value="-9.16242364425E-018">
                <text:p>-9.16242364425E-018</text:p>
              </table:table-cell>
              <table:table-cell office:value-type="float" office:value="11.7028643456">
                <text:p>11.7028643456</text:p>
              </table:table-cell>
              <table:table-cell office:value-type="float" office:value="60.8567522202">
                <text:p>60.8567522202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1.7028643766">
                <text:p>11.7028643766</text:p>
              </table:table-cell>
              <table:table-cell office:value-type="float" office:value="-1.8779495773E-017">
                <text:p>-1.8779495773E-017</text:p>
              </table:table-cell>
              <table:table-cell office:value-type="float" office:value="11.7028643766">
                <text:p>11.7028643766</text:p>
              </table:table-cell>
              <table:table-cell office:value-type="float" office:value="62.3502829633">
                <text:p>62.350282963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1.7028644075">
                <text:p>11.7028644075</text:p>
              </table:table-cell>
              <table:table-cell office:value-type="float" office:value="-2.93024738882E-017">
                <text:p>-2.93024738882E-017</text:p>
              </table:table-cell>
              <table:table-cell office:value-type="float" office:value="11.7028644075">
                <text:p>11.7028644075</text:p>
              </table:table-cell>
              <table:table-cell office:value-type="float" office:value="63.8804675532">
                <text:p>63.880467553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1.7028644391">
                <text:p>11.7028644391</text:p>
              </table:table-cell>
              <table:table-cell office:value-type="float" office:value="-1.90772004643E-017">
                <text:p>-1.90772004643E-017</text:p>
              </table:table-cell>
              <table:table-cell office:value-type="float" office:value="11.7028644391">
                <text:p>11.7028644391</text:p>
              </table:table-cell>
              <table:table-cell office:value-type="float" office:value="65.4482055394">
                <text:p>65.448205539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1.7028644699">
                <text:p>11.7028644699</text:p>
              </table:table-cell>
              <table:table-cell office:value-type="float" office:value="-3.2828803329E-017">
                <text:p>-3.2828803329E-017</text:p>
              </table:table-cell>
              <table:table-cell office:value-type="float" office:value="11.7028644699">
                <text:p>11.7028644699</text:p>
              </table:table-cell>
              <table:table-cell office:value-type="float" office:value="67.0544185475">
                <text:p>67.0544185475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1.7028645016">
                <text:p>11.7028645016</text:p>
              </table:table-cell>
              <table:table-cell office:value-type="float" office:value="-1.94856114444E-017">
                <text:p>-1.94856114444E-017</text:p>
              </table:table-cell>
              <table:table-cell office:value-type="float" office:value="11.7028645016">
                <text:p>11.7028645016</text:p>
              </table:table-cell>
              <table:table-cell office:value-type="float" office:value="68.7000508217">
                <text:p>68.7000508217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1.7028645333">
                <text:p>11.7028645333</text:p>
              </table:table-cell>
              <table:table-cell office:value-type="float" office:value="-2.80145039335E-017">
                <text:p>-2.80145039335E-017</text:p>
              </table:table-cell>
              <table:table-cell office:value-type="float" office:value="11.7028645333">
                <text:p>11.7028645333</text:p>
              </table:table-cell>
              <table:table-cell office:value-type="float" office:value="70.3860697795">
                <text:p>70.386069779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1.7028645642">
                <text:p>11.7028645642</text:p>
              </table:table-cell>
              <table:table-cell office:value-type="float" office:value="-2.09331775471E-017">
                <text:p>-2.09331775471E-017</text:p>
              </table:table-cell>
              <table:table-cell office:value-type="float" office:value="11.7028645642">
                <text:p>11.7028645642</text:p>
              </table:table-cell>
              <table:table-cell office:value-type="float" office:value="72.1134665804">
                <text:p>72.1134665804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1.4552518163">
                <text:p>21.4552518163</text:p>
              </table:table-cell>
              <table:table-cell office:value-type="float" office:value="2.27533475811E-016">
                <text:p>2.27533475811E-016</text:p>
              </table:table-cell>
              <table:table-cell office:value-type="float" office:value="21.4552518163">
                <text:p>21.4552518163</text:p>
              </table:table-cell>
              <table:table-cell office:value-type="float" office:value="73.8832567087">
                <text:p>73.8832567087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1.4552519249">
                <text:p>21.4552519249</text:p>
              </table:table-cell>
              <table:table-cell office:value-type="float" office:value="2.08887048152E-016">
                <text:p>2.08887048152E-016</text:p>
              </table:table-cell>
              <table:table-cell office:value-type="float" office:value="21.4552519249">
                <text:p>21.4552519249</text:p>
              </table:table-cell>
              <table:table-cell office:value-type="float" office:value="75.6964805707">
                <text:p>75.6964805707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1.4552520343">
                <text:p>21.4552520343</text:p>
              </table:table-cell>
              <table:table-cell office:value-type="float" office:value="2.02004106608E-016">
                <text:p>2.02004106608E-016</text:p>
              </table:table-cell>
              <table:table-cell office:value-type="float" office:value="21.4552520343">
                <text:p>21.4552520343</text:p>
              </table:table-cell>
              <table:table-cell office:value-type="float" office:value="77.5542041059">
                <text:p>77.5542041059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1.455252142">
                <text:p>21.455252142</text:p>
              </table:table-cell>
              <table:table-cell office:value-type="float" office:value="2.35994859675E-016">
                <text:p>2.35994859675E-016</text:p>
              </table:table-cell>
              <table:table-cell office:value-type="float" office:value="21.455252142">
                <text:p>21.455252142</text:p>
              </table:table-cell>
              <table:table-cell office:value-type="float" office:value="79.4575194137">
                <text:p>79.457519413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1.4552522494">
                <text:p>21.4552522494</text:p>
              </table:table-cell>
              <table:table-cell office:value-type="float" office:value="2.07690937417E-016">
                <text:p>2.07690937417E-016</text:p>
              </table:table-cell>
              <table:table-cell office:value-type="float" office:value="21.4552522494">
                <text:p>21.4552522494</text:p>
              </table:table-cell>
              <table:table-cell office:value-type="float" office:value="81.4075453957">
                <text:p>81.4075453957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1.4552523577">
                <text:p>21.4552523577</text:p>
              </table:table-cell>
              <table:table-cell office:value-type="float" office:value="2.33479192207E-016">
                <text:p>2.33479192207E-016</text:p>
              </table:table-cell>
              <table:table-cell office:value-type="float" office:value="21.4552523577">
                <text:p>21.4552523577</text:p>
              </table:table-cell>
              <table:table-cell office:value-type="float" office:value="83.4054284132">
                <text:p>83.405428413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1.4552524655">
                <text:p>21.4552524655</text:p>
              </table:table-cell>
              <table:table-cell office:value-type="float" office:value="2.44662176462E-016">
                <text:p>2.44662176462E-016</text:p>
              </table:table-cell>
              <table:table-cell office:value-type="float" office:value="21.4552524655">
                <text:p>21.4552524655</text:p>
              </table:table-cell>
              <table:table-cell office:value-type="float" office:value="85.4523429613">
                <text:p>85.4523429613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1.4552525746">
                <text:p>21.4552525746</text:p>
              </table:table-cell>
              <table:table-cell office:value-type="float" office:value="2.20261802963E-016">
                <text:p>2.20261802963E-016</text:p>
              </table:table-cell>
              <table:table-cell office:value-type="float" office:value="21.4552525746">
                <text:p>21.4552525746</text:p>
              </table:table-cell>
              <table:table-cell office:value-type="float" office:value="87.5494923592">
                <text:p>87.5494923592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1.4552526831">
                <text:p>21.4552526831</text:p>
              </table:table-cell>
              <table:table-cell office:value-type="float" office:value="1.91288796856E-016">
                <text:p>1.91288796856E-016</text:p>
              </table:table-cell>
              <table:table-cell office:value-type="float" office:value="21.4552526831">
                <text:p>21.4552526831</text:p>
              </table:table-cell>
              <table:table-cell office:value-type="float" office:value="89.6981094577">
                <text:p>89.6981094577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1.4552527907">
                <text:p>21.4552527907</text:p>
              </table:table-cell>
              <table:table-cell office:value-type="float" office:value="2.0719494418E-016">
                <text:p>2.0719494418E-016</text:p>
              </table:table-cell>
              <table:table-cell office:value-type="float" office:value="21.4552527907">
                <text:p>21.4552527907</text:p>
              </table:table-cell>
              <table:table-cell office:value-type="float" office:value="91.8994573637">
                <text:p>91.899457363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1.4552528988">
                <text:p>21.4552528988</text:p>
              </table:table-cell>
              <table:table-cell office:value-type="float" office:value="2.2682128374E-016">
                <text:p>2.2682128374E-016</text:p>
              </table:table-cell>
              <table:table-cell office:value-type="float" office:value="21.4552528988">
                <text:p>21.4552528988</text:p>
              </table:table-cell>
              <table:table-cell office:value-type="float" office:value="94.1548301832">
                <text:p>94.1548301832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1.4552530059">
                <text:p>21.4552530059</text:p>
              </table:table-cell>
              <table:table-cell office:value-type="float" office:value="2.30437595953E-016">
                <text:p>2.30437595953E-016</text:p>
              </table:table-cell>
              <table:table-cell office:value-type="float" office:value="21.4552530059">
                <text:p>21.4552530059</text:p>
              </table:table-cell>
              <table:table-cell office:value-type="float" office:value="96.4655537817">
                <text:p>96.465553781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1.4552531142">
                <text:p>21.4552531142</text:p>
              </table:table-cell>
              <table:table-cell office:value-type="float" office:value="2.24483117543E-016">
                <text:p>2.24483117543E-016</text:p>
              </table:table-cell>
              <table:table-cell office:value-type="float" office:value="21.4552531142">
                <text:p>21.4552531142</text:p>
              </table:table-cell>
              <table:table-cell office:value-type="float" office:value="98.8329865637">
                <text:p>98.8329865637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1.4552532215">
                <text:p>21.4552532215</text:p>
              </table:table-cell>
              <table:table-cell office:value-type="float" office:value="2.18581067183E-016">
                <text:p>2.18581067183E-016</text:p>
              </table:table-cell>
              <table:table-cell office:value-type="float" office:value="21.4552532215">
                <text:p>21.4552532215</text:p>
              </table:table-cell>
              <table:table-cell office:value-type="float" office:value="101.258520272">
                <text:p>101.25852027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1.455253331">
                <text:p>21.455253331</text:p>
              </table:table-cell>
              <table:table-cell office:value-type="float" office:value="2.24096891133E-016">
                <text:p>2.24096891133E-016</text:p>
              </table:table-cell>
              <table:table-cell office:value-type="float" office:value="21.455253331">
                <text:p>21.455253331</text:p>
              </table:table-cell>
              <table:table-cell office:value-type="float" office:value="103.743580803">
                <text:p>103.743580803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1.4552534391">
                <text:p>21.4552534391</text:p>
              </table:table-cell>
              <table:table-cell office:value-type="float" office:value="2.09380766131E-016">
                <text:p>2.09380766131E-016</text:p>
              </table:table-cell>
              <table:table-cell office:value-type="float" office:value="21.4552534391">
                <text:p>21.4552534391</text:p>
              </table:table-cell>
              <table:table-cell office:value-type="float" office:value="106.28962905">
                <text:p>106.2896290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1.4552535467">
                <text:p>21.4552535467</text:p>
              </table:table-cell>
              <table:table-cell office:value-type="float" office:value="2.1212121101E-016">
                <text:p>2.1212121101E-016</text:p>
              </table:table-cell>
              <table:table-cell office:value-type="float" office:value="21.4552535467">
                <text:p>21.4552535467</text:p>
              </table:table-cell>
              <table:table-cell office:value-type="float" office:value="108.898161758">
                <text:p>108.898161758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1.4552536546">
                <text:p>21.4552536546</text:p>
              </table:table-cell>
              <table:table-cell office:value-type="float" office:value="2.18271077154E-016">
                <text:p>2.18271077154E-016</text:p>
              </table:table-cell>
              <table:table-cell office:value-type="float" office:value="21.4552536546">
                <text:p>21.4552536546</text:p>
              </table:table-cell>
              <table:table-cell office:value-type="float" office:value="111.570712404">
                <text:p>111.570712404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1.4552537625">
                <text:p>21.4552537625</text:p>
              </table:table-cell>
              <table:table-cell office:value-type="float" office:value="2.04335279991E-016">
                <text:p>2.04335279991E-016</text:p>
              </table:table-cell>
              <table:table-cell office:value-type="float" office:value="21.4552537625">
                <text:p>21.4552537625</text:p>
              </table:table-cell>
              <table:table-cell office:value-type="float" office:value="114.308852099">
                <text:p>114.308852099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1.4552538695">
                <text:p>21.4552538695</text:p>
              </table:table-cell>
              <table:table-cell office:value-type="float" office:value="2.41434004274E-016">
                <text:p>2.41434004274E-016</text:p>
              </table:table-cell>
              <table:table-cell office:value-type="float" office:value="21.4552538695">
                <text:p>21.4552538695</text:p>
              </table:table-cell>
              <table:table-cell office:value-type="float" office:value="117.114190514">
                <text:p>117.114190514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1.4552539782">
                <text:p>21.4552539782</text:p>
              </table:table-cell>
              <table:table-cell office:value-type="float" office:value="2.18449261342E-016">
                <text:p>2.18449261342E-016</text:p>
              </table:table-cell>
              <table:table-cell office:value-type="float" office:value="21.4552539782">
                <text:p>21.4552539782</text:p>
              </table:table-cell>
              <table:table-cell office:value-type="float" office:value="119.988376822">
                <text:p>119.98837682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1.4552540861">
                <text:p>21.4552540861</text:p>
              </table:table-cell>
              <table:table-cell office:value-type="float" office:value="2.30260074448E-016">
                <text:p>2.30260074448E-016</text:p>
              </table:table-cell>
              <table:table-cell office:value-type="float" office:value="21.4552540861">
                <text:p>21.4552540861</text:p>
              </table:table-cell>
              <table:table-cell office:value-type="float" office:value="122.93310067">
                <text:p>122.93310067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1.4552541945">
                <text:p>21.4552541945</text:p>
              </table:table-cell>
              <table:table-cell office:value-type="float" office:value="2.13783008005E-016">
                <text:p>2.13783008005E-016</text:p>
              </table:table-cell>
              <table:table-cell office:value-type="float" office:value="21.4552541945">
                <text:p>21.4552541945</text:p>
              </table:table-cell>
              <table:table-cell office:value-type="float" office:value="125.950093173">
                <text:p>125.950093173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1.4552543019">
                <text:p>21.4552543019</text:p>
              </table:table-cell>
              <table:table-cell office:value-type="float" office:value="2.50037875303E-016">
                <text:p>2.50037875303E-016</text:p>
              </table:table-cell>
              <table:table-cell office:value-type="float" office:value="21.4552543019">
                <text:p>21.4552543019</text:p>
              </table:table-cell>
              <table:table-cell office:value-type="float" office:value="129.041127929">
                <text:p>129.04112792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.7028660414">
                <text:p>11.7028660414</text:p>
              </table:table-cell>
              <table:table-cell office:value-type="float" office:value="-2.68592905812E-017">
                <text:p>-2.68592905812E-017</text:p>
              </table:table-cell>
              <table:table-cell office:value-type="float" office:value="11.7028660414">
                <text:p>11.7028660414</text:p>
              </table:table-cell>
              <table:table-cell office:value-type="float" office:value="132.208022064">
                <text:p>132.208022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13cm" svg:y="0.316cm" chart:style-name="ch2">
          <text:p>Matched Impedance m=1.0 n=0.5 tau=eps=0.5</text:p>
        </chart:title>
        <chart:subtitle svg:x="6.355cm" svg:y="1.275cm" chart:style-name="ch3">
          <text:p>Right-Going Wave</text:p>
        </chart:subtitle>
        <chart:legend chart:legend-position="end" svg:x="12.777cm" svg:y="3.703cm" style:legend-expansion="high" chart:style-name="ch4"/>
        <chart:plot-area chart:style-name="ch5" table:cell-range-address="EnergyVals.A1:EnergyVals.D251" chart:data-source-has-labels="both" svg:x="1.331cm" svg:y="2.138cm" svg:width="11.126cm" svg:height="5.701cm">
          <chartooo:coordinate-region svg:x="1.952cm" svg:y="2.337cm" svg:width="10.505cm" svg:height="5.303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2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2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1.4552362275">
                <text:p>21.4552362275</text:p>
              </table:table-cell>
              <table:table-cell office:value-type="float" office:value="2.08212320239E-016">
                <text:p>2.08212320239E-016</text:p>
              </table:table-cell>
              <table:table-cell office:value-type="float" office:value="21.4552362275">
                <text:p>21.4552362275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1.4552363141">
                <text:p>21.4552363141</text:p>
              </table:table-cell>
              <table:table-cell office:value-type="float" office:value="2.35716928677E-016">
                <text:p>2.35716928677E-016</text:p>
              </table:table-cell>
              <table:table-cell office:value-type="float" office:value="21.4552363141">
                <text:p>21.455236314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1.4552364024">
                <text:p>21.4552364024</text:p>
              </table:table-cell>
              <table:table-cell office:value-type="float" office:value="2.13837223417E-016">
                <text:p>2.13837223417E-016</text:p>
              </table:table-cell>
              <table:table-cell office:value-type="float" office:value="21.4552364024">
                <text:p>21.455236402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1.455236491">
                <text:p>21.455236491</text:p>
              </table:table-cell>
              <table:table-cell office:value-type="float" office:value="2.24109981722E-016">
                <text:p>2.24109981722E-016</text:p>
              </table:table-cell>
              <table:table-cell office:value-type="float" office:value="21.455236491">
                <text:p>21.4552364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1.4552365812">
                <text:p>21.4552365812</text:p>
              </table:table-cell>
              <table:table-cell office:value-type="float" office:value="2.26504066345E-016">
                <text:p>2.26504066345E-016</text:p>
              </table:table-cell>
              <table:table-cell office:value-type="float" office:value="21.4552365812">
                <text:p>21.455236581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1.4552366718">
                <text:p>21.4552366718</text:p>
              </table:table-cell>
              <table:table-cell office:value-type="float" office:value="2.53016074871E-016">
                <text:p>2.53016074871E-016</text:p>
              </table:table-cell>
              <table:table-cell office:value-type="float" office:value="21.4552366718">
                <text:p>21.455236671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1.4552367636">
                <text:p>21.4552367636</text:p>
              </table:table-cell>
              <table:table-cell office:value-type="float" office:value="2.15065297842E-016">
                <text:p>2.15065297842E-016</text:p>
              </table:table-cell>
              <table:table-cell office:value-type="float" office:value="21.4552367636">
                <text:p>21.4552367636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1.4552368549">
                <text:p>21.4552368549</text:p>
              </table:table-cell>
              <table:table-cell office:value-type="float" office:value="2.38554411557E-016">
                <text:p>2.38554411557E-016</text:p>
              </table:table-cell>
              <table:table-cell office:value-type="float" office:value="21.4552368549">
                <text:p>21.455236854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1.4552369473">
                <text:p>21.4552369473</text:p>
              </table:table-cell>
              <table:table-cell office:value-type="float" office:value="2.14478740805E-016">
                <text:p>2.14478740805E-016</text:p>
              </table:table-cell>
              <table:table-cell office:value-type="float" office:value="21.4552369473">
                <text:p>21.45523694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1.45523704">
                <text:p>21.45523704</text:p>
              </table:table-cell>
              <table:table-cell office:value-type="float" office:value="2.08255101678E-016">
                <text:p>2.08255101678E-016</text:p>
              </table:table-cell>
              <table:table-cell office:value-type="float" office:value="21.45523704">
                <text:p>21.4552370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1.4552371324">
                <text:p>21.4552371324</text:p>
              </table:table-cell>
              <table:table-cell office:value-type="float" office:value="2.46669358919E-016">
                <text:p>2.46669358919E-016</text:p>
              </table:table-cell>
              <table:table-cell office:value-type="float" office:value="21.4552371324">
                <text:p>21.4552371324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1.4552372254">
                <text:p>21.4552372254</text:p>
              </table:table-cell>
              <table:table-cell office:value-type="float" office:value="2.52470005957E-016">
                <text:p>2.52470005957E-016</text:p>
              </table:table-cell>
              <table:table-cell office:value-type="float" office:value="21.4552372254">
                <text:p>21.45523722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1.4552373182">
                <text:p>21.4552373182</text:p>
              </table:table-cell>
              <table:table-cell office:value-type="float" office:value="2.07482462012E-016">
                <text:p>2.07482462012E-016</text:p>
              </table:table-cell>
              <table:table-cell office:value-type="float" office:value="21.4552373182">
                <text:p>21.455237318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1.4552374116">
                <text:p>21.4552374116</text:p>
              </table:table-cell>
              <table:table-cell office:value-type="float" office:value="2.31553865017E-016">
                <text:p>2.31553865017E-016</text:p>
              </table:table-cell>
              <table:table-cell office:value-type="float" office:value="21.4552374116">
                <text:p>21.455237411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1.4552375043">
                <text:p>21.4552375043</text:p>
              </table:table-cell>
              <table:table-cell office:value-type="float" office:value="2.25930430823E-016">
                <text:p>2.25930430823E-016</text:p>
              </table:table-cell>
              <table:table-cell office:value-type="float" office:value="21.4552375043">
                <text:p>21.455237504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1.4552375977">
                <text:p>21.4552375977</text:p>
              </table:table-cell>
              <table:table-cell office:value-type="float" office:value="2.32490529917E-016">
                <text:p>2.32490529917E-016</text:p>
              </table:table-cell>
              <table:table-cell office:value-type="float" office:value="21.4552375977">
                <text:p>21.455237597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1.4552376921">
                <text:p>21.4552376921</text:p>
              </table:table-cell>
              <table:table-cell office:value-type="float" office:value="2.10795765493E-016">
                <text:p>2.10795765493E-016</text:p>
              </table:table-cell>
              <table:table-cell office:value-type="float" office:value="21.4552376921">
                <text:p>21.455237692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1.4552377865">
                <text:p>21.4552377865</text:p>
              </table:table-cell>
              <table:table-cell office:value-type="float" office:value="2.06261361269E-016">
                <text:p>2.06261361269E-016</text:p>
              </table:table-cell>
              <table:table-cell office:value-type="float" office:value="21.4552377865">
                <text:p>21.455237786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1.4552378812">
                <text:p>21.4552378812</text:p>
              </table:table-cell>
              <table:table-cell office:value-type="float" office:value="2.70748119963E-016">
                <text:p>2.70748119963E-016</text:p>
              </table:table-cell>
              <table:table-cell office:value-type="float" office:value="21.4552378812">
                <text:p>21.455237881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.4552379765">
                <text:p>21.4552379765</text:p>
              </table:table-cell>
              <table:table-cell office:value-type="float" office:value="2.24024882227E-016">
                <text:p>2.24024882227E-016</text:p>
              </table:table-cell>
              <table:table-cell office:value-type="float" office:value="21.4552379765">
                <text:p>21.455237976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1.4552380704">
                <text:p>21.4552380704</text:p>
              </table:table-cell>
              <table:table-cell office:value-type="float" office:value="2.38811906118E-016">
                <text:p>2.38811906118E-016</text:p>
              </table:table-cell>
              <table:table-cell office:value-type="float" office:value="21.4552380704">
                <text:p>21.4552380704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1.4552381655">
                <text:p>21.4552381655</text:p>
              </table:table-cell>
              <table:table-cell office:value-type="float" office:value="2.36942997302E-016">
                <text:p>2.36942997302E-016</text:p>
              </table:table-cell>
              <table:table-cell office:value-type="float" office:value="21.4552381655">
                <text:p>21.455238165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1.4552382612">
                <text:p>21.4552382612</text:p>
              </table:table-cell>
              <table:table-cell office:value-type="float" office:value="2.34943818021E-016">
                <text:p>2.34943818021E-016</text:p>
              </table:table-cell>
              <table:table-cell office:value-type="float" office:value="21.4552382612">
                <text:p>21.455238261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1.4552383563">
                <text:p>21.4552383563</text:p>
              </table:table-cell>
              <table:table-cell office:value-type="float" office:value="2.47471168939E-016">
                <text:p>2.47471168939E-016</text:p>
              </table:table-cell>
              <table:table-cell office:value-type="float" office:value="21.4552383563">
                <text:p>21.455238356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702857338">
                <text:p>11.702857338</text:p>
              </table:table-cell>
              <table:table-cell office:value-type="float" office:value="-5.28640988411E-017">
                <text:p>-5.28640988411E-017</text:p>
              </table:table-cell>
              <table:table-cell office:value-type="float" office:value="11.702857338">
                <text:p>11.70285733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1.7028573653">
                <text:p>11.7028573653</text:p>
              </table:table-cell>
              <table:table-cell office:value-type="float" office:value="-4.13162524112E-017">
                <text:p>-4.13162524112E-017</text:p>
              </table:table-cell>
              <table:table-cell office:value-type="float" office:value="11.7028573653">
                <text:p>11.702857365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1.7028573923">
                <text:p>11.7028573923</text:p>
              </table:table-cell>
              <table:table-cell office:value-type="float" office:value="-1.92623240106E-017">
                <text:p>-1.92623240106E-017</text:p>
              </table:table-cell>
              <table:table-cell office:value-type="float" office:value="11.7028573923">
                <text:p>11.702857392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1.7028574197">
                <text:p>11.7028574197</text:p>
              </table:table-cell>
              <table:table-cell office:value-type="float" office:value="-4.34012587032E-017">
                <text:p>-4.34012587032E-017</text:p>
              </table:table-cell>
              <table:table-cell office:value-type="float" office:value="11.7028574197">
                <text:p>11.702857419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1.7028574475">
                <text:p>11.7028574475</text:p>
              </table:table-cell>
              <table:table-cell office:value-type="float" office:value="-2.6952939416E-017">
                <text:p>-2.6952939416E-017</text:p>
              </table:table-cell>
              <table:table-cell office:value-type="float" office:value="11.7028574475">
                <text:p>11.702857447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1.7028574754">
                <text:p>11.7028574754</text:p>
              </table:table-cell>
              <table:table-cell office:value-type="float" office:value="-3.6409672293E-017">
                <text:p>-3.6409672293E-017</text:p>
              </table:table-cell>
              <table:table-cell office:value-type="float" office:value="11.7028574754">
                <text:p>11.702857475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1.7028575034">
                <text:p>11.7028575034</text:p>
              </table:table-cell>
              <table:table-cell office:value-type="float" office:value="-4.0428318601E-017">
                <text:p>-4.0428318601E-017</text:p>
              </table:table-cell>
              <table:table-cell office:value-type="float" office:value="11.7028575034">
                <text:p>11.702857503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1.7028575318">
                <text:p>11.7028575318</text:p>
              </table:table-cell>
              <table:table-cell office:value-type="float" office:value="-1.0470385548E-017">
                <text:p>-1.0470385548E-017</text:p>
              </table:table-cell>
              <table:table-cell office:value-type="float" office:value="11.7028575318">
                <text:p>11.702857531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1.7028575599">
                <text:p>11.7028575599</text:p>
              </table:table-cell>
              <table:table-cell office:value-type="float" office:value="-1.70274124335E-017">
                <text:p>-1.70274124335E-017</text:p>
              </table:table-cell>
              <table:table-cell office:value-type="float" office:value="11.7028575599">
                <text:p>11.702857559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1.7028575882">
                <text:p>11.7028575882</text:p>
              </table:table-cell>
              <table:table-cell office:value-type="float" office:value="-8.80167130459E-018">
                <text:p>-8.80167130459E-018</text:p>
              </table:table-cell>
              <table:table-cell office:value-type="float" office:value="11.7028575882">
                <text:p>11.70285758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.7028576173">
                <text:p>11.7028576173</text:p>
              </table:table-cell>
              <table:table-cell office:value-type="float" office:value="-2.13490116938E-017">
                <text:p>-2.13490116938E-017</text:p>
              </table:table-cell>
              <table:table-cell office:value-type="float" office:value="11.7028576173">
                <text:p>11.7028576173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1.7028576461">
                <text:p>11.7028576461</text:p>
              </table:table-cell>
              <table:table-cell office:value-type="float" office:value="-1.42380672075E-017">
                <text:p>-1.42380672075E-017</text:p>
              </table:table-cell>
              <table:table-cell office:value-type="float" office:value="11.7028576461">
                <text:p>11.702857646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1.7028576744">
                <text:p>11.7028576744</text:p>
              </table:table-cell>
              <table:table-cell office:value-type="float" office:value="-5.3201014433E-017">
                <text:p>-5.3201014433E-017</text:p>
              </table:table-cell>
              <table:table-cell office:value-type="float" office:value="11.7028576744">
                <text:p>11.7028576744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1.7028577028">
                <text:p>11.7028577028</text:p>
              </table:table-cell>
              <table:table-cell office:value-type="float" office:value="-2.76479331672E-017">
                <text:p>-2.76479331672E-017</text:p>
              </table:table-cell>
              <table:table-cell office:value-type="float" office:value="11.7028577028">
                <text:p>11.702857702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.7028577316">
                <text:p>11.7028577316</text:p>
              </table:table-cell>
              <table:table-cell office:value-type="float" office:value="-3.84018308968E-017">
                <text:p>-3.84018308968E-017</text:p>
              </table:table-cell>
              <table:table-cell office:value-type="float" office:value="11.7028577316">
                <text:p>11.702857731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1.7028577604">
                <text:p>11.7028577604</text:p>
              </table:table-cell>
              <table:table-cell office:value-type="float" office:value="-2.41031759904E-017">
                <text:p>-2.41031759904E-017</text:p>
              </table:table-cell>
              <table:table-cell office:value-type="float" office:value="11.7028577604">
                <text:p>11.702857760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1.7028577887">
                <text:p>11.7028577887</text:p>
              </table:table-cell>
              <table:table-cell office:value-type="float" office:value="-2.32509146104E-017">
                <text:p>-2.32509146104E-017</text:p>
              </table:table-cell>
              <table:table-cell office:value-type="float" office:value="11.7028577887">
                <text:p>11.702857788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1.7028578176">
                <text:p>11.7028578176</text:p>
              </table:table-cell>
              <table:table-cell office:value-type="float" office:value="-2.69322191809E-017">
                <text:p>-2.69322191809E-017</text:p>
              </table:table-cell>
              <table:table-cell office:value-type="float" office:value="11.7028578176">
                <text:p>11.702857817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.7028578459">
                <text:p>11.7028578459</text:p>
              </table:table-cell>
              <table:table-cell office:value-type="float" office:value="-2.66314374377E-017">
                <text:p>-2.66314374377E-017</text:p>
              </table:table-cell>
              <table:table-cell office:value-type="float" office:value="11.7028578459">
                <text:p>11.702857845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1.7028578749">
                <text:p>11.7028578749</text:p>
              </table:table-cell>
              <table:table-cell office:value-type="float" office:value="-1.35390650412E-017">
                <text:p>-1.35390650412E-017</text:p>
              </table:table-cell>
              <table:table-cell office:value-type="float" office:value="11.7028578749">
                <text:p>11.70285787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.7028579039">
                <text:p>11.7028579039</text:p>
              </table:table-cell>
              <table:table-cell office:value-type="float" office:value="-4.13457436474E-017">
                <text:p>-4.13457436474E-017</text:p>
              </table:table-cell>
              <table:table-cell office:value-type="float" office:value="11.7028579039">
                <text:p>11.702857903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1.7028579332">
                <text:p>11.7028579332</text:p>
              </table:table-cell>
              <table:table-cell office:value-type="float" office:value="-4.06828215635E-017">
                <text:p>-4.06828215635E-017</text:p>
              </table:table-cell>
              <table:table-cell office:value-type="float" office:value="11.7028579332">
                <text:p>11.702857933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1.7028579621">
                <text:p>11.7028579621</text:p>
              </table:table-cell>
              <table:table-cell office:value-type="float" office:value="-3.62043070038E-017">
                <text:p>-3.62043070038E-017</text:p>
              </table:table-cell>
              <table:table-cell office:value-type="float" office:value="11.7028579621">
                <text:p>11.7028579621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1.7028579903">
                <text:p>11.7028579903</text:p>
              </table:table-cell>
              <table:table-cell office:value-type="float" office:value="-3.13312646996E-017">
                <text:p>-3.13312646996E-017</text:p>
              </table:table-cell>
              <table:table-cell office:value-type="float" office:value="11.7028579903">
                <text:p>11.702857990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1.7028580194">
                <text:p>11.7028580194</text:p>
              </table:table-cell>
              <table:table-cell office:value-type="float" office:value="-2.08558636642E-017">
                <text:p>-2.08558636642E-017</text:p>
              </table:table-cell>
              <table:table-cell office:value-type="float" office:value="11.7028580194">
                <text:p>11.70285801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.7028580485">
                <text:p>11.7028580485</text:p>
              </table:table-cell>
              <table:table-cell office:value-type="float" office:value="-3.84004392958E-017">
                <text:p>-3.84004392958E-017</text:p>
              </table:table-cell>
              <table:table-cell office:value-type="float" office:value="11.7028580485">
                <text:p>11.702858048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1.4552398699">
                <text:p>21.4552398699</text:p>
              </table:table-cell>
              <table:table-cell office:value-type="float" office:value="2.15769831632E-016">
                <text:p>2.15769831632E-016</text:p>
              </table:table-cell>
              <table:table-cell office:value-type="float" office:value="21.4552398699">
                <text:p>21.455239869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1.4552399669">
                <text:p>21.4552399669</text:p>
              </table:table-cell>
              <table:table-cell office:value-type="float" office:value="2.09920696621E-016">
                <text:p>2.09920696621E-016</text:p>
              </table:table-cell>
              <table:table-cell office:value-type="float" office:value="21.4552399669">
                <text:p>21.455239966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1.4552400663">
                <text:p>21.4552400663</text:p>
              </table:table-cell>
              <table:table-cell office:value-type="float" office:value="2.71709191184E-016">
                <text:p>2.71709191184E-016</text:p>
              </table:table-cell>
              <table:table-cell office:value-type="float" office:value="21.4552400663">
                <text:p>21.455240066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1.4552401654">
                <text:p>21.4552401654</text:p>
              </table:table-cell>
              <table:table-cell office:value-type="float" office:value="2.28809360157E-016">
                <text:p>2.28809360157E-016</text:p>
              </table:table-cell>
              <table:table-cell office:value-type="float" office:value="21.4552401654">
                <text:p>21.455240165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1.4552402648">
                <text:p>21.4552402648</text:p>
              </table:table-cell>
              <table:table-cell office:value-type="float" office:value="2.53161078139E-016">
                <text:p>2.53161078139E-016</text:p>
              </table:table-cell>
              <table:table-cell office:value-type="float" office:value="21.4552402648">
                <text:p>21.455240264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1.4552403642">
                <text:p>21.4552403642</text:p>
              </table:table-cell>
              <table:table-cell office:value-type="float" office:value="2.53065613877E-016">
                <text:p>2.53065613877E-016</text:p>
              </table:table-cell>
              <table:table-cell office:value-type="float" office:value="21.4552403642">
                <text:p>21.455240364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1.4552404641">
                <text:p>21.4552404641</text:p>
              </table:table-cell>
              <table:table-cell office:value-type="float" office:value="2.06860207664E-016">
                <text:p>2.06860207664E-016</text:p>
              </table:table-cell>
              <table:table-cell office:value-type="float" office:value="21.4552404641">
                <text:p>21.455240464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1.4552405646">
                <text:p>21.4552405646</text:p>
              </table:table-cell>
              <table:table-cell office:value-type="float" office:value="2.44981204542E-016">
                <text:p>2.44981204542E-016</text:p>
              </table:table-cell>
              <table:table-cell office:value-type="float" office:value="21.4552405646">
                <text:p>21.455240564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1.4552406645">
                <text:p>21.4552406645</text:p>
              </table:table-cell>
              <table:table-cell office:value-type="float" office:value="2.48063240538E-016">
                <text:p>2.48063240538E-016</text:p>
              </table:table-cell>
              <table:table-cell office:value-type="float" office:value="21.4552406645">
                <text:p>21.455240664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1.4552407654">
                <text:p>21.4552407654</text:p>
              </table:table-cell>
              <table:table-cell office:value-type="float" office:value="2.13593455565E-016">
                <text:p>2.13593455565E-016</text:p>
              </table:table-cell>
              <table:table-cell office:value-type="float" office:value="21.4552407654">
                <text:p>21.45524076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1.4552408655">
                <text:p>21.4552408655</text:p>
              </table:table-cell>
              <table:table-cell office:value-type="float" office:value="2.54522335876E-016">
                <text:p>2.54522335876E-016</text:p>
              </table:table-cell>
              <table:table-cell office:value-type="float" office:value="21.4552408655">
                <text:p>21.45524086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1.4552409667">
                <text:p>21.4552409667</text:p>
              </table:table-cell>
              <table:table-cell office:value-type="float" office:value="2.24693202231E-016">
                <text:p>2.24693202231E-016</text:p>
              </table:table-cell>
              <table:table-cell office:value-type="float" office:value="21.4552409667">
                <text:p>21.455240966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1.4552410676">
                <text:p>21.4552410676</text:p>
              </table:table-cell>
              <table:table-cell office:value-type="float" office:value="2.42907527938E-016">
                <text:p>2.42907527938E-016</text:p>
              </table:table-cell>
              <table:table-cell office:value-type="float" office:value="21.4552410676">
                <text:p>21.455241067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1.455241168">
                <text:p>21.455241168</text:p>
              </table:table-cell>
              <table:table-cell office:value-type="float" office:value="2.2700521397E-016">
                <text:p>2.2700521397E-016</text:p>
              </table:table-cell>
              <table:table-cell office:value-type="float" office:value="21.455241168">
                <text:p>21.45524116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1.4552412698">
                <text:p>21.4552412698</text:p>
              </table:table-cell>
              <table:table-cell office:value-type="float" office:value="2.50920298217E-016">
                <text:p>2.50920298217E-016</text:p>
              </table:table-cell>
              <table:table-cell office:value-type="float" office:value="21.4552412698">
                <text:p>21.455241269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1.4552413715">
                <text:p>21.4552413715</text:p>
              </table:table-cell>
              <table:table-cell office:value-type="float" office:value="2.38099798308E-016">
                <text:p>2.38099798308E-016</text:p>
              </table:table-cell>
              <table:table-cell office:value-type="float" office:value="21.4552413715">
                <text:p>21.455241371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1.4552414713">
                <text:p>21.4552414713</text:p>
              </table:table-cell>
              <table:table-cell office:value-type="float" office:value="2.37207932661E-016">
                <text:p>2.37207932661E-016</text:p>
              </table:table-cell>
              <table:table-cell office:value-type="float" office:value="21.4552414713">
                <text:p>21.455241471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1.4552415725">
                <text:p>21.4552415725</text:p>
              </table:table-cell>
              <table:table-cell office:value-type="float" office:value="2.16906654306E-016">
                <text:p>2.16906654306E-016</text:p>
              </table:table-cell>
              <table:table-cell office:value-type="float" office:value="21.4552415725">
                <text:p>21.45524157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1.4552416738">
                <text:p>21.4552416738</text:p>
              </table:table-cell>
              <table:table-cell office:value-type="float" office:value="2.32440459318E-016">
                <text:p>2.32440459318E-016</text:p>
              </table:table-cell>
              <table:table-cell office:value-type="float" office:value="21.4552416738">
                <text:p>21.455241673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1.4552417749">
                <text:p>21.4552417749</text:p>
              </table:table-cell>
              <table:table-cell office:value-type="float" office:value="2.37749176503E-016">
                <text:p>2.37749176503E-016</text:p>
              </table:table-cell>
              <table:table-cell office:value-type="float" office:value="21.4552417749">
                <text:p>21.45524177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1.4552418776">
                <text:p>21.4552418776</text:p>
              </table:table-cell>
              <table:table-cell office:value-type="float" office:value="2.35408077753E-016">
                <text:p>2.35408077753E-016</text:p>
              </table:table-cell>
              <table:table-cell office:value-type="float" office:value="21.4552418776">
                <text:p>21.4552418776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1.4552419791">
                <text:p>21.4552419791</text:p>
              </table:table-cell>
              <table:table-cell office:value-type="float" office:value="2.12098634945E-016">
                <text:p>2.12098634945E-016</text:p>
              </table:table-cell>
              <table:table-cell office:value-type="float" office:value="21.4552419791">
                <text:p>21.455241979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1.4552420813">
                <text:p>21.4552420813</text:p>
              </table:table-cell>
              <table:table-cell office:value-type="float" office:value="2.47817300818E-016">
                <text:p>2.47817300818E-016</text:p>
              </table:table-cell>
              <table:table-cell office:value-type="float" office:value="21.4552420813">
                <text:p>21.455242081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1.4552421818">
                <text:p>21.4552421818</text:p>
              </table:table-cell>
              <table:table-cell office:value-type="float" office:value="2.40092467763E-016">
                <text:p>2.40092467763E-016</text:p>
              </table:table-cell>
              <table:table-cell office:value-type="float" office:value="21.4552421818">
                <text:p>21.45524218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.7028594275">
                <text:p>11.7028594275</text:p>
              </table:table-cell>
              <table:table-cell office:value-type="float" office:value="-2.2431612977E-017">
                <text:p>-2.2431612977E-017</text:p>
              </table:table-cell>
              <table:table-cell office:value-type="float" office:value="11.7028594275">
                <text:p>11.702859427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1.7028594565">
                <text:p>11.7028594565</text:p>
              </table:table-cell>
              <table:table-cell office:value-type="float" office:value="-1.761442785E-017">
                <text:p>-1.761442785E-017</text:p>
              </table:table-cell>
              <table:table-cell office:value-type="float" office:value="11.7028594565">
                <text:p>11.702859456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1.7028594815">
                <text:p>11.7028594815</text:p>
              </table:table-cell>
              <table:table-cell office:value-type="float" office:value="-1.20879542084E-017">
                <text:p>-1.20879542084E-017</text:p>
              </table:table-cell>
              <table:table-cell office:value-type="float" office:value="11.7028594815">
                <text:p>11.702859481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1.7028595097">
                <text:p>11.7028595097</text:p>
              </table:table-cell>
              <table:table-cell office:value-type="float" office:value="-3.27931815041E-017">
                <text:p>-3.27931815041E-017</text:p>
              </table:table-cell>
              <table:table-cell office:value-type="float" office:value="11.7028595097">
                <text:p>11.7028595097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1.702859539">
                <text:p>11.702859539</text:p>
              </table:table-cell>
              <table:table-cell office:value-type="float" office:value="-1.46528310944E-017">
                <text:p>-1.46528310944E-017</text:p>
              </table:table-cell>
              <table:table-cell office:value-type="float" office:value="11.702859539">
                <text:p>11.70285953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1.7028595682">
                <text:p>11.7028595682</text:p>
              </table:table-cell>
              <table:table-cell office:value-type="float" office:value="-2.20942326511E-017">
                <text:p>-2.20942326511E-017</text:p>
              </table:table-cell>
              <table:table-cell office:value-type="float" office:value="11.7028595682">
                <text:p>11.702859568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1.7028595975">
                <text:p>11.7028595975</text:p>
              </table:table-cell>
              <table:table-cell office:value-type="float" office:value="-3.3714381237E-017">
                <text:p>-3.3714381237E-017</text:p>
              </table:table-cell>
              <table:table-cell office:value-type="float" office:value="11.7028595975">
                <text:p>11.702859597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1.7028596272">
                <text:p>11.7028596272</text:p>
              </table:table-cell>
              <table:table-cell office:value-type="float" office:value="-2.00258630988E-017">
                <text:p>-2.00258630988E-017</text:p>
              </table:table-cell>
              <table:table-cell office:value-type="float" office:value="11.7028596272">
                <text:p>11.702859627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1.7028596565">
                <text:p>11.7028596565</text:p>
              </table:table-cell>
              <table:table-cell office:value-type="float" office:value="-2.92909238855E-017">
                <text:p>-2.92909238855E-017</text:p>
              </table:table-cell>
              <table:table-cell office:value-type="float" office:value="11.7028596565">
                <text:p>11.7028596565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1.7028596868">
                <text:p>11.7028596868</text:p>
              </table:table-cell>
              <table:table-cell office:value-type="float" office:value="-2.04482547146E-017">
                <text:p>-2.04482547146E-017</text:p>
              </table:table-cell>
              <table:table-cell office:value-type="float" office:value="11.7028596868">
                <text:p>11.702859686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1.7028597166">
                <text:p>11.7028597166</text:p>
              </table:table-cell>
              <table:table-cell office:value-type="float" office:value="-1.81113958368E-017">
                <text:p>-1.81113958368E-017</text:p>
              </table:table-cell>
              <table:table-cell office:value-type="float" office:value="11.7028597166">
                <text:p>11.702859716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1.7028597464">
                <text:p>11.7028597464</text:p>
              </table:table-cell>
              <table:table-cell office:value-type="float" office:value="-6.33933669037E-018">
                <text:p>-6.33933669037E-018</text:p>
              </table:table-cell>
              <table:table-cell office:value-type="float" office:value="11.7028597464">
                <text:p>11.7028597464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1.7028597763">
                <text:p>11.7028597763</text:p>
              </table:table-cell>
              <table:table-cell office:value-type="float" office:value="-1.01480008804E-019">
                <text:p>-1.01480008804E-019</text:p>
              </table:table-cell>
              <table:table-cell office:value-type="float" office:value="11.7028597763">
                <text:p>11.7028597763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1.7028598067">
                <text:p>11.7028598067</text:p>
              </table:table-cell>
              <table:table-cell office:value-type="float" office:value="-2.58136531178E-017">
                <text:p>-2.58136531178E-017</text:p>
              </table:table-cell>
              <table:table-cell office:value-type="float" office:value="11.7028598067">
                <text:p>11.702859806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1.7028598364">
                <text:p>11.7028598364</text:p>
              </table:table-cell>
              <table:table-cell office:value-type="float" office:value="-3.90098196353E-018">
                <text:p>-3.90098196353E-018</text:p>
              </table:table-cell>
              <table:table-cell office:value-type="float" office:value="11.7028598364">
                <text:p>11.7028598364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1.7028598663">
                <text:p>11.7028598663</text:p>
              </table:table-cell>
              <table:table-cell office:value-type="float" office:value="-2.69879450507E-017">
                <text:p>-2.69879450507E-017</text:p>
              </table:table-cell>
              <table:table-cell office:value-type="float" office:value="11.7028598663">
                <text:p>11.702859866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1.7028598961">
                <text:p>11.7028598961</text:p>
              </table:table-cell>
              <table:table-cell office:value-type="float" office:value="-3.84144679984E-017">
                <text:p>-3.84144679984E-017</text:p>
              </table:table-cell>
              <table:table-cell office:value-type="float" office:value="11.7028598961">
                <text:p>11.702859896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1.7028599264">
                <text:p>11.7028599264</text:p>
              </table:table-cell>
              <table:table-cell office:value-type="float" office:value="-1.65553928271E-017">
                <text:p>-1.65553928271E-017</text:p>
              </table:table-cell>
              <table:table-cell office:value-type="float" office:value="11.7028599264">
                <text:p>11.702859926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1.7028599565">
                <text:p>11.7028599565</text:p>
              </table:table-cell>
              <table:table-cell office:value-type="float" office:value="-2.2562426865E-017">
                <text:p>-2.2562426865E-017</text:p>
              </table:table-cell>
              <table:table-cell office:value-type="float" office:value="11.7028599565">
                <text:p>11.7028599565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1.7028599865">
                <text:p>11.7028599865</text:p>
              </table:table-cell>
              <table:table-cell office:value-type="float" office:value="-2.6762324263E-017">
                <text:p>-2.6762324263E-017</text:p>
              </table:table-cell>
              <table:table-cell office:value-type="float" office:value="11.7028599865">
                <text:p>11.702859986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.7028600162">
                <text:p>11.7028600162</text:p>
              </table:table-cell>
              <table:table-cell office:value-type="float" office:value="-4.55041437428E-018">
                <text:p>-4.55041437428E-018</text:p>
              </table:table-cell>
              <table:table-cell office:value-type="float" office:value="11.7028600162">
                <text:p>11.702860016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1.7028600454">
                <text:p>11.7028600454</text:p>
              </table:table-cell>
              <table:table-cell office:value-type="float" office:value="-2.62583866226E-017">
                <text:p>-2.62583866226E-017</text:p>
              </table:table-cell>
              <table:table-cell office:value-type="float" office:value="11.7028600454">
                <text:p>11.7028600454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1.7028600756">
                <text:p>11.7028600756</text:p>
              </table:table-cell>
              <table:table-cell office:value-type="float" office:value="-1.25419719663E-017">
                <text:p>-1.25419719663E-017</text:p>
              </table:table-cell>
              <table:table-cell office:value-type="float" office:value="11.7028600756">
                <text:p>11.702860075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1.7028601053">
                <text:p>11.7028601053</text:p>
              </table:table-cell>
              <table:table-cell office:value-type="float" office:value="-1.57341431029E-017">
                <text:p>-1.57341431029E-017</text:p>
              </table:table-cell>
              <table:table-cell office:value-type="float" office:value="11.7028601053">
                <text:p>11.7028601053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1.7028601348">
                <text:p>11.7028601348</text:p>
              </table:table-cell>
              <table:table-cell office:value-type="float" office:value="-2.44111269783E-017">
                <text:p>-2.44111269783E-017</text:p>
              </table:table-cell>
              <table:table-cell office:value-type="float" office:value="11.7028601348">
                <text:p>11.702860134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1.7028601647">
                <text:p>11.7028601647</text:p>
              </table:table-cell>
              <table:table-cell office:value-type="float" office:value="-2.22345817543E-017">
                <text:p>-2.22345817543E-017</text:p>
              </table:table-cell>
              <table:table-cell office:value-type="float" office:value="11.7028601647">
                <text:p>11.702860164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1.45524375">
                <text:p>21.45524375</text:p>
              </table:table-cell>
              <table:table-cell office:value-type="float" office:value="2.49710685981E-016">
                <text:p>2.49710685981E-016</text:p>
              </table:table-cell>
              <table:table-cell office:value-type="float" office:value="21.45524375">
                <text:p>21.4552437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1.4552438563">
                <text:p>21.4552438563</text:p>
              </table:table-cell>
              <table:table-cell office:value-type="float" office:value="2.49516720499E-016">
                <text:p>2.49516720499E-016</text:p>
              </table:table-cell>
              <table:table-cell office:value-type="float" office:value="21.4552438563">
                <text:p>21.455243856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1.4552439612">
                <text:p>21.4552439612</text:p>
              </table:table-cell>
              <table:table-cell office:value-type="float" office:value="2.16006867847E-016">
                <text:p>2.16006867847E-016</text:p>
              </table:table-cell>
              <table:table-cell office:value-type="float" office:value="21.4552439612">
                <text:p>21.455243961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1.4552440636">
                <text:p>21.4552440636</text:p>
              </table:table-cell>
              <table:table-cell office:value-type="float" office:value="2.49879299056E-016">
                <text:p>2.49879299056E-016</text:p>
              </table:table-cell>
              <table:table-cell office:value-type="float" office:value="21.4552440636">
                <text:p>21.455244063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1.4552441678">
                <text:p>21.4552441678</text:p>
              </table:table-cell>
              <table:table-cell office:value-type="float" office:value="2.29990235662E-016">
                <text:p>2.29990235662E-016</text:p>
              </table:table-cell>
              <table:table-cell office:value-type="float" office:value="21.4552441678">
                <text:p>21.4552441678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1.455244273">
                <text:p>21.455244273</text:p>
              </table:table-cell>
              <table:table-cell office:value-type="float" office:value="2.63836114394E-016">
                <text:p>2.63836114394E-016</text:p>
              </table:table-cell>
              <table:table-cell office:value-type="float" office:value="21.455244273">
                <text:p>21.45524427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1.4552443769">
                <text:p>21.4552443769</text:p>
              </table:table-cell>
              <table:table-cell office:value-type="float" office:value="2.24924525731E-016">
                <text:p>2.24924525731E-016</text:p>
              </table:table-cell>
              <table:table-cell office:value-type="float" office:value="21.4552443769">
                <text:p>21.4552443769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1.4552444813">
                <text:p>21.4552444813</text:p>
              </table:table-cell>
              <table:table-cell office:value-type="float" office:value="2.14529993121E-016">
                <text:p>2.14529993121E-016</text:p>
              </table:table-cell>
              <table:table-cell office:value-type="float" office:value="21.4552444813">
                <text:p>21.4552444813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1.4552445859">
                <text:p>21.4552445859</text:p>
              </table:table-cell>
              <table:table-cell office:value-type="float" office:value="2.01790902439E-016">
                <text:p>2.01790902439E-016</text:p>
              </table:table-cell>
              <table:table-cell office:value-type="float" office:value="21.4552445859">
                <text:p>21.455244585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1.4552446895">
                <text:p>21.4552446895</text:p>
              </table:table-cell>
              <table:table-cell office:value-type="float" office:value="2.36204844177E-016">
                <text:p>2.36204844177E-016</text:p>
              </table:table-cell>
              <table:table-cell office:value-type="float" office:value="21.4552446895">
                <text:p>21.4552446895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1.4552447939">
                <text:p>21.4552447939</text:p>
              </table:table-cell>
              <table:table-cell office:value-type="float" office:value="2.50044272506E-016">
                <text:p>2.50044272506E-016</text:p>
              </table:table-cell>
              <table:table-cell office:value-type="float" office:value="21.4552447939">
                <text:p>21.455244793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1.455244899">
                <text:p>21.455244899</text:p>
              </table:table-cell>
              <table:table-cell office:value-type="float" office:value="2.23131010937E-016">
                <text:p>2.23131010937E-016</text:p>
              </table:table-cell>
              <table:table-cell office:value-type="float" office:value="21.455244899">
                <text:p>21.455244899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1.4552450033">
                <text:p>21.4552450033</text:p>
              </table:table-cell>
              <table:table-cell office:value-type="float" office:value="2.03882230971E-016">
                <text:p>2.03882230971E-016</text:p>
              </table:table-cell>
              <table:table-cell office:value-type="float" office:value="21.4552450033">
                <text:p>21.455245003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1.4552451079">
                <text:p>21.4552451079</text:p>
              </table:table-cell>
              <table:table-cell office:value-type="float" office:value="2.38021897124E-016">
                <text:p>2.38021897124E-016</text:p>
              </table:table-cell>
              <table:table-cell office:value-type="float" office:value="21.4552451079">
                <text:p>21.455245107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1.4552452107">
                <text:p>21.4552452107</text:p>
              </table:table-cell>
              <table:table-cell office:value-type="float" office:value="2.45533627303E-016">
                <text:p>2.45533627303E-016</text:p>
              </table:table-cell>
              <table:table-cell office:value-type="float" office:value="21.4552452107">
                <text:p>21.4552452107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1.4552453167">
                <text:p>21.4552453167</text:p>
              </table:table-cell>
              <table:table-cell office:value-type="float" office:value="3.53825526668E-016">
                <text:p>3.53825526668E-016</text:p>
              </table:table-cell>
              <table:table-cell office:value-type="float" office:value="21.4552453167">
                <text:p>21.4552453167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1.4552454208">
                <text:p>21.4552454208</text:p>
              </table:table-cell>
              <table:table-cell office:value-type="float" office:value="2.26989409863E-016">
                <text:p>2.26989409863E-016</text:p>
              </table:table-cell>
              <table:table-cell office:value-type="float" office:value="21.4552454208">
                <text:p>21.4552454208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1.4552455254">
                <text:p>21.4552455254</text:p>
              </table:table-cell>
              <table:table-cell office:value-type="float" office:value="2.14341891104E-016">
                <text:p>2.14341891104E-016</text:p>
              </table:table-cell>
              <table:table-cell office:value-type="float" office:value="21.4552455254">
                <text:p>21.455245525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1.4552456286">
                <text:p>21.4552456286</text:p>
              </table:table-cell>
              <table:table-cell office:value-type="float" office:value="2.46506246717E-016">
                <text:p>2.46506246717E-016</text:p>
              </table:table-cell>
              <table:table-cell office:value-type="float" office:value="21.4552456286">
                <text:p>21.4552456286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1.4552457337">
                <text:p>21.4552457337</text:p>
              </table:table-cell>
              <table:table-cell office:value-type="float" office:value="2.08286692644E-016">
                <text:p>2.08286692644E-016</text:p>
              </table:table-cell>
              <table:table-cell office:value-type="float" office:value="21.4552457337">
                <text:p>21.455245733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1.4552458384">
                <text:p>21.4552458384</text:p>
              </table:table-cell>
              <table:table-cell office:value-type="float" office:value="2.43822056319E-016">
                <text:p>2.43822056319E-016</text:p>
              </table:table-cell>
              <table:table-cell office:value-type="float" office:value="21.4552458384">
                <text:p>21.455245838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1.4552459431">
                <text:p>21.4552459431</text:p>
              </table:table-cell>
              <table:table-cell office:value-type="float" office:value="2.31733749145E-016">
                <text:p>2.31733749145E-016</text:p>
              </table:table-cell>
              <table:table-cell office:value-type="float" office:value="21.4552459431">
                <text:p>21.4552459431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1.4552460469">
                <text:p>21.4552460469</text:p>
              </table:table-cell>
              <table:table-cell office:value-type="float" office:value="2.49905036388E-016">
                <text:p>2.49905036388E-016</text:p>
              </table:table-cell>
              <table:table-cell office:value-type="float" office:value="21.4552460469">
                <text:p>21.4552460469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1.4552461514">
                <text:p>21.4552461514</text:p>
              </table:table-cell>
              <table:table-cell office:value-type="float" office:value="2.44923669851E-016">
                <text:p>2.44923669851E-016</text:p>
              </table:table-cell>
              <table:table-cell office:value-type="float" office:value="21.4552461514">
                <text:p>21.45524615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7028615938">
                <text:p>11.7028615938</text:p>
              </table:table-cell>
              <table:table-cell office:value-type="float" office:value="-3.2856740306E-017">
                <text:p>-3.2856740306E-017</text:p>
              </table:table-cell>
              <table:table-cell office:value-type="float" office:value="11.7028615938">
                <text:p>11.7028615938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1.7028616263">
                <text:p>11.7028616263</text:p>
              </table:table-cell>
              <table:table-cell office:value-type="float" office:value="-3.64180741971E-017">
                <text:p>-3.64180741971E-017</text:p>
              </table:table-cell>
              <table:table-cell office:value-type="float" office:value="11.7028616263">
                <text:p>11.702861626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1.7028616473">
                <text:p>11.7028616473</text:p>
              </table:table-cell>
              <table:table-cell office:value-type="float" office:value="-3.07562620654E-017">
                <text:p>-3.07562620654E-017</text:p>
              </table:table-cell>
              <table:table-cell office:value-type="float" office:value="11.7028616473">
                <text:p>11.702861647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1.7028616762">
                <text:p>11.7028616762</text:p>
              </table:table-cell>
              <table:table-cell office:value-type="float" office:value="-2.22471109285E-017">
                <text:p>-2.22471109285E-017</text:p>
              </table:table-cell>
              <table:table-cell office:value-type="float" office:value="11.7028616762">
                <text:p>11.7028616762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1.702861706">
                <text:p>11.702861706</text:p>
              </table:table-cell>
              <table:table-cell office:value-type="float" office:value="-2.76153259631E-017">
                <text:p>-2.76153259631E-017</text:p>
              </table:table-cell>
              <table:table-cell office:value-type="float" office:value="11.702861706">
                <text:p>11.702861706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1.7028617357">
                <text:p>11.7028617357</text:p>
              </table:table-cell>
              <table:table-cell office:value-type="float" office:value="-1.90467926378E-017">
                <text:p>-1.90467926378E-017</text:p>
              </table:table-cell>
              <table:table-cell office:value-type="float" office:value="11.7028617357">
                <text:p>11.7028617357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1.7028617658">
                <text:p>11.7028617658</text:p>
              </table:table-cell>
              <table:table-cell office:value-type="float" office:value="-3.36393049287E-017">
                <text:p>-3.36393049287E-017</text:p>
              </table:table-cell>
              <table:table-cell office:value-type="float" office:value="11.7028617658">
                <text:p>11.702861765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1.7028617963">
                <text:p>11.7028617963</text:p>
              </table:table-cell>
              <table:table-cell office:value-type="float" office:value="-1.81295029127E-017">
                <text:p>-1.81295029127E-017</text:p>
              </table:table-cell>
              <table:table-cell office:value-type="float" office:value="11.7028617963">
                <text:p>11.7028617963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1.7028618263">
                <text:p>11.7028618263</text:p>
              </table:table-cell>
              <table:table-cell office:value-type="float" office:value="-2.00638788189E-017">
                <text:p>-2.00638788189E-017</text:p>
              </table:table-cell>
              <table:table-cell office:value-type="float" office:value="11.7028618263">
                <text:p>11.7028618263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1.7028618561">
                <text:p>11.7028618561</text:p>
              </table:table-cell>
              <table:table-cell office:value-type="float" office:value="-2.94021371866E-017">
                <text:p>-2.94021371866E-017</text:p>
              </table:table-cell>
              <table:table-cell office:value-type="float" office:value="11.7028618561">
                <text:p>11.702861856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.7028618868">
                <text:p>11.7028618868</text:p>
              </table:table-cell>
              <table:table-cell office:value-type="float" office:value="-3.64305275904E-017">
                <text:p>-3.64305275904E-017</text:p>
              </table:table-cell>
              <table:table-cell office:value-type="float" office:value="11.7028618868">
                <text:p>11.7028618868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1.7028619173">
                <text:p>11.7028619173</text:p>
              </table:table-cell>
              <table:table-cell office:value-type="float" office:value="-2.62096936326E-017">
                <text:p>-2.62096936326E-017</text:p>
              </table:table-cell>
              <table:table-cell office:value-type="float" office:value="11.7028619173">
                <text:p>11.702861917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1.7028619481">
                <text:p>11.7028619481</text:p>
              </table:table-cell>
              <table:table-cell office:value-type="float" office:value="-3.50589271033E-017">
                <text:p>-3.50589271033E-017</text:p>
              </table:table-cell>
              <table:table-cell office:value-type="float" office:value="11.7028619481">
                <text:p>11.7028619481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1.7028619787">
                <text:p>11.7028619787</text:p>
              </table:table-cell>
              <table:table-cell office:value-type="float" office:value="-3.58012692802E-017">
                <text:p>-3.58012692802E-017</text:p>
              </table:table-cell>
              <table:table-cell office:value-type="float" office:value="11.7028619787">
                <text:p>11.702861978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1.7028620092">
                <text:p>11.7028620092</text:p>
              </table:table-cell>
              <table:table-cell office:value-type="float" office:value="-2.11725639854E-017">
                <text:p>-2.11725639854E-017</text:p>
              </table:table-cell>
              <table:table-cell office:value-type="float" office:value="11.7028620092">
                <text:p>11.702862009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1.7028620394">
                <text:p>11.7028620394</text:p>
              </table:table-cell>
              <table:table-cell office:value-type="float" office:value="-3.58854268299E-017">
                <text:p>-3.58854268299E-017</text:p>
              </table:table-cell>
              <table:table-cell office:value-type="float" office:value="11.7028620394">
                <text:p>11.702862039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1.7028620694">
                <text:p>11.7028620694</text:p>
              </table:table-cell>
              <table:table-cell office:value-type="float" office:value="-2.76475133105E-017">
                <text:p>-2.76475133105E-017</text:p>
              </table:table-cell>
              <table:table-cell office:value-type="float" office:value="11.7028620694">
                <text:p>11.7028620694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1.7028620992">
                <text:p>11.7028620992</text:p>
              </table:table-cell>
              <table:table-cell office:value-type="float" office:value="-2.68106991199E-017">
                <text:p>-2.68106991199E-017</text:p>
              </table:table-cell>
              <table:table-cell office:value-type="float" office:value="11.7028620992">
                <text:p>11.702862099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1.7028621295">
                <text:p>11.7028621295</text:p>
              </table:table-cell>
              <table:table-cell office:value-type="float" office:value="-2.84319844913E-017">
                <text:p>-2.84319844913E-017</text:p>
              </table:table-cell>
              <table:table-cell office:value-type="float" office:value="11.7028621295">
                <text:p>11.702862129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1.7028621598">
                <text:p>11.7028621598</text:p>
              </table:table-cell>
              <table:table-cell office:value-type="float" office:value="-2.69996918098E-017">
                <text:p>-2.69996918098E-017</text:p>
              </table:table-cell>
              <table:table-cell office:value-type="float" office:value="11.7028621598">
                <text:p>11.7028621598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7028621899">
                <text:p>11.7028621899</text:p>
              </table:table-cell>
              <table:table-cell office:value-type="float" office:value="-2.0355434104E-017">
                <text:p>-2.0355434104E-017</text:p>
              </table:table-cell>
              <table:table-cell office:value-type="float" office:value="11.7028621899">
                <text:p>11.702862189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1.7028622203">
                <text:p>11.7028622203</text:p>
              </table:table-cell>
              <table:table-cell office:value-type="float" office:value="-2.81408491665E-017">
                <text:p>-2.81408491665E-017</text:p>
              </table:table-cell>
              <table:table-cell office:value-type="float" office:value="11.7028622203">
                <text:p>11.7028622203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1.7028622507">
                <text:p>11.7028622507</text:p>
              </table:table-cell>
              <table:table-cell office:value-type="float" office:value="-3.4581974556E-017">
                <text:p>-3.4581974556E-017</text:p>
              </table:table-cell>
              <table:table-cell office:value-type="float" office:value="11.7028622507">
                <text:p>11.702862250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1.702862282">
                <text:p>11.702862282</text:p>
              </table:table-cell>
              <table:table-cell office:value-type="float" office:value="-3.14894526278E-017">
                <text:p>-3.14894526278E-017</text:p>
              </table:table-cell>
              <table:table-cell office:value-type="float" office:value="11.702862282">
                <text:p>11.702862282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1.702862312">
                <text:p>11.702862312</text:p>
              </table:table-cell>
              <table:table-cell office:value-type="float" office:value="-2.48713862303E-017">
                <text:p>-2.48713862303E-017</text:p>
              </table:table-cell>
              <table:table-cell office:value-type="float" office:value="11.702862312">
                <text:p>11.70286231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1.7028623426">
                <text:p>11.7028623426</text:p>
              </table:table-cell>
              <table:table-cell office:value-type="float" office:value="-2.35013628003E-017">
                <text:p>-2.35013628003E-017</text:p>
              </table:table-cell>
              <table:table-cell office:value-type="float" office:value="11.7028623426">
                <text:p>11.702862342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1.4552477455">
                <text:p>21.4552477455</text:p>
              </table:table-cell>
              <table:table-cell office:value-type="float" office:value="2.85517647615E-016">
                <text:p>2.85517647615E-016</text:p>
              </table:table-cell>
              <table:table-cell office:value-type="float" office:value="21.4552477455">
                <text:p>21.455247745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1.4552478567">
                <text:p>21.4552478567</text:p>
              </table:table-cell>
              <table:table-cell office:value-type="float" office:value="2.31124273088E-016">
                <text:p>2.31124273088E-016</text:p>
              </table:table-cell>
              <table:table-cell office:value-type="float" office:value="21.4552478567">
                <text:p>21.4552478567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1.4552479639">
                <text:p>21.4552479639</text:p>
              </table:table-cell>
              <table:table-cell office:value-type="float" office:value="2.53819026243E-016">
                <text:p>2.53819026243E-016</text:p>
              </table:table-cell>
              <table:table-cell office:value-type="float" office:value="21.4552479639">
                <text:p>21.4552479639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1.4552480705">
                <text:p>21.4552480705</text:p>
              </table:table-cell>
              <table:table-cell office:value-type="float" office:value="2.59522827779E-016">
                <text:p>2.59522827779E-016</text:p>
              </table:table-cell>
              <table:table-cell office:value-type="float" office:value="21.4552480705">
                <text:p>21.455248070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1.4552481777">
                <text:p>21.4552481777</text:p>
              </table:table-cell>
              <table:table-cell office:value-type="float" office:value="2.59237856218E-016">
                <text:p>2.59237856218E-016</text:p>
              </table:table-cell>
              <table:table-cell office:value-type="float" office:value="21.4552481777">
                <text:p>21.4552481777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1.4552482843">
                <text:p>21.4552482843</text:p>
              </table:table-cell>
              <table:table-cell office:value-type="float" office:value="2.47243154245E-016">
                <text:p>2.47243154245E-016</text:p>
              </table:table-cell>
              <table:table-cell office:value-type="float" office:value="21.4552482843">
                <text:p>21.4552482843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1.455248391">
                <text:p>21.455248391</text:p>
              </table:table-cell>
              <table:table-cell office:value-type="float" office:value="2.18301198708E-016">
                <text:p>2.18301198708E-016</text:p>
              </table:table-cell>
              <table:table-cell office:value-type="float" office:value="21.455248391">
                <text:p>21.455248391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1.4552484984">
                <text:p>21.4552484984</text:p>
              </table:table-cell>
              <table:table-cell office:value-type="float" office:value="2.80459303471E-016">
                <text:p>2.80459303471E-016</text:p>
              </table:table-cell>
              <table:table-cell office:value-type="float" office:value="21.4552484984">
                <text:p>21.455248498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1.4552486052">
                <text:p>21.4552486052</text:p>
              </table:table-cell>
              <table:table-cell office:value-type="float" office:value="2.68894437147E-016">
                <text:p>2.68894437147E-016</text:p>
              </table:table-cell>
              <table:table-cell office:value-type="float" office:value="21.4552486052">
                <text:p>21.455248605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1.4552487114">
                <text:p>21.4552487114</text:p>
              </table:table-cell>
              <table:table-cell office:value-type="float" office:value="2.25779996102E-016">
                <text:p>2.25779996102E-016</text:p>
              </table:table-cell>
              <table:table-cell office:value-type="float" office:value="21.4552487114">
                <text:p>21.4552487114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1.4552488179">
                <text:p>21.4552488179</text:p>
              </table:table-cell>
              <table:table-cell office:value-type="float" office:value="2.7502151516E-016">
                <text:p>2.7502151516E-016</text:p>
              </table:table-cell>
              <table:table-cell office:value-type="float" office:value="21.4552488179">
                <text:p>21.455248817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1.4552489246">
                <text:p>21.4552489246</text:p>
              </table:table-cell>
              <table:table-cell office:value-type="float" office:value="2.6464041548E-016">
                <text:p>2.6464041548E-016</text:p>
              </table:table-cell>
              <table:table-cell office:value-type="float" office:value="21.4552489246">
                <text:p>21.455248924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1.4552490318">
                <text:p>21.4552490318</text:p>
              </table:table-cell>
              <table:table-cell office:value-type="float" office:value="2.51576101557E-016">
                <text:p>2.51576101557E-016</text:p>
              </table:table-cell>
              <table:table-cell office:value-type="float" office:value="21.4552490318">
                <text:p>21.4552490318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1.4552491374">
                <text:p>21.4552491374</text:p>
              </table:table-cell>
              <table:table-cell office:value-type="float" office:value="2.30248162181E-016">
                <text:p>2.30248162181E-016</text:p>
              </table:table-cell>
              <table:table-cell office:value-type="float" office:value="21.4552491374">
                <text:p>21.455249137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1.4552492441">
                <text:p>21.4552492441</text:p>
              </table:table-cell>
              <table:table-cell office:value-type="float" office:value="2.61158791946E-016">
                <text:p>2.61158791946E-016</text:p>
              </table:table-cell>
              <table:table-cell office:value-type="float" office:value="21.4552492441">
                <text:p>21.4552492441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1.4552493501">
                <text:p>21.4552493501</text:p>
              </table:table-cell>
              <table:table-cell office:value-type="float" office:value="2.57786752469E-016">
                <text:p>2.57786752469E-016</text:p>
              </table:table-cell>
              <table:table-cell office:value-type="float" office:value="21.4552493501">
                <text:p>21.4552493501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1.4552494564">
                <text:p>21.4552494564</text:p>
              </table:table-cell>
              <table:table-cell office:value-type="float" office:value="2.75870160205E-016">
                <text:p>2.75870160205E-016</text:p>
              </table:table-cell>
              <table:table-cell office:value-type="float" office:value="21.4552494564">
                <text:p>21.455249456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1.455249563">
                <text:p>21.455249563</text:p>
              </table:table-cell>
              <table:table-cell office:value-type="float" office:value="2.69694407398E-016">
                <text:p>2.69694407398E-016</text:p>
              </table:table-cell>
              <table:table-cell office:value-type="float" office:value="21.455249563">
                <text:p>21.455249563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1.4552496704">
                <text:p>21.4552496704</text:p>
              </table:table-cell>
              <table:table-cell office:value-type="float" office:value="2.3182942085E-016">
                <text:p>2.3182942085E-016</text:p>
              </table:table-cell>
              <table:table-cell office:value-type="float" office:value="21.4552496704">
                <text:p>21.455249670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1.4552497763">
                <text:p>21.4552497763</text:p>
              </table:table-cell>
              <table:table-cell office:value-type="float" office:value="2.26625041861E-016">
                <text:p>2.26625041861E-016</text:p>
              </table:table-cell>
              <table:table-cell office:value-type="float" office:value="21.4552497763">
                <text:p>21.4552497763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1.4552498821">
                <text:p>21.4552498821</text:p>
              </table:table-cell>
              <table:table-cell office:value-type="float" office:value="2.55633502541E-016">
                <text:p>2.55633502541E-016</text:p>
              </table:table-cell>
              <table:table-cell office:value-type="float" office:value="21.4552498821">
                <text:p>21.455249882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1.455249988">
                <text:p>21.455249988</text:p>
              </table:table-cell>
              <table:table-cell office:value-type="float" office:value="2.48329986001E-016">
                <text:p>2.48329986001E-016</text:p>
              </table:table-cell>
              <table:table-cell office:value-type="float" office:value="21.455249988">
                <text:p>21.455249988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1.4552500949">
                <text:p>21.4552500949</text:p>
              </table:table-cell>
              <table:table-cell office:value-type="float" office:value="2.46606669215E-016">
                <text:p>2.46606669215E-016</text:p>
              </table:table-cell>
              <table:table-cell office:value-type="float" office:value="21.4552500949">
                <text:p>21.4552500949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1.4552502002">
                <text:p>21.4552502002</text:p>
              </table:table-cell>
              <table:table-cell office:value-type="float" office:value="2.44964258644E-016">
                <text:p>2.44964258644E-016</text:p>
              </table:table-cell>
              <table:table-cell office:value-type="float" office:value="21.4552502002">
                <text:p>21.45525020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7028638038">
                <text:p>11.7028638038</text:p>
              </table:table-cell>
              <table:table-cell office:value-type="float" office:value="-1.53156369057E-017">
                <text:p>-1.53156369057E-017</text:p>
              </table:table-cell>
              <table:table-cell office:value-type="float" office:value="11.7028638038">
                <text:p>11.702863803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1.7028638367">
                <text:p>11.7028638367</text:p>
              </table:table-cell>
              <table:table-cell office:value-type="float" office:value="-3.2376363799E-017">
                <text:p>-3.2376363799E-017</text:p>
              </table:table-cell>
              <table:table-cell office:value-type="float" office:value="11.7028638367">
                <text:p>11.7028638367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1.7028638564">
                <text:p>11.7028638564</text:p>
              </table:table-cell>
              <table:table-cell office:value-type="float" office:value="-2.19806772533E-017">
                <text:p>-2.19806772533E-017</text:p>
              </table:table-cell>
              <table:table-cell office:value-type="float" office:value="11.7028638564">
                <text:p>11.702863856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1.7028638851">
                <text:p>11.7028638851</text:p>
              </table:table-cell>
              <table:table-cell office:value-type="float" office:value="-1.17139484796E-017">
                <text:p>-1.17139484796E-017</text:p>
              </table:table-cell>
              <table:table-cell office:value-type="float" office:value="11.7028638851">
                <text:p>11.702863885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1.7028639144">
                <text:p>11.7028639144</text:p>
              </table:table-cell>
              <table:table-cell office:value-type="float" office:value="-2.3867989301E-017">
                <text:p>-2.3867989301E-017</text:p>
              </table:table-cell>
              <table:table-cell office:value-type="float" office:value="11.7028639144">
                <text:p>11.7028639144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1.7028639448">
                <text:p>11.7028639448</text:p>
              </table:table-cell>
              <table:table-cell office:value-type="float" office:value="-1.41108841236E-017">
                <text:p>-1.41108841236E-017</text:p>
              </table:table-cell>
              <table:table-cell office:value-type="float" office:value="11.7028639448">
                <text:p>11.702863944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1.7028639749">
                <text:p>11.7028639749</text:p>
              </table:table-cell>
              <table:table-cell office:value-type="float" office:value="-7.83740768448E-018">
                <text:p>-7.83740768448E-018</text:p>
              </table:table-cell>
              <table:table-cell office:value-type="float" office:value="11.7028639749">
                <text:p>11.702863974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1.7028640054">
                <text:p>11.7028640054</text:p>
              </table:table-cell>
              <table:table-cell office:value-type="float" office:value="-2.90556224715E-017">
                <text:p>-2.90556224715E-017</text:p>
              </table:table-cell>
              <table:table-cell office:value-type="float" office:value="11.7028640054">
                <text:p>11.702864005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1.702864036">
                <text:p>11.702864036</text:p>
              </table:table-cell>
              <table:table-cell office:value-type="float" office:value="3.67199999193E-017">
                <text:p>3.67199999193E-017</text:p>
              </table:table-cell>
              <table:table-cell office:value-type="float" office:value="11.702864036">
                <text:p>11.702864036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1.7028640666">
                <text:p>11.7028640666</text:p>
              </table:table-cell>
              <table:table-cell office:value-type="float" office:value="-1.91669339505E-017">
                <text:p>-1.91669339505E-017</text:p>
              </table:table-cell>
              <table:table-cell office:value-type="float" office:value="11.7028640666">
                <text:p>11.702864066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1.7028640973">
                <text:p>11.7028640973</text:p>
              </table:table-cell>
              <table:table-cell office:value-type="float" office:value="-2.82070605684E-019">
                <text:p>-2.82070605684E-019</text:p>
              </table:table-cell>
              <table:table-cell office:value-type="float" office:value="11.7028640973">
                <text:p>11.702864097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1.7028641283">
                <text:p>11.7028641283</text:p>
              </table:table-cell>
              <table:table-cell office:value-type="float" office:value="-1.2628508511E-017">
                <text:p>-1.2628508511E-017</text:p>
              </table:table-cell>
              <table:table-cell office:value-type="float" office:value="11.7028641283">
                <text:p>11.7028641283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1.702864159">
                <text:p>11.702864159</text:p>
              </table:table-cell>
              <table:table-cell office:value-type="float" office:value="-2.88264624192E-017">
                <text:p>-2.88264624192E-017</text:p>
              </table:table-cell>
              <table:table-cell office:value-type="float" office:value="11.702864159">
                <text:p>11.702864159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1.7028641904">
                <text:p>11.7028641904</text:p>
              </table:table-cell>
              <table:table-cell office:value-type="float" office:value="-2.02546685808E-017">
                <text:p>-2.02546685808E-017</text:p>
              </table:table-cell>
              <table:table-cell office:value-type="float" office:value="11.7028641904">
                <text:p>11.702864190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1.7028642215">
                <text:p>11.7028642215</text:p>
              </table:table-cell>
              <table:table-cell office:value-type="float" office:value="-2.02194964426E-017">
                <text:p>-2.02194964426E-017</text:p>
              </table:table-cell>
              <table:table-cell office:value-type="float" office:value="11.7028642215">
                <text:p>11.7028642215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1.7028642525">
                <text:p>11.7028642525</text:p>
              </table:table-cell>
              <table:table-cell office:value-type="float" office:value="-2.63215159637E-017">
                <text:p>-2.63215159637E-017</text:p>
              </table:table-cell>
              <table:table-cell office:value-type="float" office:value="11.7028642525">
                <text:p>11.702864252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1.7028642837">
                <text:p>11.7028642837</text:p>
              </table:table-cell>
              <table:table-cell office:value-type="float" office:value="-1.96180364045E-017">
                <text:p>-1.96180364045E-017</text:p>
              </table:table-cell>
              <table:table-cell office:value-type="float" office:value="11.7028642837">
                <text:p>11.7028642837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1.7028643146">
                <text:p>11.7028643146</text:p>
              </table:table-cell>
              <table:table-cell office:value-type="float" office:value="-1.15547934956E-017">
                <text:p>-1.15547934956E-017</text:p>
              </table:table-cell>
              <table:table-cell office:value-type="float" office:value="11.7028643146">
                <text:p>11.702864314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1.7028643456">
                <text:p>11.7028643456</text:p>
              </table:table-cell>
              <table:table-cell office:value-type="float" office:value="-9.16242364425E-018">
                <text:p>-9.16242364425E-018</text:p>
              </table:table-cell>
              <table:table-cell office:value-type="float" office:value="11.7028643456">
                <text:p>11.7028643456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1.7028643766">
                <text:p>11.7028643766</text:p>
              </table:table-cell>
              <table:table-cell office:value-type="float" office:value="-1.8779495773E-017">
                <text:p>-1.8779495773E-017</text:p>
              </table:table-cell>
              <table:table-cell office:value-type="float" office:value="11.7028643766">
                <text:p>11.702864376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1.7028644075">
                <text:p>11.7028644075</text:p>
              </table:table-cell>
              <table:table-cell office:value-type="float" office:value="-2.93024738882E-017">
                <text:p>-2.93024738882E-017</text:p>
              </table:table-cell>
              <table:table-cell office:value-type="float" office:value="11.7028644075">
                <text:p>11.702864407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1.7028644391">
                <text:p>11.7028644391</text:p>
              </table:table-cell>
              <table:table-cell office:value-type="float" office:value="-1.90772004643E-017">
                <text:p>-1.90772004643E-017</text:p>
              </table:table-cell>
              <table:table-cell office:value-type="float" office:value="11.7028644391">
                <text:p>11.702864439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1.7028644699">
                <text:p>11.7028644699</text:p>
              </table:table-cell>
              <table:table-cell office:value-type="float" office:value="-3.2828803329E-017">
                <text:p>-3.2828803329E-017</text:p>
              </table:table-cell>
              <table:table-cell office:value-type="float" office:value="11.7028644699">
                <text:p>11.702864469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1.7028645016">
                <text:p>11.7028645016</text:p>
              </table:table-cell>
              <table:table-cell office:value-type="float" office:value="-1.94856114444E-017">
                <text:p>-1.94856114444E-017</text:p>
              </table:table-cell>
              <table:table-cell office:value-type="float" office:value="11.7028645016">
                <text:p>11.702864501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1.7028645333">
                <text:p>11.7028645333</text:p>
              </table:table-cell>
              <table:table-cell office:value-type="float" office:value="-2.80145039335E-017">
                <text:p>-2.80145039335E-017</text:p>
              </table:table-cell>
              <table:table-cell office:value-type="float" office:value="11.7028645333">
                <text:p>11.702864533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1.7028645642">
                <text:p>11.7028645642</text:p>
              </table:table-cell>
              <table:table-cell office:value-type="float" office:value="-2.09331775471E-017">
                <text:p>-2.09331775471E-017</text:p>
              </table:table-cell>
              <table:table-cell office:value-type="float" office:value="11.7028645642">
                <text:p>11.7028645642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1.4552518163">
                <text:p>21.4552518163</text:p>
              </table:table-cell>
              <table:table-cell office:value-type="float" office:value="2.27533475811E-016">
                <text:p>2.27533475811E-016</text:p>
              </table:table-cell>
              <table:table-cell office:value-type="float" office:value="21.4552518163">
                <text:p>21.455251816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1.4552519249">
                <text:p>21.4552519249</text:p>
              </table:table-cell>
              <table:table-cell office:value-type="float" office:value="2.08887048152E-016">
                <text:p>2.08887048152E-016</text:p>
              </table:table-cell>
              <table:table-cell office:value-type="float" office:value="21.4552519249">
                <text:p>21.4552519249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1.4552520343">
                <text:p>21.4552520343</text:p>
              </table:table-cell>
              <table:table-cell office:value-type="float" office:value="2.02004106608E-016">
                <text:p>2.02004106608E-016</text:p>
              </table:table-cell>
              <table:table-cell office:value-type="float" office:value="21.4552520343">
                <text:p>21.455252034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1.455252142">
                <text:p>21.455252142</text:p>
              </table:table-cell>
              <table:table-cell office:value-type="float" office:value="2.35994859675E-016">
                <text:p>2.35994859675E-016</text:p>
              </table:table-cell>
              <table:table-cell office:value-type="float" office:value="21.455252142">
                <text:p>21.45525214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1.4552522494">
                <text:p>21.4552522494</text:p>
              </table:table-cell>
              <table:table-cell office:value-type="float" office:value="2.07690937417E-016">
                <text:p>2.07690937417E-016</text:p>
              </table:table-cell>
              <table:table-cell office:value-type="float" office:value="21.4552522494">
                <text:p>21.455252249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1.4552523577">
                <text:p>21.4552523577</text:p>
              </table:table-cell>
              <table:table-cell office:value-type="float" office:value="2.33479192207E-016">
                <text:p>2.33479192207E-016</text:p>
              </table:table-cell>
              <table:table-cell office:value-type="float" office:value="21.4552523577">
                <text:p>21.4552523577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1.4552524655">
                <text:p>21.4552524655</text:p>
              </table:table-cell>
              <table:table-cell office:value-type="float" office:value="2.44662176462E-016">
                <text:p>2.44662176462E-016</text:p>
              </table:table-cell>
              <table:table-cell office:value-type="float" office:value="21.4552524655">
                <text:p>21.455252465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1.4552525746">
                <text:p>21.4552525746</text:p>
              </table:table-cell>
              <table:table-cell office:value-type="float" office:value="2.20261802963E-016">
                <text:p>2.20261802963E-016</text:p>
              </table:table-cell>
              <table:table-cell office:value-type="float" office:value="21.4552525746">
                <text:p>21.4552525746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1.4552526831">
                <text:p>21.4552526831</text:p>
              </table:table-cell>
              <table:table-cell office:value-type="float" office:value="1.91288796856E-016">
                <text:p>1.91288796856E-016</text:p>
              </table:table-cell>
              <table:table-cell office:value-type="float" office:value="21.4552526831">
                <text:p>21.455252683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1.4552527907">
                <text:p>21.4552527907</text:p>
              </table:table-cell>
              <table:table-cell office:value-type="float" office:value="2.0719494418E-016">
                <text:p>2.0719494418E-016</text:p>
              </table:table-cell>
              <table:table-cell office:value-type="float" office:value="21.4552527907">
                <text:p>21.455252790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1.4552528988">
                <text:p>21.4552528988</text:p>
              </table:table-cell>
              <table:table-cell office:value-type="float" office:value="2.2682128374E-016">
                <text:p>2.2682128374E-016</text:p>
              </table:table-cell>
              <table:table-cell office:value-type="float" office:value="21.4552528988">
                <text:p>21.455252898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1.4552530059">
                <text:p>21.4552530059</text:p>
              </table:table-cell>
              <table:table-cell office:value-type="float" office:value="2.30437595953E-016">
                <text:p>2.30437595953E-016</text:p>
              </table:table-cell>
              <table:table-cell office:value-type="float" office:value="21.4552530059">
                <text:p>21.4552530059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1.4552531142">
                <text:p>21.4552531142</text:p>
              </table:table-cell>
              <table:table-cell office:value-type="float" office:value="2.24483117543E-016">
                <text:p>2.24483117543E-016</text:p>
              </table:table-cell>
              <table:table-cell office:value-type="float" office:value="21.4552531142">
                <text:p>21.455253114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1.4552532215">
                <text:p>21.4552532215</text:p>
              </table:table-cell>
              <table:table-cell office:value-type="float" office:value="2.18581067183E-016">
                <text:p>2.18581067183E-016</text:p>
              </table:table-cell>
              <table:table-cell office:value-type="float" office:value="21.4552532215">
                <text:p>21.4552532215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1.455253331">
                <text:p>21.455253331</text:p>
              </table:table-cell>
              <table:table-cell office:value-type="float" office:value="2.24096891133E-016">
                <text:p>2.24096891133E-016</text:p>
              </table:table-cell>
              <table:table-cell office:value-type="float" office:value="21.455253331">
                <text:p>21.45525333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1.4552534391">
                <text:p>21.4552534391</text:p>
              </table:table-cell>
              <table:table-cell office:value-type="float" office:value="2.09380766131E-016">
                <text:p>2.09380766131E-016</text:p>
              </table:table-cell>
              <table:table-cell office:value-type="float" office:value="21.4552534391">
                <text:p>21.455253439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1.4552535467">
                <text:p>21.4552535467</text:p>
              </table:table-cell>
              <table:table-cell office:value-type="float" office:value="2.1212121101E-016">
                <text:p>2.1212121101E-016</text:p>
              </table:table-cell>
              <table:table-cell office:value-type="float" office:value="21.4552535467">
                <text:p>21.455253546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1.4552536546">
                <text:p>21.4552536546</text:p>
              </table:table-cell>
              <table:table-cell office:value-type="float" office:value="2.18271077154E-016">
                <text:p>2.18271077154E-016</text:p>
              </table:table-cell>
              <table:table-cell office:value-type="float" office:value="21.4552536546">
                <text:p>21.455253654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1.4552537625">
                <text:p>21.4552537625</text:p>
              </table:table-cell>
              <table:table-cell office:value-type="float" office:value="2.04335279991E-016">
                <text:p>2.04335279991E-016</text:p>
              </table:table-cell>
              <table:table-cell office:value-type="float" office:value="21.4552537625">
                <text:p>21.4552537625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1.4552538695">
                <text:p>21.4552538695</text:p>
              </table:table-cell>
              <table:table-cell office:value-type="float" office:value="2.41434004274E-016">
                <text:p>2.41434004274E-016</text:p>
              </table:table-cell>
              <table:table-cell office:value-type="float" office:value="21.4552538695">
                <text:p>21.4552538695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1.4552539782">
                <text:p>21.4552539782</text:p>
              </table:table-cell>
              <table:table-cell office:value-type="float" office:value="2.18449261342E-016">
                <text:p>2.18449261342E-016</text:p>
              </table:table-cell>
              <table:table-cell office:value-type="float" office:value="21.4552539782">
                <text:p>21.4552539782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1.4552540861">
                <text:p>21.4552540861</text:p>
              </table:table-cell>
              <table:table-cell office:value-type="float" office:value="2.30260074448E-016">
                <text:p>2.30260074448E-016</text:p>
              </table:table-cell>
              <table:table-cell office:value-type="float" office:value="21.4552540861">
                <text:p>21.4552540861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1.4552541945">
                <text:p>21.4552541945</text:p>
              </table:table-cell>
              <table:table-cell office:value-type="float" office:value="2.13783008005E-016">
                <text:p>2.13783008005E-016</text:p>
              </table:table-cell>
              <table:table-cell office:value-type="float" office:value="21.4552541945">
                <text:p>21.4552541945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1.4552543019">
                <text:p>21.4552543019</text:p>
              </table:table-cell>
              <table:table-cell office:value-type="float" office:value="2.50037875303E-016">
                <text:p>2.50037875303E-016</text:p>
              </table:table-cell>
              <table:table-cell office:value-type="float" office:value="21.4552543019">
                <text:p>21.455254301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.7028660414">
                <text:p>11.7028660414</text:p>
              </table:table-cell>
              <table:table-cell office:value-type="float" office:value="-2.68592905812E-017">
                <text:p>-2.68592905812E-017</text:p>
              </table:table-cell>
              <table:table-cell office:value-type="float" office:value="11.7028660414">
                <text:p>11.70286604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